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293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10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10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10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10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,15695</text:p>
          </table:table-cell>
          <table:table-cell office:value-type="string">
            <text:p>E (keV)</text:p>
          </table:table-cell>
          <table:table-cell table:formula="of:=12.4/[.D2]" office:value-type="float" office:value="8.04254767155273">
            <text:p>8,0425476715527</text:p>
          </table:table-cell>
          <table:table-cell table:formula="of:=12.4/[.E2]" office:value-type="float" office:value="12.5252525252525">
            <text:p>12,5252525252525</text:p>
          </table:table-cell>
          <table:table-cell table:formula="of:=12.4/[.F2]" office:value-type="float" office:value="12.4">
            <text:p>12,4</text:p>
          </table:table-cell>
          <table:table-cell table:formula="of:=12.4/[.G2]" office:value-type="float" office:value="64.3684032119833">
            <text:p>64,3684032119833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,541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1926411">
            <text:p>0,1926411</text:p>
          </table:table-cell>
          <table:table-cell table:number-columns-repeated="249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,3746</text:p>
          </table:table-cell>
          <table:table-cell table:style-name="ce3" table:formula="of:=2*DEGREES(ASIN([.$E$2]/2/[.$B$1]*SQRT([.A4])))" office:value-type="float" office:value="13.6777528049432">
            <text:p>13,6778</text:p>
          </table:table-cell>
          <table:table-cell table:style-name="ce5" table:formula="of:=2*DEGREES(ASIN([.$F$2]/2/[.$B$1]*SQRT([.A4])))" office:value-type="float" office:value="13.8165819236185">
            <text:p>13,8166</text:p>
          </table:table-cell>
          <table:table-cell table:style-name="ce5" table:formula="of:=2*DEGREES(ASIN([.G$2]/2/[.$B$1]*SQRT([.$A4])))" office:value-type="float" office:value="2.65543484817497">
            <text:p>2,6554</text:p>
          </table:table-cell>
          <table:table-cell table:number-columns-repeated="249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,4089</text:p>
          </table:table-cell>
          <table:table-cell table:style-name="ce3" table:formula="of:=2*DEGREES(ASIN([.$E$2]/2/[.$B$1]*SQRT([.A5])))" office:value-type="float" office:value="19.389758537195">
            <text:p>19,3898</text:p>
          </table:table-cell>
          <table:table-cell table:style-name="ce5" table:formula="of:=2*DEGREES(ASIN([.$F$2]/2/[.$B$1]*SQRT([.A5])))" office:value-type="float" office:value="19.5875347970173">
            <text:p>19,5875</text:p>
          </table:table-cell>
          <table:table-cell table:style-name="ce5" table:formula="of:=2*DEGREES(ASIN([.G$2]/2/[.$B$1]*SQRT([.$A5])))" office:value-type="float" office:value="3.75568822740332">
            <text:p>3,7557</text:p>
          </table:table-cell>
          <table:table-cell table:number-columns-repeated="249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,4718</text:p>
          </table:table-cell>
          <table:table-cell table:style-name="ce3" table:formula="of:=2*DEGREES(ASIN([.$E$2]/2/[.$B$1]*SQRT([.A6])))" office:value-type="float" office:value="23.8052022460171">
            <text:p>23,8052</text:p>
          </table:table-cell>
          <table:table-cell table:style-name="ce5" table:formula="of:=2*DEGREES(ASIN([.$F$2]/2/[.$B$1]*SQRT([.A6])))" office:value-type="float" office:value="24.0492335873809">
            <text:p>24,0492</text:p>
          </table:table-cell>
          <table:table-cell table:style-name="ce5" table:formula="of:=2*DEGREES(ASIN([.G$2]/2/[.$B$1]*SQRT([.$A6])))" office:value-type="float" office:value="4.6001719161197">
            <text:p>4,6002</text:p>
          </table:table-cell>
          <table:table-cell table:number-columns-repeated="249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,5419</text:p>
          </table:table-cell>
          <table:table-cell table:style-name="ce3" table:formula="of:=2*DEGREES(ASIN([.$E$2]/2/[.$B$1]*SQRT([.A7])))" office:value-type="float" office:value="27.5553896718114">
            <text:p>27,5554</text:p>
          </table:table-cell>
          <table:table-cell table:style-name="ce5" table:formula="of:=2*DEGREES(ASIN([.$F$2]/2/[.$B$1]*SQRT([.A7])))" office:value-type="float" office:value="27.8393053925538">
            <text:p>27,8393</text:p>
          </table:table-cell>
          <table:table-cell table:style-name="ce5" table:formula="of:=2*DEGREES(ASIN([.G$2]/2/[.$B$1]*SQRT([.$A7])))" office:value-type="float" office:value="5.31229697939624">
            <text:p>5,3123</text:p>
          </table:table-cell>
          <table:table-cell table:number-columns-repeated="249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,9978</text:p>
          </table:table-cell>
          <table:table-cell table:style-name="ce3" table:formula="of:=2*DEGREES(ASIN([.$E$2]/2/[.$B$1]*SQRT([.A8])))" office:value-type="float" office:value="30.8843617226824">
            <text:p>30,8844</text:p>
          </table:table-cell>
          <table:table-cell table:style-name="ce5" table:formula="of:=2*DEGREES(ASIN([.$F$2]/2/[.$B$1]*SQRT([.A8])))" office:value-type="float" office:value="31.2042284370239">
            <text:p>31,2042</text:p>
          </table:table-cell>
          <table:table-cell table:style-name="ce5" table:formula="of:=2*DEGREES(ASIN([.G$2]/2/[.$B$1]*SQRT([.$A8])))" office:value-type="float" office:value="5.93986101335737">
            <text:p>5,9399</text:p>
          </table:table-cell>
          <table:table-cell table:number-columns-repeated="249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,0339</text:p>
          </table:table-cell>
          <table:table-cell table:style-name="ce3" table:formula="of:=2*DEGREES(ASIN([.$E$2]/2/[.$B$1]*SQRT([.A9])))" office:value-type="float" office:value="33.917073413379">
            <text:p>33,9171</text:p>
          </table:table-cell>
          <table:table-cell table:style-name="ce5" table:formula="of:=2*DEGREES(ASIN([.$F$2]/2/[.$B$1]*SQRT([.A9])))" office:value-type="float" office:value="34.2702045163899">
            <text:p>34,2702</text:p>
          </table:table-cell>
          <table:table-cell table:style-name="ce5" table:formula="of:=2*DEGREES(ASIN([.G$2]/2/[.$B$1]*SQRT([.$A9])))" office:value-type="float" office:value="6.50737526358993">
            <text:p>6,5074</text:p>
          </table:table-cell>
          <table:table-cell table:number-columns-repeated="249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,7667</text:p>
          </table:table-cell>
          <table:table-cell table:style-name="ce4" table:formula="of:=2*DEGREES(ASIN([.$E$2]/2/[.$B$1]*SQRT([.A10])))" office:value-type="float" office:value="36.7276587812417">
            <text:p>36,7277</text:p>
          </table:table-cell>
          <table:table-cell table:style-name="ce6" table:formula="of:=2*DEGREES(ASIN([.$F$2]/2/[.$B$1]*SQRT([.A10])))" office:value-type="float" office:value="37.1121080100279">
            <text:p>37,1121</text:p>
          </table:table-cell>
          <table:table-cell table:style-name="ce6" table:formula="of:=2*DEGREES(ASIN([.G$2]/2/[.$B$1]*SQRT([.$A10])))" office:value-type="float" office:value="7.02939921124745">
            <text:p>7,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,2729</text:p>
          </table:table-cell>
          <table:table-cell table:style-name="ce3" table:formula="of:=2*DEGREES(ASIN([.$E$2]/2/[.$B$1]*SQRT([.A11])))" office:value-type="float" office:value="39.3643767775497">
            <text:p>39,3644</text:p>
          </table:table-cell>
          <table:table-cell table:style-name="ce5" table:formula="of:=2*DEGREES(ASIN([.$F$2]/2/[.$B$1]*SQRT([.A11])))" office:value-type="float" office:value="39.77868126505">
            <text:p>39,7787</text:p>
          </table:table-cell>
          <table:table-cell table:style-name="ce5" table:formula="of:=2*DEGREES(ASIN([.G$2]/2/[.$B$1]*SQRT([.$A11])))" office:value-type="float" office:value="7.5154183113775">
            <text:p>7,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,6069</text:p>
          </table:table-cell>
          <table:table-cell table:style-name="ce3" table:formula="of:=2*DEGREES(ASIN([.$E$2]/2/[.$B$1]*SQRT([.A12])))" office:value-type="float" office:value="41.8607322932126">
            <text:p>41,8607</text:p>
          </table:table-cell>
          <table:table-cell table:style-name="ce5" table:formula="of:=2*DEGREES(ASIN([.$F$2]/2/[.$B$1]*SQRT([.A12])))" office:value-type="float" office:value="42.3037666490453">
            <text:p>42,3038</text:p>
          </table:table-cell>
          <table:table-cell table:style-name="ce5" table:formula="of:=2*DEGREES(ASIN([.G$2]/2/[.$B$1]*SQRT([.$A12])))" office:value-type="float" office:value="7.97202059600917">
            <text:p>7,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,8095</text:p>
          </table:table-cell>
          <table:table-cell table:style-name="ce3" table:formula="of:=2*DEGREES(ASIN([.$E$2]/2/[.$B$1]*SQRT([.A13])))" office:value-type="float" office:value="44.2411202634753">
            <text:p>44,2411</text:p>
          </table:table-cell>
          <table:table-cell table:style-name="ce5" table:formula="of:=2*DEGREES(ASIN([.$F$2]/2/[.$B$1]*SQRT([.A13])))" office:value-type="float" office:value="44.7120069158086">
            <text:p>44,7120</text:p>
          </table:table-cell>
          <table:table-cell table:style-name="ce5" table:formula="of:=2*DEGREES(ASIN([.G$2]/2/[.$B$1]*SQRT([.$A13])))" office:value-type="float" office:value="8.40400234584984">
            <text:p>8,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,9130</text:p>
          </table:table-cell>
          <table:table-cell table:style-name="ce3" table:formula="of:=2*DEGREES(ASIN([.$E$2]/2/[.$B$1]*SQRT([.A14])))" office:value-type="float" office:value="46.5239671928484">
            <text:p>46,5240</text:p>
          </table:table-cell>
          <table:table-cell table:style-name="ce5" table:formula="of:=2*DEGREES(ASIN([.$F$2]/2/[.$B$1]*SQRT([.A14])))" office:value-type="float" office:value="47.022018007366">
            <text:p>47,0220</text:p>
          </table:table-cell>
          <table:table-cell table:style-name="ce5" table:formula="of:=2*DEGREES(ASIN([.G$2]/2/[.$B$1]*SQRT([.$A14])))" office:value-type="float" office:value="8.81498404587005">
            <text:p>8,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,9439</text:p>
          </table:table-cell>
          <table:table-cell table:style-name="ce3" table:formula="of:=2*DEGREES(ASIN([.$E$2]/2/[.$B$1]*SQRT([.A15])))" office:value-type="float" office:value="48.723605596704">
            <text:p>48,7236</text:p>
          </table:table-cell>
          <table:table-cell table:style-name="ce5" table:formula="of:=2*DEGREES(ASIN([.$F$2]/2/[.$B$1]*SQRT([.A15])))" office:value-type="float" office:value="49.2482821440292">
            <text:p>49,2483</text:p>
          </table:table-cell>
          <table:table-cell table:style-name="ce5" table:formula="of:=2*DEGREES(ASIN([.G$2]/2/[.$B$1]*SQRT([.$A15])))" office:value-type="float" office:value="9.20777820553452">
            <text:p>9,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,9250</text:p>
          </table:table-cell>
          <table:table-cell table:style-name="ce3" table:formula="of:=2*DEGREES(ASIN([.$E$2]/2/[.$B$1]*SQRT([.A16])))" office:value-type="float" office:value="50.8514549560042">
            <text:p>50,8515</text:p>
          </table:table-cell>
          <table:table-cell table:style-name="ce5" table:formula="of:=2*DEGREES(ASIN([.$F$2]/2/[.$B$1]*SQRT([.A16])))" office:value-type="float" office:value="51.4023405281022">
            <text:p>51,4023</text:p>
          </table:table-cell>
          <table:table-cell table:style-name="ce5" table:formula="of:=2*DEGREES(ASIN([.G$2]/2/[.$B$1]*SQRT([.$A16])))" office:value-type="float" office:value="9.58462127012148">
            <text:p>9,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,8768</text:p>
          </table:table-cell>
          <table:table-cell table:style-name="ce3" table:formula="of:=2*DEGREES(ASIN([.$E$2]/2/[.$B$1]*SQRT([.A17])))" office:value-type="float" office:value="52.9167991115266">
            <text:p>52,9168</text:p>
          </table:table-cell>
          <table:table-cell table:style-name="ce5" table:formula="of:=2*DEGREES(ASIN([.$F$2]/2/[.$B$1]*SQRT([.A17])))" office:value-type="float" office:value="53.4935784801393">
            <text:p>53,4936</text:p>
          </table:table-cell>
          <table:table-cell table:style-name="ce5" table:formula="of:=2*DEGREES(ASIN([.G$2]/2/[.$B$1]*SQRT([.$A17])))" office:value-type="float" office:value="9.94732638262906">
            <text:p>9,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,8185</text:p>
          </table:table-cell>
          <table:table-cell table:style-name="ce4" table:formula="of:=2*DEGREES(ASIN([.$E$2]/2/[.$B$1]*SQRT([.A18])))" office:value-type="float" office:value="54.9273168538688">
            <text:p>54,9273</text:p>
          </table:table-cell>
          <table:table-cell table:style-name="ce6" table:formula="of:=2*DEGREES(ASIN([.$F$2]/2/[.$B$1]*SQRT([.A18])))" office:value-type="float" office:value="55.5297613263603">
            <text:p>55,5298</text:p>
          </table:table-cell>
          <table:table-cell table:style-name="ce6" table:formula="of:=2*DEGREES(ASIN([.G$2]/2/[.$B$1]*SQRT([.$A18])))" office:value-type="float" office:value="10.2973877028882">
            <text:p>10,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,7689</text:p>
          </table:table-cell>
          <table:table-cell table:style-name="ce3" table:formula="of:=2*DEGREES(ASIN([.$E$2]/2/[.$B$1]*SQRT([.A19])))" office:value-type="float" office:value="56.8894552426446">
            <text:p>56,8895</text:p>
          </table:table-cell>
          <table:table-cell table:style-name="ce5" table:formula="of:=2*DEGREES(ASIN([.$F$2]/2/[.$B$1]*SQRT([.A19])))" office:value-type="float" office:value="57.5174114622411">
            <text:p>57,5174</text:p>
          </table:table-cell>
          <table:table-cell table:style-name="ce5" table:formula="of:=2*DEGREES(ASIN([.G$2]/2/[.$B$1]*SQRT([.$A19])))" office:value-type="float" office:value="10.6360538324371">
            <text:p>10,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,7470</text:p>
          </table:table-cell>
          <table:table-cell table:style-name="ce3" table:formula="of:=2*DEGREES(ASIN([.$E$2]/2/[.$B$1]*SQRT([.A20])))" office:value-type="float" office:value="58.8086991800737">
            <text:p>58,8087</text:p>
          </table:table-cell>
          <table:table-cell table:style-name="ce5" table:formula="of:=2*DEGREES(ASIN([.$F$2]/2/[.$B$1]*SQRT([.A20])))" office:value-type="float" office:value="59.4620806502279">
            <text:p>59,4621</text:p>
          </table:table-cell>
          <table:table-cell table:style-name="ce5" table:formula="of:=2*DEGREES(ASIN([.G$2]/2/[.$B$1]*SQRT([.$A20])))" office:value-type="float" office:value="10.9643808418921">
            <text:p>10,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,7733</text:p>
          </table:table-cell>
          <table:table-cell table:style-name="ce3" table:formula="of:=2*DEGREES(ASIN([.$E$2]/2/[.$B$1]*SQRT([.A21])))" office:value-type="float" office:value="60.6897704967">
            <text:p>60,6898</text:p>
          </table:table-cell>
          <table:table-cell table:style-name="ce5" table:formula="of:=2*DEGREES(ASIN([.$F$2]/2/[.$B$1]*SQRT([.A21])))" office:value-type="float" office:value="61.3685511403335">
            <text:p>61,3686</text:p>
          </table:table-cell>
          <table:table-cell table:style-name="ce5" table:formula="of:=2*DEGREES(ASIN([.G$2]/2/[.$B$1]*SQRT([.$A21])))" office:value-type="float" office:value="11.2832714263245">
            <text:p>11,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,8703</text:p>
          </table:table-cell>
          <table:table-cell table:style-name="ce3" table:formula="of:=2*DEGREES(ASIN([.$E$2]/2/[.$B$1]*SQRT([.A22])))" office:value-type="float" office:value="62.5367779096054">
            <text:p>62,5368</text:p>
          </table:table-cell>
          <table:table-cell table:style-name="ce5" table:formula="of:=2*DEGREES(ASIN([.$F$2]/2/[.$B$1]*SQRT([.A22])))" office:value-type="float" office:value="63.2409871867752">
            <text:p>63,2410</text:p>
          </table:table-cell>
          <table:table-cell table:style-name="ce5" table:formula="of:=2*DEGREES(ASIN([.G$2]/2/[.$B$1]*SQRT([.$A22])))" office:value-type="float" office:value="11.5935043817494">
            <text:p>11,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,0642</text:p>
          </table:table-cell>
          <table:table-cell table:style-name="ce3" table:formula="of:=2*DEGREES(ASIN([.$E$2]/2/[.$B$1]*SQRT([.A23])))" office:value-type="float" office:value="64.3533319724831">
            <text:p>64,3533</text:p>
          </table:table-cell>
          <table:table-cell table:style-name="ce5" table:formula="of:=2*DEGREES(ASIN([.$F$2]/2/[.$B$1]*SQRT([.A23])))" office:value-type="float" office:value="65.0830512209901">
            <text:p>65,0831</text:p>
          </table:table-cell>
          <table:table-cell table:style-name="ce5" table:formula="of:=2*DEGREES(ASIN([.G$2]/2/[.$B$1]*SQRT([.$A23])))" office:value-type="float" office:value="11.89575717551">
            <text:p>11,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,3867</text:p>
          </table:table-cell>
          <table:table-cell table:style-name="ce3" table:formula="of:=2*DEGREES(ASIN([.$E$2]/2/[.$B$1]*SQRT([.A24])))" office:value-type="float" office:value="66.1426345892149">
            <text:p>66,1426</text:p>
          </table:table-cell>
          <table:table-cell table:style-name="ce5" table:formula="of:=2*DEGREES(ASIN([.$F$2]/2/[.$B$1]*SQRT([.A24])))" office:value-type="float" office:value="66.8979943486646">
            <text:p>66,8980</text:p>
          </table:table-cell>
          <table:table-cell table:style-name="ce5" table:formula="of:=2*DEGREES(ASIN([.G$2]/2/[.$B$1]*SQRT([.$A24])))" office:value-type="float" office:value="12.1906234907999">
            <text:p>12,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,8779</text:p>
          </table:table-cell>
          <table:table-cell table:style-name="ce3" table:formula="of:=2*DEGREES(ASIN([.$E$2]/2/[.$B$1]*SQRT([.A25])))" office:value-type="float" office:value="67.9075497265241">
            <text:p>67,9075</text:p>
          </table:table-cell>
          <table:table-cell table:style-name="ce5" table:formula="of:=2*DEGREES(ASIN([.$F$2]/2/[.$B$1]*SQRT([.A25])))" office:value-type="float" office:value="68.6887278734232">
            <text:p>68,6887</text:p>
          </table:table-cell>
          <table:table-cell table:style-name="ce5" table:formula="of:=2*DEGREES(ASIN([.G$2]/2/[.$B$1]*SQRT([.$A25])))" office:value-type="float" office:value="12.4786270489642">
            <text:p>12,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,5908</text:p>
          </table:table-cell>
          <table:table-cell table:style-name="ce4" table:formula="of:=2*DEGREES(ASIN([.$E$2]/2/[.$B$1]*SQRT([.A26])))" office:value-type="float" office:value="69.6506600189257">
            <text:p>69,6507</text:p>
          </table:table-cell>
          <table:table-cell table:style-name="ce6" table:formula="of:=2*DEGREES(ASIN([.$F$2]/2/[.$B$1]*SQRT([.A26])))" office:value-type="float" office:value="70.4578805884596">
            <text:p>70,4579</text:p>
          </table:table-cell>
          <table:table-cell table:style-name="ce6" table:formula="of:=2*DEGREES(ASIN([.G$2]/2/[.$B$1]*SQRT([.$A26])))" office:value-type="float" office:value="12.7602326315073">
            <text:p>12,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,6000</text:p>
          </table:table-cell>
          <table:table-cell table:style-name="ce3" table:formula="of:=2*DEGREES(ASIN([.$E$2]/2/[.$B$1]*SQRT([.A27])))" office:value-type="float" office:value="71.3743126460552">
            <text:p>71,3743</text:p>
          </table:table-cell>
          <table:table-cell table:style-name="ce5" table:formula="of:=2*DEGREES(ASIN([.$F$2]/2/[.$B$1]*SQRT([.A27])))" office:value-type="float" office:value="72.2078452515412">
            <text:p>72,2078</text:p>
          </table:table-cell>
          <table:table-cell table:style-name="ce5" table:formula="of:=2*DEGREES(ASIN([.G$2]/2/[.$B$1]*SQRT([.$A27])))" office:value-type="float" office:value="13.0358549654434">
            <text:p>13,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,0179</text:p>
          </table:table-cell>
          <table:table-cell table:style-name="ce3" table:formula="of:=2*DEGREES(ASIN([.$E$2]/2/[.$B$1]*SQRT([.A28])))" office:value-type="float" office:value="73.080656957347">
            <text:p>73,0807</text:p>
          </table:table-cell>
          <table:table-cell table:style-name="ce5" table:formula="of:=2*DEGREES(ASIN([.$F$2]/2/[.$B$1]*SQRT([.A28])))" office:value-type="float" office:value="73.9408167450863">
            <text:p>73,9408</text:p>
          </table:table-cell>
          <table:table-cell table:style-name="ce5" table:formula="of:=2*DEGREES(ASIN([.G$2]/2/[.$B$1]*SQRT([.$A28])))" office:value-type="float" office:value="13.305865957406">
            <text:p>13,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,0306</text:p>
          </table:table-cell>
          <table:table-cell table:style-name="ce3" table:formula="of:=2*DEGREES(ASIN([.$E$2]/2/[.$B$1]*SQRT([.A29])))" office:value-type="float" office:value="74.7716756842536">
            <text:p>74,7717</text:p>
          </table:table-cell>
          <table:table-cell table:style-name="ce5" table:formula="of:=2*DEGREES(ASIN([.$F$2]/2/[.$B$1]*SQRT([.A29])))" office:value-type="float" office:value="75.6588237823704">
            <text:p>75,6588</text:p>
          </table:table-cell>
          <table:table-cell table:style-name="ce5" table:formula="of:=2*DEGREES(ASIN([.G$2]/2/[.$B$1]*SQRT([.$A29])))" office:value-type="float" office:value="13.5706006367475">
            <text:p>13,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,9949</text:p>
          </table:table-cell>
          <table:table-cell table:style-name="ce3" table:formula="of:=2*DEGREES(ASIN([.$E$2]/2/[.$B$1]*SQRT([.A30])))" office:value-type="float" office:value="76.4492111280769">
            <text:p>76,4492</text:p>
          </table:table-cell>
          <table:table-cell table:style-name="ce5" table:formula="of:=2*DEGREES(ASIN([.$F$2]/2/[.$B$1]*SQRT([.A30])))" office:value-type="float" office:value="77.3637555648103">
            <text:p>77,3638</text:p>
          </table:table-cell>
          <table:table-cell table:style-name="ce5" table:formula="of:=2*DEGREES(ASIN([.G$2]/2/[.$B$1]*SQRT([.$A30])))" office:value-type="float" office:value="13.8303620785174">
            <text:p>13,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,8050</text:p>
          </table:table-cell>
          <table:table-cell table:style-name="ce4" table:formula="of:=2*DEGREES(ASIN([.$E$2]/2/[.$B$1]*SQRT([.A31])))" office:value-type="float" office:value="78.1149873850155">
            <text:p>78,1150</text:p>
          </table:table-cell>
          <table:table-cell table:style-name="ce6" table:formula="of:=2*DEGREES(ASIN([.$F$2]/2/[.$B$1]*SQRT([.A31])))" office:value-type="float" office:value="79.0573844661687">
            <text:p>79,0574</text:p>
          </table:table-cell>
          <table:table-cell table:style-name="ce6" table:formula="of:=2*DEGREES(ASIN([.G$2]/2/[.$B$1]*SQRT([.$A31])))" office:value-type="float" office:value="14.0854255124904">
            <text:p>14,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,0905</text:p>
          </table:table-cell>
          <table:table-cell table:style-name="ce3" table:formula="of:=2*DEGREES(ASIN([.$E$2]/2/[.$B$1]*SQRT([.A32])))" office:value-type="float" office:value="79.7706294314707">
            <text:p>79,7706</text:p>
          </table:table-cell>
          <table:table-cell table:style-name="ce5" table:formula="of:=2*DEGREES(ASIN([.$F$2]/2/[.$B$1]*SQRT([.A32])))" office:value-type="float" office:value="80.7413855793122">
            <text:p>80,7414</text:p>
          </table:table-cell>
          <table:table-cell table:style-name="ce5" table:formula="of:=2*DEGREES(ASIN([.G$2]/2/[.$B$1]*SQRT([.$A32])))" office:value-type="float" office:value="14.336041776912">
            <text:p>14,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EUR !</text:p>
          </table:table-cell>
          <table:table-cell table:style-name="ce3" table:formula="of:=2*DEGREES(ASIN([.$E$2]/2/[.$B$1]*SQRT([.A33])))" office:value-type="float" office:value="81.4176797165838">
            <text:p>81,4177</text:p>
          </table:table-cell>
          <table:table-cell table:style-name="ce5" table:formula="of:=2*DEGREES(ASIN([.$F$2]/2/[.$B$1]*SQRT([.A33])))" office:value-type="float" office:value="82.4173537841964">
            <text:p>82,4174</text:p>
          </table:table-cell>
          <table:table-cell table:style-name="ce5" table:formula="of:=2*DEGREES(ASIN([.G$2]/2/[.$B$1]*SQRT([.$A33])))" office:value-type="float" office:value="14.5824402403237">
            <text:p>14,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EUR !</text:p>
          </table:table-cell>
          <table:table-cell table:style-name="ce4" table:formula="of:=2*DEGREES(ASIN([.$E$2]/2/[.$B$1]*SQRT([.A34])))" office:value-type="float" office:value="83.0576127780196">
            <text:p>83,0576</text:p>
          </table:table-cell>
          <table:table-cell table:style-name="ce6" table:formula="of:=2*DEGREES(ASIN([.$F$2]/2/[.$B$1]*SQRT([.A34])))" office:value-type="float" office:value="84.0868188645436">
            <text:p>84,0868</text:p>
          </table:table-cell>
          <table:table-cell table:style-name="ce6" table:formula="of:=2*DEGREES(ASIN([.G$2]/2/[.$B$1]*SQRT([.$A34])))" office:value-type="float" office:value="14.8248312882874">
            <text:p>14,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EUR !</text:p>
          </table:table-cell>
          <table:table-cell table:style-name="ce3" table:formula="of:=2*DEGREES(ASIN([.$E$2]/2/[.$B$1]*SQRT([.A35])))" office:value-type="float" office:value="84.6918482991548">
            <text:p>84,6918</text:p>
          </table:table-cell>
          <table:table-cell table:style-name="ce5" table:formula="of:=2*DEGREES(ASIN([.$F$2]/2/[.$B$1]*SQRT([.A35])))" office:value-type="float" office:value="85.7512591031233">
            <text:p>85,7513</text:p>
          </table:table-cell>
          <table:table-cell table:style-name="ce5" table:formula="of:=2*DEGREES(ASIN([.G$2]/2/[.$B$1]*SQRT([.$A35])))" office:value-type="float" office:value="15.063408451668">
            <text:p>15,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EUR !</text:p>
          </table:table-cell>
          <table:table-cell table:style-name="ce3" table:formula="of:=2*DEGREES(ASIN([.$E$2]/2/[.$B$1]*SQRT([.A36])))" office:value-type="float" office:value="86.3217629526586">
            <text:p>86,3218</text:p>
          </table:table-cell>
          <table:table-cell table:style-name="ce5" table:formula="of:=2*DEGREES(ASIN([.$F$2]/2/[.$B$1]*SQRT([.A36])))" office:value-type="float" office:value="87.4121137132157">
            <text:p>87,4121</text:p>
          </table:table-cell>
          <table:table-cell table:style-name="ce5" table:formula="of:=2*DEGREES(ASIN([.G$2]/2/[.$B$1]*SQRT([.$A36])))" office:value-type="float" office:value="15.2983502376658">
            <text:p>15,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EUR !</text:p>
          </table:table-cell>
          <table:table-cell table:style-name="ce3" table:formula="of:=2*DEGREES(ASIN([.$E$2]/2/[.$B$1]*SQRT([.A37])))" office:value-type="float" office:value="87.9487013210681">
            <text:p>87,9487</text:p>
          </table:table-cell>
          <table:table-cell table:style-name="ce5" table:formula="of:=2*DEGREES(ASIN([.$F$2]/2/[.$B$1]*SQRT([.A37])))" office:value-type="float" office:value="89.0707944108419">
            <text:p>89,0708</text:p>
          </table:table-cell>
          <table:table-cell table:style-name="ce5" table:formula="of:=2*DEGREES(ASIN([.G$2]/2/[.$B$1]*SQRT([.$A37])))" office:value-type="float" office:value="15.529821712813">
            <text:p>15,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EUR !</text:p>
          </table:table-cell>
          <table:table-cell table:style-name="ce3" table:formula="of:=2*DEGREES(ASIN([.$E$2]/2/[.$B$1]*SQRT([.A38])))" office:value-type="float" office:value="89.5739861451824">
            <text:p>89,5740</text:p>
          </table:table-cell>
          <table:table-cell table:style-name="ce5" table:formula="of:=2*DEGREES(ASIN([.$F$2]/2/[.$B$1]*SQRT([.A38])))" office:value-type="float" office:value="90.7286963945738">
            <text:p>90,7287</text:p>
          </table:table-cell>
          <table:table-cell table:style-name="ce5" table:formula="of:=2*DEGREES(ASIN([.G$2]/2/[.$B$1]*SQRT([.$A38])))" office:value-type="float" office:value="15.7579758778037">
            <text:p>15,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EUR !</text:p>
          </table:table-cell>
          <table:table-cell table:style-name="ce3" table:formula="of:=2*DEGREES(ASIN([.$E$2]/2/[.$B$1]*SQRT([.A39])))" office:value-type="float" office:value="91.1989281230407">
            <text:p>91,1989</text:p>
          </table:table-cell>
          <table:table-cell table:style-name="ce5" table:formula="of:=2*DEGREES(ASIN([.$F$2]/2/[.$B$1]*SQRT([.A39])))" office:value-type="float" office:value="92.3872089743914">
            <text:p>92,3872</text:p>
          </table:table-cell>
          <table:table-cell table:style-name="ce5" table:formula="of:=2*DEGREES(ASIN([.G$2]/2/[.$B$1]*SQRT([.$A39])))" office:value-type="float" office:value="15.982954866663">
            <text:p>15,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EUR !</text:p>
          </table:table-cell>
          <table:table-cell table:style-name="ce3" table:formula="of:=2*DEGREES(ASIN([.$E$2]/2/[.$B$1]*SQRT([.A40])))" office:value-type="float" office:value="92.8248354639231">
            <text:p>92,8248</text:p>
          </table:table-cell>
          <table:table-cell table:style-name="ce5" table:formula="of:=2*DEGREES(ASIN([.$F$2]/2/[.$B$1]*SQRT([.A40])))" office:value-type="float" office:value="94.0477260763163">
            <text:p>94,0477</text:p>
          </table:table-cell>
          <table:table-cell table:style-name="ce5" table:formula="of:=2*DEGREES(ASIN([.G$2]/2/[.$B$1]*SQRT([.$A40])))" office:value-type="float" office:value="16.2048909969317">
            <text:p>16,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EUR !</text:p>
          </table:table-cell>
          <table:table-cell table:style-name="ce3" table:formula="of:=2*DEGREES(ASIN([.$E$2]/2/[.$B$1]*SQRT([.A41])))" office:value-type="float" office:value="94.4530233919727">
            <text:p>94,4530</text:p>
          </table:table-cell>
          <table:table-cell table:style-name="ce5" table:formula="of:=2*DEGREES(ASIN([.$F$2]/2/[.$B$1]*SQRT([.A41])))" office:value-type="float" office:value="95.7116568443846">
            <text:p>95,7117</text:p>
          </table:table-cell>
          <table:table-cell table:style-name="ce5" table:formula="of:=2*DEGREES(ASIN([.G$2]/2/[.$B$1]*SQRT([.$A41])))" office:value-type="float" office:value="16.4239076928802">
            <text:p>16,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EUR !</text:p>
          </table:table-cell>
          <table:table-cell table:style-name="ce4" table:formula="of:=2*DEGREES(ASIN([.$E$2]/2/[.$B$1]*SQRT([.A42])))" office:value-type="float" office:value="96.0848237920329">
            <text:p>96,0848</text:p>
          </table:table-cell>
          <table:table-cell table:style-name="ce6" table:formula="of:=2*DEGREES(ASIN([.$F$2]/2/[.$B$1]*SQRT([.A42])))" office:value-type="float" office:value="97.3804365655655">
            <text:p>97,3804</text:p>
          </table:table-cell>
          <table:table-cell table:style-name="ce6" table:formula="of:=2*DEGREES(ASIN([.G$2]/2/[.$B$1]*SQRT([.$A42])))" office:value-type="float" office:value="16.6401203000246">
            <text:p>16,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EUR !</text:p>
          </table:table-cell>
          <table:table-cell table:style-name="ce3" table:formula="of:=2*DEGREES(ASIN([.$E$2]/2/[.$B$1]*SQRT([.A43])))" office:value-type="float" office:value="97.7215951959738">
            <text:p>97,7216</text:p>
          </table:table-cell>
          <table:table-cell table:style-name="ce5" table:formula="of:=2*DEGREES(ASIN([.$F$2]/2/[.$B$1]*SQRT([.A43])))" office:value-type="float" office:value="99.0555381567765">
            <text:p>99,0555</text:p>
          </table:table-cell>
          <table:table-cell table:style-name="ce5" table:formula="of:=2*DEGREES(ASIN([.G$2]/2/[.$B$1]*SQRT([.$A43])))" office:value-type="float" office:value="16.8536368061867">
            <text:p>16,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EUR !</text:p>
          </table:table-cell>
          <table:table-cell table:style-name="ce3" table:formula="of:=2*DEGREES(ASIN([.$E$2]/2/[.$B$1]*SQRT([.A44])))" office:value-type="float" office:value="99.3647333215428">
            <text:p>99,3647</text:p>
          </table:table-cell>
          <table:table-cell table:style-name="ce5" table:formula="of:=2*DEGREES(ASIN([.$F$2]/2/[.$B$1]*SQRT([.A44])))" office:value-type="float" office:value="100.738484477126">
            <text:p>100,7385</text:p>
          </table:table-cell>
          <table:table-cell table:style-name="ce5" table:formula="of:=2*DEGREES(ASIN([.G$2]/2/[.$B$1]*SQRT([.$A44])))" office:value-type="float" office:value="17.0645584818782">
            <text:p>17,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EUR !</text:p>
          </table:table-cell>
          <table:table-cell table:style-name="ce3" table:formula="of:=2*DEGREES(ASIN([.$E$2]/2/[.$B$1]*SQRT([.A45])))" office:value-type="float" office:value="101.015682398534">
            <text:p>101,0157</text:p>
          </table:table-cell>
          <table:table-cell table:style-name="ce5" table:formula="of:=2*DEGREES(ASIN([.$F$2]/2/[.$B$1]*SQRT([.A45])))" office:value-type="float" office:value="102.430861764659">
            <text:p>102,4309</text:p>
          </table:table-cell>
          <table:table-cell table:style-name="ce5" table:formula="of:=2*DEGREES(ASIN([.G$2]/2/[.$B$1]*SQRT([.$A45])))" office:value-type="float" office:value="17.2729804507737">
            <text:p>17,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EUR !</text:p>
          </table:table-cell>
          <table:table-cell table:style-name="ce3" table:formula="of:=2*DEGREES(ASIN([.$E$2]/2/[.$B$1]*SQRT([.A46])))" office:value-type="float" office:value="102.675947550409">
            <text:p>102,6759</text:p>
          </table:table-cell>
          <table:table-cell table:style-name="ce5" table:formula="of:=2*DEGREES(ASIN([.$F$2]/2/[.$B$1]*SQRT([.A46])))" office:value-type="float" office:value="104.134334547834">
            <text:p>104,1343</text:p>
          </table:table-cell>
          <table:table-cell table:style-name="ce5" table:formula="of:=2*DEGREES(ASIN([.G$2]/2/[.$B$1]*SQRT([.$A46])))" office:value-type="float" office:value="17.4789921993789">
            <text:p>17,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EUR !</text:p>
          </table:table-cell>
          <table:table-cell table:style-name="ce3" table:formula="of:=2*DEGREES(ASIN([.$E$2]/2/[.$B$1]*SQRT([.A47])))" office:value-type="float" office:value="104.347108545789">
            <text:p>104,3471</text:p>
          </table:table-cell>
          <table:table-cell table:style-name="ce5" table:formula="of:=2*DEGREES(ASIN([.$F$2]/2/[.$B$1]*SQRT([.A47])))" office:value-type="float" office:value="105.850662451715">
            <text:p>105,8507</text:p>
          </table:table-cell>
          <table:table-cell table:style-name="ce5" table:formula="of:=2*DEGREES(ASIN([.G$2]/2/[.$B$1]*SQRT([.$A47])))" office:value-type="float" office:value="17.6826780336318">
            <text:p>17,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EUR !</text:p>
          </table:table-cell>
          <table:table-cell table:style-name="ce3" table:formula="of:=2*DEGREES(ASIN([.$E$2]/2/[.$B$1]*SQRT([.A48])))" office:value-type="float" office:value="106.030835296956">
            <text:p>106,0308</text:p>
          </table:table-cell>
          <table:table-cell table:style-name="ce5" table:formula="of:=2*DEGREES(ASIN([.$F$2]/2/[.$B$1]*SQRT([.A48])))" office:value-type="float" office:value="107.581719412918">
            <text:p>107,5817</text:p>
          </table:table-cell>
          <table:table-cell table:style-name="ce5" table:formula="of:=2*DEGREES(ASIN([.G$2]/2/[.$B$1]*SQRT([.$A48])))" office:value-type="float" office:value="17.8841174890377">
            <text:p>17,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EUR !</text:p>
          </table:table-cell>
          <table:table-cell table:style-name="ce3" table:formula="of:=2*DEGREES(ASIN([.$E$2]/2/[.$B$1]*SQRT([.A49])))" office:value-type="float" office:value="107.728905566545">
            <text:p>107,7289</text:p>
          </table:table-cell>
          <table:table-cell table:style-name="ce5" table:formula="of:=2*DEGREES(ASIN([.$F$2]/2/[.$B$1]*SQRT([.A49])))" office:value-type="float" office:value="109.32951594401">
            <text:p>109,3295</text:p>
          </table:table-cell>
          <table:table-cell table:style-name="ce5" table:formula="of:=2*DEGREES(ASIN([.G$2]/2/[.$B$1]*SQRT([.$A49])))" office:value-type="float" office:value="18.0833856999886">
            <text:p>18,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EUR !</text:p>
          </table:table-cell>
          <table:table-cell table:style-name="ce4" table:formula="of:=2*DEGREES(ASIN([.$E$2]/2/[.$B$1]*SQRT([.A50])))" office:value-type="float" office:value="109.443225455954">
            <text:p>109,4432</text:p>
          </table:table-cell>
          <table:table-cell table:style-name="ce6" table:formula="of:=2*DEGREES(ASIN([.$F$2]/2/[.$B$1]*SQRT([.A50])))" office:value-type="float" office:value="111.096225258601">
            <text:p>111,0962</text:p>
          </table:table-cell>
          <table:table-cell table:style-name="ce6" table:formula="of:=2*DEGREES(ASIN([.G$2]/2/[.$B$1]*SQRT([.$A50])))" office:value-type="float" office:value="18.2805537331239">
            <text:p>18,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EUR !</text:p>
          </table:table-cell>
          <table:table-cell table:style-name="ce3" table:formula="of:=2*DEGREES(ASIN([.$E$2]/2/[.$B$1]*SQRT([.A51])))" office:value-type="float" office:value="111.175853399655">
            <text:p>111,1759</text:p>
          </table:table-cell>
          <table:table-cell table:style-name="ce5" table:formula="of:=2*DEGREES(ASIN([.$F$2]/2/[.$B$1]*SQRT([.A51])))" office:value-type="float" office:value="112.884214299836">
            <text:p>112,8842</text:p>
          </table:table-cell>
          <table:table-cell table:style-name="ce5" table:formula="of:=2*DEGREES(ASIN([.G$2]/2/[.$B$1]*SQRT([.$A51])))" office:value-type="float" office:value="18.4756888889215">
            <text:p>18,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EUR !</text:p>
          </table:table-cell>
          <table:table-cell table:style-name="ce3" table:formula="of:=2*DEGREES(ASIN([.$E$2]/2/[.$B$1]*SQRT([.A52])))" office:value-type="float" office:value="112.929028592792">
            <text:p>112,9290</text:p>
          </table:table-cell>
          <table:table-cell table:style-name="ce5" table:formula="of:=2*DEGREES(ASIN([.$F$2]/2/[.$B$1]*SQRT([.A52])))" office:value-type="float" office:value="114.696081031563">
            <text:p>114,6961</text:p>
          </table:table-cell>
          <table:table-cell table:style-name="ce5" table:formula="of:=2*DEGREES(ASIN([.G$2]/2/[.$B$1]*SQRT([.$A52])))" office:value-type="float" office:value="18.6688549751417">
            <text:p>18,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EUR !</text:p>
          </table:table-cell>
          <table:table-cell table:style-name="ce3" table:formula="of:=2*DEGREES(ASIN([.$E$2]/2/[.$B$1]*SQRT([.A53])))" office:value-type="float" office:value="114.705205056027">
            <text:p>114,7052</text:p>
          </table:table-cell>
          <table:table-cell table:style-name="ce5" table:formula="of:=2*DEGREES(ASIN([.$F$2]/2/[.$B$1]*SQRT([.A53])))" office:value-type="float" office:value="116.534699789663">
            <text:p>116,5347</text:p>
          </table:table-cell>
          <table:table-cell table:style-name="ce5" table:formula="of:=2*DEGREES(ASIN([.G$2]/2/[.$B$1]*SQRT([.$A53])))" office:value-type="float" office:value="18.8601125552695">
            <text:p>18,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EUR !</text:p>
          </table:table-cell>
          <table:table-cell table:style-name="ce3" table:formula="of:=2*DEGREES(ASIN([.$E$2]/2/[.$B$1]*SQRT([.A54])))" office:value-type="float" office:value="116.507092922121">
            <text:p>116,5071</text:p>
          </table:table-cell>
          <table:table-cell table:style-name="ce5" table:formula="of:=2*DEGREES(ASIN([.$F$2]/2/[.$B$1]*SQRT([.A54])))" office:value-type="float" office:value="118.403277105358">
            <text:p>118,4033</text:p>
          </table:table-cell>
          <table:table-cell table:style-name="ce5" table:formula="of:=2*DEGREES(ASIN([.G$2]/2/[.$B$1]*SQRT([.$A54])))" office:value-type="float" office:value="19.0495191746938">
            <text:p>19,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EUR !</text:p>
          </table:table-cell>
          <table:table-cell table:style-name="ce3" table:formula="of:=2*DEGREES(ASIN([.$E$2]/2/[.$B$1]*SQRT([.A55])))" office:value-type="float" office:value="118.337709059119">
            <text:p>118,3377</text:p>
          </table:table-cell>
          <table:table-cell table:style-name="ce5" table:formula="of:=2*DEGREES(ASIN([.$F$2]/2/[.$B$1]*SQRT([.A55])))" office:value-type="float" office:value="120.305421286928">
            <text:p>120,3054</text:p>
          </table:table-cell>
          <table:table-cell table:style-name="ce5" table:formula="of:=2*DEGREES(ASIN([.G$2]/2/[.$B$1]*SQRT([.$A55])))" office:value-type="float" office:value="19.2371295670139">
            <text:p>19,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EUR !</text:p>
          </table:table-cell>
          <table:table-cell table:style-name="ce3" table:formula="of:=2*DEGREES(ASIN([.$E$2]/2/[.$B$1]*SQRT([.A56])))" office:value-type="float" office:value="120.200439894902">
            <text:p>120,2004</text:p>
          </table:table-cell>
          <table:table-cell table:style-name="ce5" table:formula="of:=2*DEGREES(ASIN([.$F$2]/2/[.$B$1]*SQRT([.A56])))" office:value-type="float" office:value="122.245230312455">
            <text:p>122,2452</text:p>
          </table:table-cell>
          <table:table-cell table:style-name="ce5" table:formula="of:=2*DEGREES(ASIN([.G$2]/2/[.$B$1]*SQRT([.$A56])))" office:value-type="float" office:value="19.4229958425656">
            <text:p>19,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EUR !</text:p>
          </table:table-cell>
          <table:table-cell table:style-name="ce3" table:formula="of:=2*DEGREES(ASIN([.$E$2]/2/[.$B$1]*SQRT([.A57])))" office:value-type="float" office:value="122.099120385794">
            <text:p>122,0991</text:p>
          </table:table-cell>
          <table:table-cell table:style-name="ce5" table:formula="of:=2*DEGREES(ASIN([.$F$2]/2/[.$B$1]*SQRT([.A57])))" office:value-type="float" office:value="124.227404454835">
            <text:p>124,2274</text:p>
          </table:table-cell>
          <table:table-cell table:style-name="ce5" table:formula="of:=2*DEGREES(ASIN([.G$2]/2/[.$B$1]*SQRT([.$A57])))" office:value-type="float" office:value="19.6071676610057">
            <text:p>19,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EUR !</text:p>
          </table:table-cell>
          <table:table-cell table:style-name="ce4" table:formula="of:=2*DEGREES(ASIN([.$E$2]/2/[.$B$1]*SQRT([.A58])))" office:value-type="float" office:value="124.038134649756">
            <text:p>124,0381</text:p>
          </table:table-cell>
          <table:table-cell table:style-name="ce6" table:formula="of:=2*DEGREES(ASIN([.$F$2]/2/[.$B$1]*SQRT([.A58])))" office:value-type="float" office:value="126.257392877258">
            <text:p>126,2574</text:p>
          </table:table-cell>
          <table:table-cell table:style-name="ce6" table:formula="of:=2*DEGREES(ASIN([.G$2]/2/[.$B$1]*SQRT([.$A58])))" office:value-type="float" office:value="19.7896923895709">
            <text:p>19,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EUR !</text:p>
          </table:table-cell>
          <table:table-cell table:style-name="ce3" table:formula="of:=2*DEGREES(ASIN([.$E$2]/2/[.$B$1]*SQRT([.A59])))" office:value-type="float" office:value="126.022546142113">
            <text:p>126,0225</text:p>
          </table:table-cell>
          <table:table-cell table:style-name="ce5" table:formula="of:=2*DEGREES(ASIN([.$F$2]/2/[.$B$1]*SQRT([.A59])))" office:value-type="float" office:value="128.341587787265">
            <text:p>128,3416</text:p>
          </table:table-cell>
          <table:table-cell table:style-name="ce5" table:formula="of:=2*DEGREES(ASIN([.G$2]/2/[.$B$1]*SQRT([.$A59])))" office:value-type="float" office:value="19.9706152484381">
            <text:p>19,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EUR !</text:p>
          </table:table-cell>
          <table:table-cell table:style-name="ce3" table:formula="of:=2*DEGREES(ASIN([.$E$2]/2/[.$B$1]*SQRT([.A60])))" office:value-type="float" office:value="128.058268855444">
            <text:p>128,0583</text:p>
          </table:table-cell>
          <table:table-cell table:style-name="ce5" table:formula="of:=2*DEGREES(ASIN([.$F$2]/2/[.$B$1]*SQRT([.A60])))" office:value-type="float" office:value="130.487586639317">
            <text:p>130,4876</text:p>
          </table:table-cell>
          <table:table-cell table:style-name="ce5" table:formula="of:=2*DEGREES(ASIN([.G$2]/2/[.$B$1]*SQRT([.$A60])))" office:value-type="float" office:value="20.1499794444492">
            <text:p>20,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EUR !</text:p>
          </table:table-cell>
          <table:table-cell table:style-name="ce3" table:formula="of:=2*DEGREES(ASIN([.$E$2]/2/[.$B$1]*SQRT([.A61])))" office:value-type="float" office:value="130.152296678379">
            <text:p>130,1523</text:p>
          </table:table-cell>
          <table:table-cell table:style-name="ce5" table:formula="of:=2*DEGREES(ASIN([.$F$2]/2/[.$B$1]*SQRT([.A61])))" office:value-type="float" office:value="132.704554170558">
            <text:p>132,7046</text:p>
          </table:table-cell>
          <table:table-cell table:style-name="ce5" table:formula="of:=2*DEGREES(ASIN([.G$2]/2/[.$B$1]*SQRT([.$A61])))" office:value-type="float" office:value="20.3278262943166">
            <text:p>20,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EUR !</text:p>
          </table:table-cell>
          <table:table-cell table:style-name="ce3" table:formula="of:=2*DEGREES(ASIN([.$E$2]/2/[.$B$1]*SQRT([.A62])))" office:value-type="float" office:value="132.313017179719">
            <text:p>132,3130</text:p>
          </table:table-cell>
          <table:table-cell table:style-name="ce5" table:formula="of:=2*DEGREES(ASIN([.$F$2]/2/[.$B$1]*SQRT([.A62])))" office:value-type="float" office:value="135.003735206203">
            <text:p>135,0037</text:p>
          </table:table-cell>
          <table:table-cell table:style-name="ce5" table:formula="of:=2*DEGREES(ASIN([.G$2]/2/[.$B$1]*SQRT([.$A62])))" office:value-type="float" office:value="20.5041953383054">
            <text:p>20,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EUR !</text:p>
          </table:table-cell>
          <table:table-cell table:style-name="ce4" table:formula="of:=2*DEGREES(ASIN([.$E$2]/2/[.$B$1]*SQRT([.A63])))" office:value-type="float" office:value="134.550651338472">
            <text:p>134,5507</text:p>
          </table:table-cell>
          <table:table-cell table:style-name="ce6" table:formula="of:=2*DEGREES(ASIN([.$F$2]/2/[.$B$1]*SQRT([.A63])))" office:value-type="float" office:value="137.399203012595">
            <text:p>137,3992</text:p>
          </table:table-cell>
          <table:table-cell table:style-name="ce6" table:formula="of:=2*DEGREES(ASIN([.G$2]/2/[.$B$1]*SQRT([.$A63])))" office:value-type="float" office:value="20.6791244452754">
            <text:p>20,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EUR !</text:p>
          </table:table-cell>
          <table:table-cell table:style-name="ce3" table:formula="of:=2*DEGREES(ASIN([.$E$2]/2/[.$B$1]*SQRT([.A64])))" office:value-type="float" office:value="136.877887229065">
            <text:p>136,8779</text:p>
          </table:table-cell>
          <table:table-cell table:style-name="ce5" table:formula="of:=2*DEGREES(ASIN([.$F$2]/2/[.$B$1]*SQRT([.A64])))" office:value-type="float" office:value="139.908990748246">
            <text:p>139,9090</text:p>
          </table:table-cell>
          <table:table-cell table:style-name="ce5" table:formula="of:=2*DEGREES(ASIN([.G$2]/2/[.$B$1]*SQRT([.$A64])))" office:value-type="float" office:value="20.8526499098725">
            <text:p>20,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EUR !</text:p>
          </table:table-cell>
          <table:table-cell table:style-name="ce3" table:formula="of:=2*DEGREES(ASIN([.$E$2]/2/[.$B$1]*SQRT([.A65])))" office:value-type="float" office:value="139.310823803322">
            <text:p>139,3108</text:p>
          </table:table-cell>
          <table:table-cell table:style-name="ce5" table:formula="of:=2*DEGREES(ASIN([.$F$2]/2/[.$B$1]*SQRT([.A65])))" office:value-type="float" office:value="142.556876951705">
            <text:p>142,5569</text:p>
          </table:table-cell>
          <table:table-cell table:style-name="ce5" table:formula="of:=2*DEGREES(ASIN([.G$2]/2/[.$B$1]*SQRT([.$A65])))" office:value-type="float" office:value="21.0248065425746">
            <text:p>21,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EUR !</text:p>
          </table:table-cell>
          <table:table-cell table:style-name="ce3" table:formula="of:=2*DEGREES(ASIN([.$E$2]/2/[.$B$1]*SQRT([.A66])))" office:value-type="float" office:value="141.870433211005">
            <text:p>141,8704</text:p>
          </table:table-cell>
          <table:table-cell table:style-name="ce5" table:formula="of:=2*DEGREES(ASIN([.$F$2]/2/[.$B$1]*SQRT([.A66])))" office:value-type="float" office:value="145.375356322645">
            <text:p>145,3754</text:p>
          </table:table-cell>
          <table:table-cell table:style-name="ce5" table:formula="of:=2*DEGREES(ASIN([.G$2]/2/[.$B$1]*SQRT([.$A66])))" office:value-type="float" office:value="21.1956277532245">
            <text:p>21,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EUR !</text:p>
          </table:table-cell>
          <table:table-cell table:style-name="ce3" table:formula="of:=2*DEGREES(ASIN([.$E$2]/2/[.$B$1]*SQRT([.A67])))" office:value-type="float" office:value="144.584939008639">
            <text:p>144,5849</text:p>
          </table:table-cell>
          <table:table-cell table:style-name="ce5" table:formula="of:=2*DEGREES(ASIN([.$F$2]/2/[.$B$1]*SQRT([.A67])))" office:value-type="float" office:value="148.410927071972">
            <text:p>148,4109</text:p>
          </table:table-cell>
          <table:table-cell table:style-name="ce5" table:formula="of:=2*DEGREES(ASIN([.G$2]/2/[.$B$1]*SQRT([.$A67])))" office:value-type="float" office:value="21.3651456286147">
            <text:p>21,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EUR !</text:p>
          </table:table-cell>
          <table:table-cell table:style-name="ce3" table:formula="of:=2*DEGREES(ASIN([.$E$2]/2/[.$B$1]*SQRT([.A68])))" office:value-type="float" office:value="147.493926675936">
            <text:p>147,4939</text:p>
          </table:table-cell>
          <table:table-cell table:style-name="ce5" table:formula="of:=2*DEGREES(ASIN([.$F$2]/2/[.$B$1]*SQRT([.A68])))" office:value-type="float" office:value="151.734377029039">
            <text:p>151,7344</text:p>
          </table:table-cell>
          <table:table-cell table:style-name="ce5" table:formula="of:=2*DEGREES(ASIN([.G$2]/2/[.$B$1]*SQRT([.$A68])))" office:value-type="float" office:value="21.5333910046357">
            <text:p>21,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EUR !</text:p>
          </table:table-cell>
          <table:table-cell table:style-name="ce3" table:formula="of:=2*DEGREES(ASIN([.$E$2]/2/[.$B$1]*SQRT([.A69])))" office:value-type="float" office:value="150.656033102045">
            <text:p>150,6560</text:p>
          </table:table-cell>
          <table:table-cell table:style-name="ce5" table:formula="of:=2*DEGREES(ASIN([.$F$2]/2/[.$B$1]*SQRT([.A69])))" office:value-type="float" office:value="155.463435279442">
            <text:p>155,4634</text:p>
          </table:table-cell>
          <table:table-cell table:style-name="ce5" table:formula="of:=2*DEGREES(ASIN([.G$2]/2/[.$B$1]*SQRT([.$A69])))" office:value-type="float" office:value="21.7003935334446">
            <text:p>21,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EUR !</text:p>
          </table:table-cell>
          <table:table-cell table:style-name="ce3" table:formula="of:=2*DEGREES(ASIN([.$E$2]/2/[.$B$1]*SQRT([.A70])))" office:value-type="float" office:value="154.164965280248">
            <text:p>154,1650</text:p>
          </table:table-cell>
          <table:table-cell table:style-name="ce5" table:formula="of:=2*DEGREES(ASIN([.$F$2]/2/[.$B$1]*SQRT([.A70])))" office:value-type="float" office:value="159.822945953753">
            <text:p>159,8229</text:p>
          </table:table-cell>
          <table:table-cell table:style-name="ce5" table:formula="of:=2*DEGREES(ASIN([.G$2]/2/[.$B$1]*SQRT([.$A70])))" office:value-type="float" office:value="21.8661817460683">
            <text:p>21,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EUR !</text:p>
          </table:table-cell>
          <table:table-cell table:style-name="ce3" table:formula="of:=2*DEGREES(ASIN([.$E$2]/2/[.$B$1]*SQRT([.A71])))" office:value-type="float" office:value="158.188529924728">
            <text:p>158,1885</text:p>
          </table:table-cell>
          <table:table-cell table:style-name="ce5" table:formula="of:=2*DEGREES(ASIN([.$F$2]/2/[.$B$1]*SQRT([.A71])))" office:value-type="float" office:value="165.36749884075">
            <text:p>165,3675</text:p>
          </table:table-cell>
          <table:table-cell table:style-name="ce5" table:formula="of:=2*DEGREES(ASIN([.G$2]/2/[.$B$1]*SQRT([.$A71])))" office:value-type="float" office:value="22.0307831108149">
            <text:p>22,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EUR !</text:p>
          </table:table-cell>
          <table:table-cell table:style-name="ce3" table:formula="of:=2*DEGREES(ASIN([.$E$2]/2/[.$B$1]*SQRT([.A72])))" office:value-type="float" office:value="163.091501784971">
            <text:p>163,0915</text:p>
          </table:table-cell>
          <table:table-cell table:style-name="ce5" table:formula="of:=2*DEGREES(ASIN([.$F$2]/2/[.$B$1]*SQRT([.A72])))" office:value-type="float" office:value="175.205455622452">
            <text:p>175,2055</text:p>
          </table:table-cell>
          <table:table-cell table:style-name="ce5" table:formula="of:=2*DEGREES(ASIN([.G$2]/2/[.$B$1]*SQRT([.$A72])))" office:value-type="float" office:value="22.1942240878313">
            <text:p>22,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EUR !</text:p>
          </table:table-cell>
          <table:table-cell table:style-name="ce3" table:formula="of:=2*DEGREES(ASIN([.$E$2]/2/[.$B$1]*SQRT([.A73])))" office:value-type="float" office:value="170.10670795832">
            <text:p>170,1067</text:p>
          </table:table-cell>
          <table:table-cell table:style-name="ce5" table:formula="of:=2*DEGREES(ASIN([.$F$2]/2/[.$B$1]*SQRT([.A73])))" office:value-type="float" office:value="0">
            <text:p>#VALEUR !</text:p>
          </table:table-cell>
          <table:table-cell table:style-name="ce5" table:formula="of:=2*DEGREES(ASIN([.G$2]/2/[.$B$1]*SQRT([.$A73])))" office:value-type="float" office:value="22.3565301801127">
            <text:p>22,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EUR !</text:p>
          </table:table-cell>
          <table:table-cell table:style-name="ce3" table:formula="of:=2*DEGREES(ASIN([.$E$2]/2/[.$B$1]*SQRT([.A74])))" office:value-type="float" office:value="0">
            <text:p>#VALEUR !</text:p>
          </table:table-cell>
          <table:table-cell table:style-name="ce5" table:formula="of:=2*DEGREES(ASIN([.$F$2]/2/[.$B$1]*SQRT([.A74])))" office:value-type="float" office:value="0">
            <text:p>#VALEUR !</text:p>
          </table:table-cell>
          <table:table-cell table:style-name="ce5" table:formula="of:=2*DEGREES(ASIN([.G$2]/2/[.$B$1]*SQRT([.$A74])))" office:value-type="float" office:value="22.5177259812426">
            <text:p>22,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EUR !</text:p>
          </table:table-cell>
          <table:table-cell table:style-name="ce3" table:formula="of:=2*DEGREES(ASIN([.$E$2]/2/[.$B$1]*SQRT([.A75])))" office:value-type="float" office:value="0">
            <text:p>#VALEUR !</text:p>
          </table:table-cell>
          <table:table-cell/>
          <table:table-cell table:style-name="ce5" table:formula="of:=2*DEGREES(ASIN([.G$2]/2/[.$B$1]*SQRT([.$A75])))" office:value-type="float" office:value="22.677835220116">
            <text:p>22,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EUR !</text:p>
          </table:table-cell>
          <table:table-cell table:style-name="ce3" table:formula="of:=2*DEGREES(ASIN([.$E$2]/2/[.$B$1]*SQRT([.A76])))" office:value-type="float" office:value="0">
            <text:p>#VALEUR !</text:p>
          </table:table-cell>
          <table:table-cell/>
          <table:table-cell table:style-name="ce5" table:formula="of:=2*DEGREES(ASIN([.G$2]/2/[.$B$1]*SQRT([.$A76])))" office:value-type="float" office:value="22.8368808028742">
            <text:p>22,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EUR !</text:p>
          </table:table-cell>
          <table:table-cell table:style-name="ce3" table:formula="of:=2*DEGREES(ASIN([.$E$2]/2/[.$B$1]*SQRT([.A77])))" office:value-type="float" office:value="0">
            <text:p>#VALEUR !</text:p>
          </table:table-cell>
          <table:table-cell/>
          <table:table-cell table:style-name="ce5" table:formula="of:=2*DEGREES(ASIN([.G$2]/2/[.$B$1]*SQRT([.$A77])))" office:value-type="float" office:value="22.9948848522621">
            <text:p>22,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EUR !</text:p>
          </table:table-cell>
          <table:table-cell table:style-name="ce3" table:formula="of:=2*DEGREES(ASIN([.$E$2]/2/[.$B$1]*SQRT([.A78])))" office:value-type="float" office:value="0">
            <text:p>#VALEUR !</text:p>
          </table:table-cell>
          <table:table-cell/>
          <table:table-cell table:style-name="ce5" table:formula="of:=2*DEGREES(ASIN([.G$2]/2/[.$B$1]*SQRT([.$A78])))" office:value-type="float" office:value="23.1518687445988">
            <text:p>23,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EUR !</text:p>
          </table:table-cell>
          <table:table-cell table:style-name="ce3" table:formula="of:=2*DEGREES(ASIN([.$E$2]/2/[.$B$1]*SQRT([.A79])))" office:value-type="float" office:value="0">
            <text:p>#VALEUR !</text:p>
          </table:table-cell>
          <table:table-cell/>
          <table:table-cell table:style-name="ce5" table:formula="of:=2*DEGREES(ASIN([.G$2]/2/[.$B$1]*SQRT([.$A79])))" office:value-type="float" office:value="23.3078531445354">
            <text:p>23,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EUR !</text:p>
          </table:table-cell>
          <table:table-cell table:style-name="ce3" table:formula="of:=2*DEGREES(ASIN([.$E$2]/2/[.$B$1]*SQRT([.A80])))" office:value-type="float" office:value="0">
            <text:p>#VALEUR !</text:p>
          </table:table-cell>
          <table:table-cell/>
          <table:table-cell table:style-name="ce5" table:formula="of:=2*DEGREES(ASIN([.G$2]/2/[.$B$1]*SQRT([.$A80])))" office:value-type="float" office:value="23.4628580377597">
            <text:p>23,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EUR !</text:p>
          </table:table-cell>
          <table:table-cell table:style-name="ce3" table:formula="of:=2*DEGREES(ASIN([.$E$2]/2/[.$B$1]*SQRT([.A81])))" office:value-type="float" office:value="0">
            <text:p>#VALEUR !</text:p>
          </table:table-cell>
          <table:table-cell/>
          <table:table-cell table:style-name="ce5" table:formula="of:=2*DEGREES(ASIN([.G$2]/2/[.$B$1]*SQRT([.$A81])))" office:value-type="float" office:value="23.6169027617957">
            <text:p>23,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EUR !</text:p>
          </table:table-cell>
          <table:table-cell table:style-name="ce3" table:formula="of:=2*DEGREES(ASIN([.$E$2]/2/[.$B$1]*SQRT([.A82])))" office:value-type="float" office:value="0">
            <text:p>#VALEUR !</text:p>
          </table:table-cell>
          <table:table-cell/>
          <table:table-cell table:style-name="ce5" table:formula="of:=2*DEGREES(ASIN([.G$2]/2/[.$B$1]*SQRT([.$A82])))" office:value-type="float" office:value="23.7700060350287">
            <text:p>23,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EUR !</text:p>
          </table:table-cell>
          <table:table-cell table:style-name="ce3" table:formula="of:=2*DEGREES(ASIN([.$E$2]/2/[.$B$1]*SQRT([.A83])))" office:value-type="float" office:value="0">
            <text:p>#VALEUR !</text:p>
          </table:table-cell>
          <table:table-cell/>
          <table:table-cell table:style-name="ce5" table:formula="of:=2*DEGREES(ASIN([.G$2]/2/[.$B$1]*SQRT([.$A83])))" office:value-type="float" office:value="23.9221859840829">
            <text:p>23,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EUR !</text:p>
          </table:table-cell>
          <table:table-cell table:style-name="ce3" table:formula="of:=2*DEGREES(ASIN([.$E$2]/2/[.$B$1]*SQRT([.A84])))" office:value-type="float" office:value="0">
            <text:p>#VALEUR !</text:p>
          </table:table-cell>
          <table:table-cell/>
          <table:table-cell table:style-name="ce5" table:formula="of:=2*DEGREES(ASIN([.G$2]/2/[.$B$1]*SQRT([.$A84])))" office:value-type="float" office:value="24.0734601696615">
            <text:p>24,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EUR !</text:p>
          </table:table-cell>
          <table:table-cell table:style-name="ce3" table:formula="of:=2*DEGREES(ASIN([.$E$2]/2/[.$B$1]*SQRT([.A85])))" office:value-type="float" office:value="0">
            <text:p>#VALEUR !</text:p>
          </table:table-cell>
          <table:table-cell/>
          <table:table-cell table:style-name="ce5" table:formula="of:=2*DEGREES(ASIN([.G$2]/2/[.$B$1]*SQRT([.$A85])))" office:value-type="float" office:value="24.2238456109552">
            <text:p>24,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EUR !</text:p>
          </table:table-cell>
          <table:table-cell table:style-name="ce3" table:formula="of:=2*DEGREES(ASIN([.$E$2]/2/[.$B$1]*SQRT([.A86])))" office:value-type="float" office:value="0">
            <text:p>#VALEUR !</text:p>
          </table:table-cell>
          <table:table-cell/>
          <table:table-cell table:style-name="ce5" table:formula="of:=2*DEGREES(ASIN([.G$2]/2/[.$B$1]*SQRT([.$A86])))" office:value-type="float" office:value="24.3733588087139">
            <text:p>24,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EUR !</text:p>
          </table:table-cell>
          <table:table-cell table:style-name="ce3" table:formula="of:=2*DEGREES(ASIN([.$E$2]/2/[.$B$1]*SQRT([.A87])))" office:value-type="float" office:value="0">
            <text:p>#VALEUR !</text:p>
          </table:table-cell>
          <table:table-cell/>
          <table:table-cell table:style-name="ce5" table:formula="of:=2*DEGREES(ASIN([.G$2]/2/[.$B$1]*SQRT([.$A87])))" office:value-type="float" office:value="24.5220157670706">
            <text:p>24,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EUR !</text:p>
          </table:table-cell>
          <table:table-cell table:style-name="ce3" table:formula="of:=2*DEGREES(ASIN([.$E$2]/2/[.$B$1]*SQRT([.A88])))" office:value-type="float" office:value="0">
            <text:p>#VALEUR !</text:p>
          </table:table-cell>
          <table:table-cell/>
          <table:table-cell table:style-name="ce5" table:formula="of:=2*DEGREES(ASIN([.G$2]/2/[.$B$1]*SQRT([.$A88])))" office:value-type="float" office:value="24.6698320141986">
            <text:p>24,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EUR !</text:p>
          </table:table-cell>
          <table:table-cell table:style-name="ce3" table:formula="of:=2*DEGREES(ASIN([.$E$2]/2/[.$B$1]*SQRT([.A89])))" office:value-type="float" office:value="0">
            <text:p>#VALEUR !</text:p>
          </table:table-cell>
          <table:table-cell/>
          <table:table-cell table:style-name="ce5" table:formula="of:=2*DEGREES(ASIN([.G$2]/2/[.$B$1]*SQRT([.$A89])))" office:value-type="float" office:value="24.8168226218779">
            <text:p>24,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EUR !</text:p>
          </table:table-cell>
          <table:table-cell table:style-name="ce3" table:formula="of:=2*DEGREES(ASIN([.$E$2]/2/[.$B$1]*SQRT([.A90])))" office:value-type="float" office:value="0">
            <text:p>#VALEUR !</text:p>
          </table:table-cell>
          <table:table-cell/>
          <table:table-cell table:style-name="ce5" table:formula="of:=2*DEGREES(ASIN([.G$2]/2/[.$B$1]*SQRT([.$A90])))" office:value-type="float" office:value="24.9630022240391">
            <text:p>24,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EUR !</text:p>
          </table:table-cell>
          <table:table-cell table:style-name="ce3" table:formula="of:=2*DEGREES(ASIN([.$E$2]/2/[.$B$1]*SQRT([.A91])))" office:value-type="float" office:value="0">
            <text:p>#VALEUR !</text:p>
          </table:table-cell>
          <table:table-cell/>
          <table:table-cell table:style-name="ce5" table:formula="of:=2*DEGREES(ASIN([.G$2]/2/[.$B$1]*SQRT([.$A91])))" office:value-type="float" office:value="25.1083850343509">
            <text:p>25,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EUR !</text:p>
          </table:table-cell>
          <table:table-cell table:style-name="ce3" table:formula="of:=2*DEGREES(ASIN([.$E$2]/2/[.$B$1]*SQRT([.A92])))" office:value-type="float" office:value="0">
            <text:p>#VALEUR !</text:p>
          </table:table-cell>
          <table:table-cell/>
          <table:table-cell table:style-name="ce5" table:formula="of:=2*DEGREES(ASIN([.G$2]/2/[.$B$1]*SQRT([.$A92])))" office:value-type="float" office:value="25.2529848629096">
            <text:p>25,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EUR !</text:p>
          </table:table-cell>
          <table:table-cell table:style-name="ce3" table:formula="of:=2*DEGREES(ASIN([.$E$2]/2/[.$B$1]*SQRT([.A93])))" office:value-type="float" office:value="0">
            <text:p>#VALEUR !</text:p>
          </table:table-cell>
          <table:table-cell/>
          <table:table-cell table:style-name="ce5" table:formula="of:=2*DEGREES(ASIN([.G$2]/2/[.$B$1]*SQRT([.$A93])))" office:value-type="float" office:value="25.3968151320873">
            <text:p>25,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EUR !</text:p>
          </table:table-cell>
          <table:table-cell table:style-name="ce3" table:formula="of:=2*DEGREES(ASIN([.$E$2]/2/[.$B$1]*SQRT([.A94])))" office:value-type="float" office:value="0">
            <text:p>#VALEUR !</text:p>
          </table:table-cell>
          <table:table-cell/>
          <table:table-cell table:style-name="ce5" table:formula="of:=2*DEGREES(ASIN([.G$2]/2/[.$B$1]*SQRT([.$A94])))" office:value-type="float" office:value="25.5398888915878">
            <text:p>25,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EUR !</text:p>
          </table:table-cell>
          <table:table-cell table:style-name="ce3" table:formula="of:=2*DEGREES(ASIN([.$E$2]/2/[.$B$1]*SQRT([.A95])))" office:value-type="float" office:value="0">
            <text:p>#VALEUR !</text:p>
          </table:table-cell>
          <table:table-cell/>
          <table:table-cell table:style-name="ce5" table:formula="of:=2*DEGREES(ASIN([.G$2]/2/[.$B$1]*SQRT([.$A95])))" office:value-type="float" office:value="25.6822188327609">
            <text:p>25,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EUR !</text:p>
          </table:table-cell>
          <table:table-cell table:style-name="ce3" table:formula="of:=2*DEGREES(ASIN([.$E$2]/2/[.$B$1]*SQRT([.A96])))" office:value-type="float" office:value="0">
            <text:p>#VALEUR !</text:p>
          </table:table-cell>
          <table:table-cell/>
          <table:table-cell table:style-name="ce5" table:formula="of:=2*DEGREES(ASIN([.G$2]/2/[.$B$1]*SQRT([.$A96])))" office:value-type="float" office:value="25.8238173022168">
            <text:p>25,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EUR !</text:p>
          </table:table-cell>
          <table:table-cell table:style-name="ce3" table:formula="of:=2*DEGREES(ASIN([.$E$2]/2/[.$B$1]*SQRT([.A97])))" office:value-type="float" office:value="0">
            <text:p>#VALEUR !</text:p>
          </table:table-cell>
          <table:table-cell/>
          <table:table-cell table:style-name="ce5" table:formula="of:=2*DEGREES(ASIN([.G$2]/2/[.$B$1]*SQRT([.$A97])))" office:value-type="float" office:value="25.964696314784">
            <text:p>25,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EUR !</text:p>
          </table:table-cell>
          <table:table-cell table:style-name="ce3" table:formula="of:=2*DEGREES(ASIN([.$E$2]/2/[.$B$1]*SQRT([.A98])))" office:value-type="float" office:value="0">
            <text:p>#VALEUR !</text:p>
          </table:table-cell>
          <table:table-cell/>
          <table:table-cell table:style-name="ce5" table:formula="of:=2*DEGREES(ASIN([.G$2]/2/[.$B$1]*SQRT([.$A98])))" office:value-type="float" office:value="26.1048675658468">
            <text:p>26,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EUR !</text:p>
          </table:table-cell>
          <table:table-cell table:style-name="ce3" table:formula="of:=2*DEGREES(ASIN([.$E$2]/2/[.$B$1]*SQRT([.A99])))" office:value-type="float" office:value="0">
            <text:p>#VALEUR !</text:p>
          </table:table-cell>
          <table:table-cell/>
          <table:table-cell table:style-name="ce5" table:formula="of:=2*DEGREES(ASIN([.G$2]/2/[.$B$1]*SQRT([.$A99])))" office:value-type="float" office:value="26.2443424431004">
            <text:p>26,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EUR !</text:p>
          </table:table-cell>
          <table:table-cell table:style-name="ce3" table:formula="of:=2*DEGREES(ASIN([.$E$2]/2/[.$B$1]*SQRT([.A100])))" office:value-type="float" office:value="0">
            <text:p>#VALEUR !</text:p>
          </table:table-cell>
          <table:table-cell/>
          <table:table-cell table:style-name="ce5" table:formula="of:=2*DEGREES(ASIN([.G$2]/2/[.$B$1]*SQRT([.$A100])))" office:value-type="float" office:value="26.3831320377559">
            <text:p>26,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EUR !</text:p>
          </table:table-cell>
          <table:table-cell table:style-name="ce3" table:formula="of:=2*DEGREES(ASIN([.$E$2]/2/[.$B$1]*SQRT([.A101])))" office:value-type="float" office:value="0">
            <text:p>#VALEUR !</text:p>
          </table:table-cell>
          <table:table-cell/>
          <table:table-cell table:style-name="ce5" table:formula="of:=2*DEGREES(ASIN([.G$2]/2/[.$B$1]*SQRT([.$A101])))" office:value-type="float" office:value="26.5212471552254">
            <text:p>26,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EUR !</text:p>
          </table:table-cell>
          <table:table-cell table:style-name="ce3" table:formula="of:=2*DEGREES(ASIN([.$E$2]/2/[.$B$1]*SQRT([.A102])))" office:value-type="float" office:value="0">
            <text:p>#VALEUR !</text:p>
          </table:table-cell>
          <table:table-cell/>
          <table:table-cell table:style-name="ce5" table:formula="of:=2*DEGREES(ASIN([.G$2]/2/[.$B$1]*SQRT([.$A102])))" office:value-type="float" office:value="26.658698325319">
            <text:p>26,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EUR !</text:p>
          </table:table-cell>
          <table:table-cell table:style-name="ce3" table:formula="of:=2*DEGREES(ASIN([.$E$2]/2/[.$B$1]*SQRT([.A103])))" office:value-type="float" office:value="0">
            <text:p>#VALEUR !</text:p>
          </table:table-cell>
          <table:table-cell/>
          <table:table-cell table:style-name="ce5" table:formula="of:=2*DEGREES(ASIN([.G$2]/2/[.$B$1]*SQRT([.$A103])))" office:value-type="float" office:value="26.7954958119771">
            <text:p>26,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,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,5418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office:value-type="float" office:value="0.1926411">
            <text:p>0,1926411</text:p>
          </table:table-cell>
          <table:table-cell table:formula="of:=12.4/[.H1]" office:value-type="float" office:value="0.729411764705882">
            <text:p>0,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,3216</text:p>
          </table:table-cell>
          <table:table-cell table:style-name="ce10" table:formula="of:=2*DEGREES(ASIN([.$E$2]/2/[.$B$1]*SQRT([.A4])))" office:value-type="float" office:value="10.4593430954026">
            <text:p>10,4593</text:p>
          </table:table-cell>
          <table:table-cell table:style-name="ce11" table:formula="of:=2*DEGREES(ASIN([.$F$2]/2/[.$B$1]*SQRT([.A4])))" office:value-type="float" office:value="10.5652918989918">
            <text:p>10,5653</text:p>
          </table:table-cell>
          <table:table-cell table:style-name="ce11" table:formula="of:=2*DEGREES(ASIN([.G$2]/2/[.$B$1]*SQRT([.$A4])))" office:value-type="float" office:value="2.0325336395073">
            <text:p>2,0325</text:p>
          </table:table-cell>
          <table:table-cell table:style-name="ce11" table:formula="of:=2*DEGREES(ASIN([.H$2]/2/[.$B$1]*SQRT([.$A4])))" office:value-type="float" office:value="7.70133059564572">
            <text:p>7,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,1617</text:p>
          </table:table-cell>
          <table:table-cell table:style-name="ce10" table:formula="of:=2*DEGREES(ASIN([.$E$2]/2/[.$B$1]*SQRT([.A5])))" office:value-type="float" office:value="14.8124301793795">
            <text:p>14,8124</text:p>
          </table:table-cell>
          <table:table-cell table:style-name="ce11" table:formula="of:=2*DEGREES(ASIN([.$F$2]/2/[.$B$1]*SQRT([.A5])))" office:value-type="float" office:value="14.9629025094507">
            <text:p>14,9629</text:p>
          </table:table-cell>
          <table:table-cell table:style-name="ce11" table:formula="of:=2*DEGREES(ASIN([.G$2]/2/[.$B$1]*SQRT([.$A5])))" office:value-type="float" office:value="2.87458739957758">
            <text:p>2,8746</text:p>
          </table:table-cell>
          <table:table-cell table:style-name="ce11" table:formula="of:=2*DEGREES(ASIN([.H$2]/2/[.$B$1]*SQRT([.$A5])))" office:value-type="float" office:value="10.8995567023565">
            <text:p>10,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,4663</text:p>
          </table:table-cell>
          <table:table-cell table:style-name="ce3" table:formula="of:=2*DEGREES(ASIN([.$E$2]/2/[.$B$1]*SQRT([.A6])))" office:value-type="float" office:value="18.1669751306884">
            <text:p>18,1670</text:p>
          </table:table-cell>
          <table:table-cell table:style-name="ce5" table:formula="of:=2*DEGREES(ASIN([.$F$2]/2/[.$B$1]*SQRT([.A6])))" office:value-type="float" office:value="18.3520569196192">
            <text:p>18,3521</text:p>
          </table:table-cell>
          <table:table-cell table:style-name="ce5" table:formula="of:=2*DEGREES(ASIN([.G$2]/2/[.$B$1]*SQRT([.$A6])))" office:value-type="float" office:value="3.52082087059189">
            <text:p>3,5208</text:p>
          </table:table-cell>
          <table:table-cell table:style-name="ce12" table:formula="of:=2*DEGREES(ASIN([.H$2]/2/[.$B$1]*SQRT([.$A6])))" office:value-type="float" office:value="13.3592977956127">
            <text:p>13,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,9867</text:p>
          </table:table-cell>
          <table:table-cell table:style-name="ce10" table:formula="of:=2*DEGREES(ASIN([.$E$2]/2/[.$B$1]*SQRT([.A7])))" office:value-type="float" office:value="21.0071185266114">
            <text:p>21,0071</text:p>
          </table:table-cell>
          <table:table-cell table:style-name="ce11" table:formula="of:=2*DEGREES(ASIN([.$F$2]/2/[.$B$1]*SQRT([.A7])))" office:value-type="float" office:value="21.2217584798349">
            <text:p>21,2218</text:p>
          </table:table-cell>
          <table:table-cell table:style-name="ce11" table:formula="of:=2*DEGREES(ASIN([.G$2]/2/[.$B$1]*SQRT([.$A7])))" office:value-type="float" office:value="4.06570708334838">
            <text:p>4,0657</text:p>
          </table:table-cell>
          <table:table-cell table:style-name="ce11" table:formula="of:=2*DEGREES(ASIN([.H$2]/2/[.$B$1]*SQRT([.$A7])))" office:value-type="float" office:value="15.4377239152325">
            <text:p>15,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,0132</text:p>
          </table:table-cell>
          <table:table-cell table:style-name="ce10" table:formula="of:=2*DEGREES(ASIN([.$E$2]/2/[.$B$1]*SQRT([.A8])))" office:value-type="float" office:value="23.5201378354045">
            <text:p>23,5201</text:p>
          </table:table-cell>
          <table:table-cell table:style-name="ce11" table:formula="of:=2*DEGREES(ASIN([.$F$2]/2/[.$B$1]*SQRT([.A8])))" office:value-type="float" office:value="23.7611613725364">
            <text:p>23,7612</text:p>
          </table:table-cell>
          <table:table-cell table:style-name="ce11" table:formula="of:=2*DEGREES(ASIN([.G$2]/2/[.$B$1]*SQRT([.$A8])))" office:value-type="float" office:value="4.54583728365303">
            <text:p>4,5458</text:p>
          </table:table-cell>
          <table:table-cell table:style-name="ce11" table:formula="of:=2*DEGREES(ASIN([.H$2]/2/[.$B$1]*SQRT([.$A8])))" office:value-type="float" office:value="17.2730750333974">
            <text:p>17,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,6946</text:p>
          </table:table-cell>
          <table:table-cell table:style-name="ce10" table:formula="of:=2*DEGREES(ASIN([.$E$2]/2/[.$B$1]*SQRT([.A9])))" office:value-type="float" office:value="25.8019652304336">
            <text:p>25,8020</text:p>
          </table:table-cell>
          <table:table-cell table:style-name="ce11" table:formula="of:=2*DEGREES(ASIN([.$F$2]/2/[.$B$1]*SQRT([.A9])))" office:value-type="float" office:value="26.0671573576263">
            <text:p>26,0672</text:p>
          </table:table-cell>
          <table:table-cell table:style-name="ce11" table:formula="of:=2*DEGREES(ASIN([.G$2]/2/[.$B$1]*SQRT([.$A9])))" office:value-type="float" office:value="4.97997666721347">
            <text:p>4,9800</text:p>
          </table:table-cell>
          <table:table-cell table:style-name="ce11" table:formula="of:=2*DEGREES(ASIN([.H$2]/2/[.$B$1]*SQRT([.$A9])))" office:value-type="float" office:value="18.936198042294">
            <text:p>18,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,1190</text:p>
          </table:table-cell>
          <table:table-cell table:style-name="ce10" table:formula="of:=2*DEGREES(ASIN([.$E$2]/2/[.$B$1]*SQRT([.A10])))" office:value-type="float" office:value="27.9095264302797">
            <text:p>27,9095</text:p>
          </table:table-cell>
          <table:table-cell table:style-name="ce11" table:formula="of:=2*DEGREES(ASIN([.$F$2]/2/[.$B$1]*SQRT([.A10])))" office:value-type="float" office:value="28.1972407848208">
            <text:p>28,1972</text:p>
          </table:table-cell>
          <table:table-cell table:style-name="ce11" table:formula="of:=2*DEGREES(ASIN([.G$2]/2/[.$B$1]*SQRT([.$A10])))" office:value-type="float" office:value="5.37927202464967">
            <text:p>5,3793</text:p>
          </table:table-cell>
          <table:table-cell table:style-name="ce11" table:formula="of:=2*DEGREES(ASIN([.H$2]/2/[.$B$1]*SQRT([.$A10])))" office:value-type="float" office:value="20.4691503446388">
            <text:p>20,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,3441</text:p>
          </table:table-cell>
          <table:table-cell table:style-name="ce3" table:formula="of:=2*DEGREES(ASIN([.$E$2]/2/[.$B$1]*SQRT([.A11])))" office:value-type="float" office:value="29.8798747649134">
            <text:p>29,8799</text:p>
          </table:table-cell>
          <table:table-cell table:style-name="ce5" table:formula="of:=2*DEGREES(ASIN([.$F$2]/2/[.$B$1]*SQRT([.A11])))" office:value-type="float" office:value="30.1888347786866">
            <text:p>30,1888</text:p>
          </table:table-cell>
          <table:table-cell table:style-name="ce5" table:formula="of:=2*DEGREES(ASIN([.G$2]/2/[.$B$1]*SQRT([.$A11])))" office:value-type="float" office:value="5.75098572205988">
            <text:p>5,7510</text:p>
          </table:table-cell>
          <table:table-cell table:style-name="ce12" table:formula="of:=2*DEGREES(ASIN([.H$2]/2/[.$B$1]*SQRT([.$A11])))" office:value-type="float" office:value="21.8993165812567">
            <text:p>21,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,4097</text:p>
          </table:table-cell>
          <table:table-cell table:style-name="ce10" table:formula="of:=2*DEGREES(ASIN([.$E$2]/2/[.$B$1]*SQRT([.A12])))" office:value-type="float" office:value="31.7387245816484">
            <text:p>31,7387</text:p>
          </table:table-cell>
          <table:table-cell table:style-name="ce11" table:formula="of:=2*DEGREES(ASIN([.$F$2]/2/[.$B$1]*SQRT([.A12])))" office:value-type="float" office:value="32.0679102241974">
            <text:p>32,0679</text:p>
          </table:table-cell>
          <table:table-cell table:style-name="ce11" table:formula="of:=2*DEGREES(ASIN([.G$2]/2/[.$B$1]*SQRT([.$A12])))" office:value-type="float" office:value="6.1001619507307">
            <text:p>6,1002</text:p>
          </table:table-cell>
          <table:table-cell table:style-name="ce11" table:formula="of:=2*DEGREES(ASIN([.H$2]/2/[.$B$1]*SQRT([.$A12])))" office:value-type="float" office:value="23.2457061130801">
            <text:p>23,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,3452</text:p>
          </table:table-cell>
          <table:table-cell table:style-name="ce10" table:formula="of:=2*DEGREES(ASIN([.$E$2]/2/[.$B$1]*SQRT([.A13])))" office:value-type="float" office:value="33.5047836604151">
            <text:p>33,5048</text:p>
          </table:table-cell>
          <table:table-cell table:style-name="ce11" table:formula="of:=2*DEGREES(ASIN([.$F$2]/2/[.$B$1]*SQRT([.A13])))" office:value-type="float" office:value="33.8533615812677">
            <text:p>33,8534</text:p>
          </table:table-cell>
          <table:table-cell table:style-name="ce11" table:formula="of:=2*DEGREES(ASIN([.G$2]/2/[.$B$1]*SQRT([.$A13])))" office:value-type="float" office:value="6.43047316327739">
            <text:p>6,4305</text:p>
          </table:table-cell>
          <table:table-cell table:style-name="ce11" table:formula="of:=2*DEGREES(ASIN([.H$2]/2/[.$B$1]*SQRT([.$A13])))" office:value-type="float" office:value="24.5221510972333">
            <text:p>24,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,1727</text:p>
          </table:table-cell>
          <table:table-cell table:style-name="ce3" table:formula="of:=2*DEGREES(ASIN([.$E$2]/2/[.$B$1]*SQRT([.A14])))" office:value-type="float" office:value="35.192165444047">
            <text:p>35,1922</text:p>
          </table:table-cell>
          <table:table-cell table:style-name="ce5" table:formula="of:=2*DEGREES(ASIN([.$F$2]/2/[.$B$1]*SQRT([.A14])))" office:value-type="float" office:value="35.5594432525954">
            <text:p>35,5594</text:p>
          </table:table-cell>
          <table:table-cell table:style-name="ce5" table:formula="of:=2*DEGREES(ASIN([.G$2]/2/[.$B$1]*SQRT([.$A14])))" office:value-type="float" office:value="6.74469162009583">
            <text:p>6,7447</text:p>
          </table:table-cell>
          <table:table-cell table:style-name="ce12" table:formula="of:=2*DEGREES(ASIN([.H$2]/2/[.$B$1]*SQRT([.$A14])))" office:value-type="float" office:value="25.7390875888624">
            <text:p>25,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,9095</text:p>
          </table:table-cell>
          <table:table-cell table:style-name="ce10" table:formula="of:=2*DEGREES(ASIN([.$E$2]/2/[.$B$1]*SQRT([.A15])))" office:value-type="float" office:value="36.8118287468414">
            <text:p>36,8118</text:p>
          </table:table-cell>
          <table:table-cell table:style-name="ce11" table:formula="of:=2*DEGREES(ASIN([.$F$2]/2/[.$B$1]*SQRT([.A15])))" office:value-type="float" office:value="37.197223683209">
            <text:p>37,1972</text:p>
          </table:table-cell>
          <table:table-cell table:style-name="ce11" table:formula="of:=2*DEGREES(ASIN([.G$2]/2/[.$B$1]*SQRT([.$A15])))" office:value-type="float" office:value="7.04497097968262">
            <text:p>7,0450</text:p>
          </table:table-cell>
          <table:table-cell table:style-name="ce11" table:formula="of:=2*DEGREES(ASIN([.H$2]/2/[.$B$1]*SQRT([.$A15])))" office:value-type="float" office:value="26.9046188344979">
            <text:p>26,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,5696</text:p>
          </table:table-cell>
          <table:table-cell table:style-name="ce10" table:formula="of:=2*DEGREES(ASIN([.$E$2]/2/[.$B$1]*SQRT([.A16])))" office:value-type="float" office:value="38.3724850202598">
            <text:p>38,3725</text:p>
          </table:table-cell>
          <table:table-cell table:style-name="ce11" table:formula="of:=2*DEGREES(ASIN([.$F$2]/2/[.$B$1]*SQRT([.A16])))" office:value-type="float" office:value="38.7755016858835">
            <text:p>38,7755</text:p>
          </table:table-cell>
          <table:table-cell table:style-name="ce11" table:formula="of:=2*DEGREES(ASIN([.G$2]/2/[.$B$1]*SQRT([.$A16])))" office:value-type="float" office:value="7.3330238446955">
            <text:p>7,3330</text:p>
          </table:table-cell>
          <table:table-cell table:style-name="ce11" table:formula="of:=2*DEGREES(ASIN([.H$2]/2/[.$B$1]*SQRT([.$A16])))" office:value-type="float" office:value="28.0251854940831">
            <text:p>28,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,1644</text:p>
          </table:table-cell>
          <table:table-cell table:style-name="ce10" table:formula="of:=2*DEGREES(ASIN([.$E$2]/2/[.$B$1]*SQRT([.A17])))" office:value-type="float" office:value="39.8811956705291">
            <text:p>39,8812</text:p>
          </table:table-cell>
          <table:table-cell table:style-name="ce11" table:formula="of:=2*DEGREES(ASIN([.$F$2]/2/[.$B$1]*SQRT([.A17])))" office:value-type="float" office:value="40.3014097177944">
            <text:p>40,3014</text:p>
          </table:table-cell>
          <table:table-cell table:style-name="ce11" table:formula="of:=2*DEGREES(ASIN([.G$2]/2/[.$B$1]*SQRT([.$A17])))" office:value-type="float" office:value="7.61023871488666">
            <text:p>7,6102</text:p>
          </table:table-cell>
          <table:table-cell table:style-name="ce11" table:formula="of:=2*DEGREES(ASIN([.H$2]/2/[.$B$1]*SQRT([.$A17])))" office:value-type="float" office:value="29.1060070000391">
            <text:p>29,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,7035</text:p>
          </table:table-cell>
          <table:table-cell table:style-name="ce10" table:formula="of:=2*DEGREES(ASIN([.$E$2]/2/[.$B$1]*SQRT([.A18])))" office:value-type="float" office:value="41.3437797545587">
            <text:p>41,3438</text:p>
          </table:table-cell>
          <table:table-cell table:style-name="ce11" table:formula="of:=2*DEGREES(ASIN([.$F$2]/2/[.$B$1]*SQRT([.A18])))" office:value-type="float" office:value="41.7808256402615">
            <text:p>41,7808</text:p>
          </table:table-cell>
          <table:table-cell table:style-name="ce11" table:formula="of:=2*DEGREES(ASIN([.G$2]/2/[.$B$1]*SQRT([.$A18])))" office:value-type="float" office:value="7.87775985400993">
            <text:p>7,8778</text:p>
          </table:table-cell>
          <table:table-cell table:style-name="ce11" table:formula="of:=2*DEGREES(ASIN([.H$2]/2/[.$B$1]*SQRT([.$A18])))" office:value-type="float" office:value="30.1513828731141">
            <text:p>30,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,1950</text:p>
          </table:table-cell>
          <table:table-cell table:style-name="ce3" table:formula="of:=2*DEGREES(ASIN([.$E$2]/2/[.$B$1]*SQRT([.A19])))" office:value-type="float" office:value="42.7651007957584">
            <text:p>42,7651</text:p>
          </table:table-cell>
          <table:table-cell table:style-name="ce5" table:formula="of:=2*DEGREES(ASIN([.$F$2]/2/[.$B$1]*SQRT([.A19])))" office:value-type="float" office:value="43.2186623913227">
            <text:p>43,2187</text:p>
          </table:table-cell>
          <table:table-cell table:style-name="ce5" table:formula="of:=2*DEGREES(ASIN([.G$2]/2/[.$B$1]*SQRT([.$A19])))" office:value-type="float" office:value="8.13654350493641">
            <text:p>8,1365</text:p>
          </table:table-cell>
          <table:table-cell table:style-name="ce12" table:formula="of:=2*DEGREES(ASIN([.H$2]/2/[.$B$1]*SQRT([.$A19])))" office:value-type="float" office:value="31.1649047455134">
            <text:p>31,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,6460</text:p>
          </table:table-cell>
          <table:table-cell table:style-name="ce10" table:formula="of:=2*DEGREES(ASIN([.$E$2]/2/[.$B$1]*SQRT([.A20])))" office:value-type="float" office:value="44.1492738236483">
            <text:p>44,1493</text:p>
          </table:table-cell>
          <table:table-cell table:style-name="ce11" table:formula="of:=2*DEGREES(ASIN([.$F$2]/2/[.$B$1]*SQRT([.A20])))" office:value-type="float" office:value="44.6190770862169">
            <text:p>44,6191</text:p>
          </table:table-cell>
          <table:table-cell table:style-name="ce11" table:formula="of:=2*DEGREES(ASIN([.G$2]/2/[.$B$1]*SQRT([.$A20])))" office:value-type="float" office:value="8.38739848879931">
            <text:p>8,3874</text:p>
          </table:table-cell>
          <table:table-cell table:style-name="ce11" table:formula="of:=2*DEGREES(ASIN([.H$2]/2/[.$B$1]*SQRT([.$A20])))" office:value-type="float" office:value="32.1496094424561">
            <text:p>32,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,0626</text:p>
          </table:table-cell>
          <table:table-cell table:style-name="ce10" table:formula="of:=2*DEGREES(ASIN([.$E$2]/2/[.$B$1]*SQRT([.A21])))" office:value-type="float" office:value="45.4998181816121">
            <text:p>45,4998</text:p>
          </table:table-cell>
          <table:table-cell table:style-name="ce11" table:formula="of:=2*DEGREES(ASIN([.$F$2]/2/[.$B$1]*SQRT([.A21])))" office:value-type="float" office:value="45.9856253454834">
            <text:p>45,9856</text:p>
          </table:table-cell>
          <table:table-cell table:style-name="ce11" table:formula="of:=2*DEGREES(ASIN([.G$2]/2/[.$B$1]*SQRT([.$A21])))" office:value-type="float" office:value="8.63101618385206">
            <text:p>8,6310</text:p>
          </table:table-cell>
          <table:table-cell table:style-name="ce11" table:formula="of:=2*DEGREES(ASIN([.H$2]/2/[.$B$1]*SQRT([.$A21])))" office:value-type="float" office:value="33.1080919871943">
            <text:p>33,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,4504</text:p>
          </table:table-cell>
          <table:table-cell table:style-name="ce3" table:formula="of:=2*DEGREES(ASIN([.$E$2]/2/[.$B$1]*SQRT([.A22])))" office:value-type="float" office:value="46.819772511303">
            <text:p>46,8198</text:p>
          </table:table-cell>
          <table:table-cell table:style-name="ce5" table:formula="of:=2*DEGREES(ASIN([.$F$2]/2/[.$B$1]*SQRT([.A22])))" office:value-type="float" office:value="47.3213774231034">
            <text:p>47,3214</text:p>
          </table:table-cell>
          <table:table-cell table:style-name="ce5" table:formula="of:=2*DEGREES(ASIN([.G$2]/2/[.$B$1]*SQRT([.$A22])))" office:value-type="float" office:value="8.86799309415537">
            <text:p>8,8680</text:p>
          </table:table-cell>
          <table:table-cell table:style-name="ce12" table:formula="of:=2*DEGREES(ASIN([.H$2]/2/[.$B$1]*SQRT([.$A22])))" office:value-type="float" office:value="34.0425906494722">
            <text:p>34,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,8145</text:p>
          </table:table-cell>
          <table:table-cell table:style-name="ce10" table:formula="of:=2*DEGREES(ASIN([.$E$2]/2/[.$B$1]*SQRT([.A23])))" office:value-type="float" office:value="48.1117827605499">
            <text:p>48,1118</text:p>
          </table:table-cell>
          <table:table-cell table:style-name="ce11" table:formula="of:=2*DEGREES(ASIN([.$F$2]/2/[.$B$1]*SQRT([.A23])))" office:value-type="float" office:value="48.6290070898144">
            <text:p>48,6290</text:p>
          </table:table-cell>
          <table:table-cell table:style-name="ce11" table:formula="of:=2*DEGREES(ASIN([.G$2]/2/[.$B$1]*SQRT([.$A23])))" office:value-type="float" office:value="9.09884813087576">
            <text:p>9,0988</text:p>
          </table:table-cell>
          <table:table-cell table:style-name="ce11" table:formula="of:=2*DEGREES(ASIN([.H$2]/2/[.$B$1]*SQRT([.$A23])))" office:value-type="float" office:value="34.9550520506096">
            <text:p>34,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,1595</text:p>
          </table:table-cell>
          <table:table-cell table:style-name="ce10" table:formula="of:=2*DEGREES(ASIN([.$E$2]/2/[.$B$1]*SQRT([.A24])))" office:value-type="float" office:value="49.3781705676206">
            <text:p>49,3782</text:p>
          </table:table-cell>
          <table:table-cell table:style-name="ce11" table:formula="of:=2*DEGREES(ASIN([.$F$2]/2/[.$B$1]*SQRT([.A24])))" office:value-type="float" office:value="49.9108606978139">
            <text:p>49,9109</text:p>
          </table:table-cell>
          <table:table-cell table:style-name="ce11" table:formula="of:=2*DEGREES(ASIN([.G$2]/2/[.$B$1]*SQRT([.$A24])))" office:value-type="float" office:value="9.3240360456807">
            <text:p>9,3240</text:p>
          </table:table-cell>
          <table:table-cell table:style-name="ce11" table:formula="of:=2*DEGREES(ASIN([.H$2]/2/[.$B$1]*SQRT([.$A24])))" office:value-type="float" office:value="35.8471817580349">
            <text:p>35,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,4896</text:p>
          </table:table-cell>
          <table:table-cell table:style-name="ce10" table:formula="of:=2*DEGREES(ASIN([.$E$2]/2/[.$B$1]*SQRT([.A25])))" office:value-type="float" office:value="50.6209871181847">
            <text:p>50,6210</text:p>
          </table:table-cell>
          <table:table-cell table:style-name="ce11" table:formula="of:=2*DEGREES(ASIN([.$F$2]/2/[.$B$1]*SQRT([.A25])))" office:value-type="float" office:value="51.1690115740041">
            <text:p>51,1690</text:p>
          </table:table-cell>
          <table:table-cell table:style-name="ce11" table:formula="of:=2*DEGREES(ASIN([.G$2]/2/[.$B$1]*SQRT([.$A25])))" office:value-type="float" office:value="9.54395801429147">
            <text:p>9,5440</text:p>
          </table:table-cell>
          <table:table-cell table:style-name="ce11" table:formula="of:=2*DEGREES(ASIN([.H$2]/2/[.$B$1]*SQRT([.$A25])))" office:value-type="float" office:value="36.7204841353975">
            <text:p>36,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,8089</text:p>
          </table:table-cell>
          <table:table-cell table:style-name="ce10" table:formula="of:=2*DEGREES(ASIN([.$E$2]/2/[.$B$1]*SQRT([.A26])))" office:value-type="float" office:value="51.8420560778836">
            <text:p>51,8421</text:p>
          </table:table-cell>
          <table:table-cell table:style-name="ce11" table:formula="of:=2*DEGREES(ASIN([.$F$2]/2/[.$B$1]*SQRT([.A26])))" office:value-type="float" office:value="52.4053033805909">
            <text:p>52,4053</text:p>
          </table:table-cell>
          <table:table-cell table:style-name="ce11" table:formula="of:=2*DEGREES(ASIN([.G$2]/2/[.$B$1]*SQRT([.$A26])))" office:value-type="float" office:value="9.75897007602002">
            <text:p>9,7590</text:p>
          </table:table-cell>
          <table:table-cell table:style-name="ce11" table:formula="of:=2*DEGREES(ASIN([.H$2]/2/[.$B$1]*SQRT([.$A26])))" office:value-type="float" office:value="37.5762941111612">
            <text:p>37,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,1214</text:p>
          </table:table-cell>
          <table:table-cell table:style-name="ce3" table:formula="of:=2*DEGREES(ASIN([.$E$2]/2/[.$B$1]*SQRT([.A27])))" office:value-type="float" office:value="53.043008193198">
            <text:p>53,0430</text:p>
          </table:table-cell>
          <table:table-cell table:style-name="ce5" table:formula="of:=2*DEGREES(ASIN([.$F$2]/2/[.$B$1]*SQRT([.A27])))" office:value-type="float" office:value="53.6213850615498">
            <text:p>53,6214</text:p>
          </table:table-cell>
          <table:table-cell table:style-name="ce5" table:formula="of:=2*DEGREES(ASIN([.G$2]/2/[.$B$1]*SQRT([.$A27])))" office:value-type="float" office:value="9.96938993737825">
            <text:p>9,9694</text:p>
          </table:table-cell>
          <table:table-cell table:style-name="ce5" table:formula="of:=2*DEGREES(ASIN([.H$2]/2/[.$B$1]*SQRT([.$A27])))" office:value-type="float" office:value="38.4158027822108">
            <text:p>38,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,4308</text:p>
          </table:table-cell>
          <table:table-cell table:style-name="ce10" table:formula="of:=2*DEGREES(ASIN([.$E$2]/2/[.$B$1]*SQRT([.A28])))" office:value-type="float" office:value="54.2253094564165">
            <text:p>54,2253</text:p>
          </table:table-cell>
          <table:table-cell table:style-name="ce11" table:formula="of:=2*DEGREES(ASIN([.$F$2]/2/[.$B$1]*SQRT([.A28])))" office:value-type="float" office:value="54.8187392896354">
            <text:p>54,8187</text:p>
          </table:table-cell>
          <table:table-cell table:style-name="ce11" table:formula="of:=2*DEGREES(ASIN([.G$2]/2/[.$B$1]*SQRT([.$A28])))" office:value-type="float" office:value="10.1755025114002">
            <text:p>10,1755</text:p>
          </table:table-cell>
          <table:table-cell table:style-name="ce11" table:formula="of:=2*DEGREES(ASIN([.H$2]/2/[.$B$1]*SQRT([.$A28])))" office:value-type="float" office:value="39.2400782540636">
            <text:p>39,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,7409</text:p>
          </table:table-cell>
          <table:table-cell table:style-name="ce3" table:formula="of:=2*DEGREES(ASIN([.$E$2]/2/[.$B$1]*SQRT([.A29])))" office:value-type="float" office:value="55.3902842411786">
            <text:p>55,3903</text:p>
          </table:table-cell>
          <table:table-cell table:style-name="ce5" table:formula="of:=2*DEGREES(ASIN([.$F$2]/2/[.$B$1]*SQRT([.A29])))" office:value-type="float" office:value="55.9987058344076">
            <text:p>55,9987</text:p>
          </table:table-cell>
          <table:table-cell table:style-name="ce5" table:formula="of:=2*DEGREES(ASIN([.G$2]/2/[.$B$1]*SQRT([.$A29])))" office:value-type="float" office:value="10.3775644684809">
            <text:p>10,3776</text:p>
          </table:table-cell>
          <table:table-cell table:style-name="ce5" table:formula="of:=2*DEGREES(ASIN([.H$2]/2/[.$B$1]*SQRT([.$A29])))" office:value-type="float" office:value="40.0500827576435">
            <text:p>40,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,0554</text:p>
          </table:table-cell>
          <table:table-cell table:style-name="ce3" table:formula="of:=2*DEGREES(ASIN([.$E$2]/2/[.$B$1]*SQRT([.A30])))" office:value-type="float" office:value="56.5391344659077">
            <text:p>56,5391</text:p>
          </table:table-cell>
          <table:table-cell table:style-name="ce5" table:formula="of:=2*DEGREES(ASIN([.$F$2]/2/[.$B$1]*SQRT([.A30])))" office:value-type="float" office:value="57.1625009191102">
            <text:p>57,1625</text:p>
          </table:table-cell>
          <table:table-cell table:style-name="ce5" table:formula="of:=2*DEGREES(ASIN([.G$2]/2/[.$B$1]*SQRT([.$A30])))" office:value-type="float" office:value="10.5758080061308">
            <text:p>10,5758</text:p>
          </table:table-cell>
          <table:table-cell table:style-name="ce5" table:formula="of:=2*DEGREES(ASIN([.H$2]/2/[.$B$1]*SQRT([.$A30])))" office:value-type="float" office:value="40.8466868245105">
            <text:p>40,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,3783</text:p>
          </table:table-cell>
          <table:table-cell table:style-name="ce3" table:formula="of:=2*DEGREES(ASIN([.$E$2]/2/[.$B$1]*SQRT([.A31])))" office:value-type="float" office:value="57.6729555896304">
            <text:p>57,6730</text:p>
          </table:table-cell>
          <table:table-cell table:style-name="ce5" table:formula="of:=2*DEGREES(ASIN([.$F$2]/2/[.$B$1]*SQRT([.A31])))" office:value-type="float" office:value="58.3112333789058">
            <text:p>58,3112</text:p>
          </table:table-cell>
          <table:table-cell table:style-name="ce5" table:formula="of:=2*DEGREES(ASIN([.G$2]/2/[.$B$1]*SQRT([.$A31])))" office:value-type="float" office:value="10.7704439955004">
            <text:p>10,7704</text:p>
          </table:table-cell>
          <table:table-cell table:style-name="ce5" table:formula="of:=2*DEGREES(ASIN([.H$2]/2/[.$B$1]*SQRT([.$A31])))" office:value-type="float" office:value="41.6306811155408">
            <text:p>41,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,7135</text:p>
          </table:table-cell>
          <table:table-cell table:style-name="ce3" table:formula="of:=2*DEGREES(ASIN([.$E$2]/2/[.$B$1]*SQRT([.A32])))" office:value-type="float" office:value="58.7927500591413">
            <text:p>58,7928</text:p>
          </table:table-cell>
          <table:table-cell table:style-name="ce5" table:formula="of:=2*DEGREES(ASIN([.$F$2]/2/[.$B$1]*SQRT([.A32])))" office:value-type="float" office:value="59.4459182455879">
            <text:p>59,4459</text:p>
          </table:table-cell>
          <table:table-cell table:style-name="ce5" table:formula="of:=2*DEGREES(ASIN([.G$2]/2/[.$B$1]*SQRT([.$A32])))" office:value-type="float" office:value="10.9616646261577">
            <text:p>10,9617</text:p>
          </table:table-cell>
          <table:table-cell table:style-name="ce5" table:formula="of:=2*DEGREES(ASIN([.H$2]/2/[.$B$1]*SQRT([.$A32])))" office:value-type="float" office:value="42.402786360879">
            <text:p>42,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,065031081926</text:p>
          </table:table-cell>
          <table:table-cell table:style-name="ce3" table:formula="of:=2*DEGREES(ASIN([.$E$2]/2/[.$B$1]*SQRT([.A33])))" office:value-type="float" office:value="59.899438688623">
            <text:p>59,8994</text:p>
          </table:table-cell>
          <table:table-cell table:style-name="ce5" table:formula="of:=2*DEGREES(ASIN([.$F$2]/2/[.$B$1]*SQRT([.A33])))" office:value-type="float" office:value="60.5674882446706">
            <text:p>60,5675</text:p>
          </table:table-cell>
          <table:table-cell table:style-name="ce5" table:formula="of:=2*DEGREES(ASIN([.G$2]/2/[.$B$1]*SQRT([.$A33])))" office:value-type="float" office:value="11.1496456435717">
            <text:p>11,1496</text:p>
          </table:table-cell>
          <table:table-cell table:style-name="ce5" table:formula="of:=2*DEGREES(ASIN([.H$2]/2/[.$B$1]*SQRT([.$A33])))" office:value-type="float" office:value="43.1636617670512">
            <text:p>43,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,437424023784</text:p>
          </table:table-cell>
          <table:table-cell table:style-name="ce3" table:formula="of:=2*DEGREES(ASIN([.$E$2]/2/[.$B$1]*SQRT([.A34])))" office:value-type="float" office:value="60.9938703492348">
            <text:p>60,9939</text:p>
          </table:table-cell>
          <table:table-cell table:style-name="ce5" table:formula="of:=2*DEGREES(ASIN([.$F$2]/2/[.$B$1]*SQRT([.A34])))" office:value-type="float" office:value="61.6768035861387">
            <text:p>61,6768</text:p>
          </table:table-cell>
          <table:table-cell table:style-name="ce5" table:formula="of:=2*DEGREES(ASIN([.G$2]/2/[.$B$1]*SQRT([.$A34])))" office:value-type="float" office:value="11.3345482534326">
            <text:p>11,3345</text:p>
          </table:table-cell>
          <table:table-cell table:style-name="ce5" table:formula="of:=2*DEGREES(ASIN([.H$2]/2/[.$B$1]*SQRT([.$A34])))" office:value-type="float" office:value="43.913912170511">
            <text:p>43,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,8353995779</text:p>
          </table:table-cell>
          <table:table-cell table:style-name="ce3" table:formula="of:=2*DEGREES(ASIN([.$E$2]/2/[.$B$1]*SQRT([.A35])))" office:value-type="float" office:value="62.0768302675124">
            <text:p>62,0768</text:p>
          </table:table-cell>
          <table:table-cell table:style-name="ce5" table:formula="of:=2*DEGREES(ASIN([.$F$2]/2/[.$B$1]*SQRT([.A35])))" office:value-type="float" office:value="62.7746603506829">
            <text:p>62,7747</text:p>
          </table:table-cell>
          <table:table-cell table:style-name="ce5" table:formula="of:=2*DEGREES(ASIN([.G$2]/2/[.$B$1]*SQRT([.$A35])))" office:value-type="float" office:value="11.5165207515051">
            <text:p>11,5165</text:p>
          </table:table-cell>
          <table:table-cell table:style-name="ce5" table:formula="of:=2*DEGREES(ASIN([.H$2]/2/[.$B$1]*SQRT([.$A35])))" office:value-type="float" office:value="44.6540941586971">
            <text:p>44,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,26415881903</text:p>
          </table:table-cell>
          <table:table-cell table:style-name="ce3" table:formula="of:=2*DEGREES(ASIN([.$E$2]/2/[.$B$1]*SQRT([.A36])))" office:value-type="float" office:value="63.1490471710858">
            <text:p>63,1490</text:p>
          </table:table-cell>
          <table:table-cell table:style-name="ce5" table:formula="of:=2*DEGREES(ASIN([.$F$2]/2/[.$B$1]*SQRT([.A36])))" office:value-type="float" office:value="63.8617977123186">
            <text:p>63,8618</text:p>
          </table:table-cell>
          <table:table-cell table:style-name="ce5" table:formula="of:=2*DEGREES(ASIN([.G$2]/2/[.$B$1]*SQRT([.$A36])))" office:value-type="float" office:value="11.6956999258664">
            <text:p>11,6957</text:p>
          </table:table-cell>
          <table:table-cell table:style-name="ce5" table:formula="of:=2*DEGREES(ASIN([.H$2]/2/[.$B$1]*SQRT([.$A36])))" office:value-type="float" office:value="45.3847213350433">
            <text:p>45,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,729473431099</text:p>
          </table:table-cell>
          <table:table-cell table:style-name="ce3" table:formula="of:=2*DEGREES(ASIN([.$E$2]/2/[.$B$1]*SQRT([.A37])))" office:value-type="float" office:value="64.2111994735265">
            <text:p>64,2112</text:p>
          </table:table-cell>
          <table:table-cell table:style-name="ce5" table:formula="of:=2*DEGREES(ASIN([.$F$2]/2/[.$B$1]*SQRT([.A37])))" office:value-type="float" office:value="64.9389041911275">
            <text:p>64,9389</text:p>
          </table:table-cell>
          <table:table-cell table:style-name="ce5" table:formula="of:=2*DEGREES(ASIN([.G$2]/2/[.$B$1]*SQRT([.$A37])))" office:value-type="float" office:value="11.8722122692143">
            <text:p>11,8722</text:p>
          </table:table-cell>
          <table:table-cell table:style-name="ce5" table:formula="of:=2*DEGREES(ASIN([.H$2]/2/[.$B$1]*SQRT([.$A37])))" office:value-type="float" office:value="46.1062688698307">
            <text:p>46,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,23784308188</text:p>
          </table:table-cell>
          <table:table-cell table:style-name="ce3" table:formula="of:=2*DEGREES(ASIN([.$E$2]/2/[.$B$1]*SQRT([.A38])))" office:value-type="float" office:value="65.2639206536937">
            <text:p>65,2639</text:p>
          </table:table-cell>
          <table:table-cell table:style-name="ce5" table:formula="of:=2*DEGREES(ASIN([.$F$2]/2/[.$B$1]*SQRT([.A38])))" office:value-type="float" office:value="66.0066230930637">
            <text:p>66,0066</text:p>
          </table:table-cell>
          <table:table-cell table:style-name="ce5" table:formula="of:=2*DEGREES(ASIN([.G$2]/2/[.$B$1]*SQRT([.$A38])))" office:value-type="float" office:value="12.0461750317693">
            <text:p>12,0462</text:p>
          </table:table-cell>
          <table:table-cell table:style-name="ce5" table:formula="of:=2*DEGREES(ASIN([.H$2]/2/[.$B$1]*SQRT([.$A38])))" office:value-type="float" office:value="46.8191774517949">
            <text:p>46,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,796698841964</text:p>
          </table:table-cell>
          <table:table-cell table:style-name="ce3" table:formula="of:=2*DEGREES(ASIN([.$E$2]/2/[.$B$1]*SQRT([.A39])))" office:value-type="float" office:value="66.3078039562785">
            <text:p>66,3078</text:p>
          </table:table-cell>
          <table:table-cell table:style-name="ce5" table:formula="of:=2*DEGREES(ASIN([.$F$2]/2/[.$B$1]*SQRT([.A39])))" office:value-type="float" office:value="67.0655572648094">
            <text:p>67,0656</text:p>
          </table:table-cell>
          <table:table-cell table:style-name="ce5" table:formula="of:=2*DEGREES(ASIN([.G$2]/2/[.$B$1]*SQRT([.$A39])))" office:value-type="float" office:value="12.2176971396642">
            <text:p>12,2177</text:p>
          </table:table-cell>
          <table:table-cell table:style-name="ce5" table:formula="of:=2*DEGREES(ASIN([.H$2]/2/[.$B$1]*SQRT([.$A39])))" office:value-type="float" office:value="47.5238567341796">
            <text:p>47,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,414672306496</text:p>
          </table:table-cell>
          <table:table-cell table:style-name="ce3" table:formula="of:=2*DEGREES(ASIN([.$E$2]/2/[.$B$1]*SQRT([.A40])))" office:value-type="float" office:value="67.3434065175205">
            <text:p>67,3434</text:p>
          </table:table-cell>
          <table:table-cell table:style-name="ce5" table:formula="of:=2*DEGREES(ASIN([.$F$2]/2/[.$B$1]*SQRT([.A40])))" office:value-type="float" office:value="68.1162732687262">
            <text:p>68,1163</text:p>
          </table:table-cell>
          <table:table-cell table:style-name="ce5" table:formula="of:=2*DEGREES(ASIN([.G$2]/2/[.$B$1]*SQRT([.$A40])))" office:value-type="float" office:value="12.3868799992446">
            <text:p>12,3869</text:p>
          </table:table-cell>
          <table:table-cell table:style-name="ce5" table:formula="of:=2*DEGREES(ASIN([.H$2]/2/[.$B$1]*SQRT([.$A40])))" office:value-type="float" office:value="48.2206883520971">
            <text:p>48,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,101960366105</text:p>
          </table:table-cell>
          <table:table-cell table:style-name="ce3" table:formula="of:=2*DEGREES(ASIN([.$E$2]/2/[.$B$1]*SQRT([.A41])))" office:value-type="float" office:value="68.3712530019405">
            <text:p>68,3713</text:p>
          </table:table-cell>
          <table:table-cell table:style-name="ce5" table:formula="of:=2*DEGREES(ASIN([.$F$2]/2/[.$B$1]*SQRT([.A41])))" office:value-type="float" office:value="69.1593050646352">
            <text:p>69,1593</text:p>
          </table:table-cell>
          <table:table-cell table:style-name="ce5" table:formula="of:=2*DEGREES(ASIN([.G$2]/2/[.$B$1]*SQRT([.$A41])))" office:value-type="float" office:value="12.553818204139">
            <text:p>12,5538</text:p>
          </table:table-cell>
          <table:table-cell table:style-name="ce5" table:formula="of:=2*DEGREES(ASIN([.H$2]/2/[.$B$1]*SQRT([.$A41])))" office:value-type="float" office:value="48.9100285746241">
            <text:p>48,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,870832723172</text:p>
          </table:table-cell>
          <table:table-cell table:style-name="ce3" table:formula="of:=2*DEGREES(ASIN([.$E$2]/2/[.$B$1]*SQRT([.A42])))" office:value-type="float" office:value="69.3918388213657">
            <text:p>69,3918</text:p>
          </table:table-cell>
          <table:table-cell table:style-name="ce5" table:formula="of:=2*DEGREES(ASIN([.$F$2]/2/[.$B$1]*SQRT([.A42])))" office:value-type="float" office:value="70.1951572704556">
            <text:p>70,1952</text:p>
          </table:table-cell>
          <table:table-cell table:style-name="ce5" table:formula="of:=2*DEGREES(ASIN([.G$2]/2/[.$B$1]*SQRT([.$A42])))" office:value-type="float" office:value="12.7186001590875">
            <text:p>12,7186</text:p>
          </table:table-cell>
          <table:table-cell table:style-name="ce5" table:formula="of:=2*DEGREES(ASIN([.H$2]/2/[.$B$1]*SQRT([.$A42])))" office:value-type="float" office:value="49.5922106442642">
            <text:p>49,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,736358929648</text:p>
          </table:table-cell>
          <table:table-cell table:style-name="ce3" table:formula="of:=2*DEGREES(ASIN([.$E$2]/2/[.$B$1]*SQRT([.A43])))" office:value-type="float" office:value="70.4056329957483">
            <text:p>70,4056</text:p>
          </table:table-cell>
          <table:table-cell table:style-name="ce5" table:formula="of:=2*DEGREES(ASIN([.$F$2]/2/[.$B$1]*SQRT([.A43])))" office:value-type="float" office:value="71.2243080618431">
            <text:p>71,2243</text:p>
          </table:table-cell>
          <table:table-cell table:style-name="ce5" table:formula="of:=2*DEGREES(ASIN([.G$2]/2/[.$B$1]*SQRT([.$A43])))" office:value-type="float" office:value="12.881308632204">
            <text:p>12,8813</text:p>
          </table:table-cell>
          <table:table-cell table:style-name="ce5" table:formula="of:=2*DEGREES(ASIN([.H$2]/2/[.$B$1]*SQRT([.$A43])))" office:value-type="float" office:value="50.267546847679">
            <text:p>50,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,717485413179</text:p>
          </table:table-cell>
          <table:table-cell table:style-name="ce3" table:formula="of:=2*DEGREES(ASIN([.$E$2]/2/[.$B$1]*SQRT([.A44])))" office:value-type="float" office:value="71.413080705715">
            <text:p>71,4131</text:p>
          </table:table-cell>
          <table:table-cell table:style-name="ce5" table:formula="of:=2*DEGREES(ASIN([.$F$2]/2/[.$B$1]*SQRT([.A44])))" office:value-type="float" office:value="72.2472117613177">
            <text:p>72,2472</text:p>
          </table:table-cell>
          <table:table-cell table:style-name="ce5" table:formula="of:=2*DEGREES(ASIN([.G$2]/2/[.$B$1]*SQRT([.$A44])))" office:value-type="float" office:value="13.0420212454549">
            <text:p>13,0420</text:p>
          </table:table-cell>
          <table:table-cell table:style-name="ce5" table:formula="of:=2*DEGREES(ASIN([.H$2]/2/[.$B$1]*SQRT([.$A44])))" office:value-type="float" office:value="50.936330354488">
            <text:p>50,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,838695339776</text:p>
          </table:table-cell>
          <table:table-cell table:style-name="ce3" table:formula="of:=2*DEGREES(ASIN([.$E$2]/2/[.$B$1]*SQRT([.A45])))" office:value-type="float" office:value="72.4146055789606">
            <text:p>72,4146</text:p>
          </table:table-cell>
          <table:table-cell table:style-name="ce5" table:formula="of:=2*DEGREES(ASIN([.$F$2]/2/[.$B$1]*SQRT([.A45])))" office:value-type="float" office:value="73.2643011594719">
            <text:p>73,2643</text:p>
          </table:table-cell>
          <table:table-cell table:style-name="ce5" table:formula="of:=2*DEGREES(ASIN([.G$2]/2/[.$B$1]*SQRT([.$A45])))" office:value-type="float" office:value="13.2008109115989">
            <text:p>13,2008</text:p>
          </table:table-cell>
          <table:table-cell table:style-name="ce5" table:formula="of:=2*DEGREES(ASIN([.H$2]/2/[.$B$1]*SQRT([.$A45])))" office:value-type="float" office:value="51.59883685513">
            <text:p>51,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,132692236156</text:p>
          </table:table-cell>
          <table:table-cell table:style-name="ce3" table:formula="of:=2*DEGREES(ASIN([.$E$2]/2/[.$B$1]*SQRT([.A46])))" office:value-type="float" office:value="73.4106117461774">
            <text:p>73,4106</text:p>
          </table:table-cell>
          <table:table-cell table:style-name="ce5" table:formula="of:=2*DEGREES(ASIN([.$F$2]/2/[.$B$1]*SQRT([.A46])))" office:value-type="float" office:value="74.275989604377">
            <text:p>74,2760</text:p>
          </table:table-cell>
          <table:table-cell table:style-name="ce5" table:formula="of:=2*DEGREES(ASIN([.G$2]/2/[.$B$1]*SQRT([.$A46])))" office:value-type="float" office:value="13.357746224561">
            <text:p>13,3577</text:p>
          </table:table-cell>
          <table:table-cell table:style-name="ce5" table:formula="of:=2*DEGREES(ASIN([.H$2]/2/[.$B$1]*SQRT([.$A46])))" office:value-type="float" office:value="52.2553260240026">
            <text:p>52,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,645005797464</text:p>
          </table:table-cell>
          <table:table-cell table:style-name="ce3" table:formula="of:=2*DEGREES(ASIN([.$E$2]/2/[.$B$1]*SQRT([.A47])))" office:value-type="float" office:value="74.4014856969137">
            <text:p>74,4015</text:p>
          </table:table-cell>
          <table:table-cell table:style-name="ce5" table:formula="of:=2*DEGREES(ASIN([.$F$2]/2/[.$B$1]*SQRT([.A47])))" office:value-type="float" office:value="75.2826728899556">
            <text:p>75,2827</text:p>
          </table:table-cell>
          <table:table-cell table:style-name="ce5" table:formula="of:=2*DEGREES(ASIN([.G$2]/2/[.$B$1]*SQRT([.$A47])))" office:value-type="float" office:value="13.512891809166">
            <text:p>13,5129</text:p>
          </table:table-cell>
          <table:table-cell table:style-name="ce5" table:formula="of:=2*DEGREES(ASIN([.H$2]/2/[.$B$1]*SQRT([.$A47])))" office:value-type="float" office:value="52.906042830151">
            <text:p>52,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,442530059553</text:p>
          </table:table-cell>
          <table:table-cell table:style-name="ce3" table:formula="of:=2*DEGREES(ASIN([.$E$2]/2/[.$B$1]*SQRT([.A48])))" office:value-type="float" office:value="75.3875979613617">
            <text:p>75,3876</text:p>
          </table:table-cell>
          <table:table-cell table:style-name="ce5" table:formula="of:=2*DEGREES(ASIN([.$F$2]/2/[.$B$1]*SQRT([.A48])))" office:value-type="float" office:value="76.2847309696645">
            <text:p>76,2847</text:p>
          </table:table-cell>
          <table:table-cell table:style-name="ce5" table:formula="of:=2*DEGREES(ASIN([.G$2]/2/[.$B$1]*SQRT([.$A48])))" office:value-type="float" office:value="13.6663086352858">
            <text:p>13,6663</text:p>
          </table:table-cell>
          <table:table-cell table:style-name="ce5" table:formula="of:=2*DEGREES(ASIN([.H$2]/2/[.$B$1]*SQRT([.$A48])))" office:value-type="float" office:value="53.5512187144996">
            <text:p>53,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,631088109087</text:p>
          </table:table-cell>
          <table:table-cell table:style-name="ce3" table:formula="of:=2*DEGREES(ASIN([.$E$2]/2/[.$B$1]*SQRT([.A49])))" office:value-type="float" office:value="76.3693046404186">
            <text:p>76,3693</text:p>
          </table:table-cell>
          <table:table-cell table:style-name="ce5" table:formula="of:=2*DEGREES(ASIN([.$F$2]/2/[.$B$1]*SQRT([.A49])))" office:value-type="float" office:value="77.2825295181483">
            <text:p>77,2825</text:p>
          </table:table-cell>
          <table:table-cell table:style-name="ce5" table:formula="of:=2*DEGREES(ASIN([.G$2]/2/[.$B$1]*SQRT([.$A49])))" office:value-type="float" office:value="13.8180543007285">
            <text:p>13,8181</text:p>
          </table:table-cell>
          <table:table-cell table:style-name="ce5" table:formula="of:=2*DEGREES(ASIN([.H$2]/2/[.$B$1]*SQRT([.$A49])))" office:value-type="float" office:value="54.1910726498884">
            <text:p>54,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,39742229609</text:p>
          </table:table-cell>
          <table:table-cell table:style-name="ce3" table:formula="of:=2*DEGREES(ASIN([.$E$2]/2/[.$B$1]*SQRT([.A50])))" office:value-type="float" office:value="77.3469488033174">
            <text:p>77,3469</text:p>
          </table:table-cell>
          <table:table-cell table:style-name="ce5" table:formula="of:=2*DEGREES(ASIN([.$F$2]/2/[.$B$1]*SQRT([.A50])))" office:value-type="float" office:value="78.2764213604524">
            <text:p>78,2764</text:p>
          </table:table-cell>
          <table:table-cell table:style-name="ce5" table:formula="of:=2*DEGREES(ASIN([.G$2]/2/[.$B$1]*SQRT([.$A50])))" office:value-type="float" office:value="13.968183286587">
            <text:p>13,9682</text:p>
          </table:table-cell>
          <table:table-cell table:style-name="ce5" table:formula="of:=2*DEGREES(ASIN([.H$2]/2/[.$B$1]*SQRT([.$A50])))" office:value-type="float" office:value="54.8258120978863">
            <text:p>54,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,137026706851</text:p>
          </table:table-cell>
          <table:table-cell table:style-name="ce3" table:formula="of:=2*DEGREES(ASIN([.$E$2]/2/[.$B$1]*SQRT([.A51])))" office:value-type="float" office:value="78.3208617695614">
            <text:p>78,3209</text:p>
          </table:table-cell>
          <table:table-cell table:style-name="ce5" table:formula="of:=2*DEGREES(ASIN([.$F$2]/2/[.$B$1]*SQRT([.A51])))" office:value-type="float" office:value="79.2667477858149">
            <text:p>79,2667</text:p>
          </table:table-cell>
          <table:table-cell table:style-name="ce5" table:formula="of:=2*DEGREES(ASIN([.G$2]/2/[.$B$1]*SQRT([.$A51])))" office:value-type="float" office:value="14.1167471882573">
            <text:p>14,1167</text:p>
          </table:table-cell>
          <table:table-cell table:style-name="ce5" table:formula="of:=2*DEGREES(ASIN([.H$2]/2/[.$B$1]*SQRT([.$A51])))" office:value-type="float" office:value="55.4556338744295">
            <text:p>55,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,093418227542</text:p>
          </table:table-cell>
          <table:table-cell table:style-name="ce3" table:formula="of:=2*DEGREES(ASIN([.$E$2]/2/[.$B$1]*SQRT([.A52])))" office:value-type="float" office:value="79.2913642897537">
            <text:p>79,2914</text:p>
          </table:table-cell>
          <table:table-cell table:style-name="ce5" table:formula="of:=2*DEGREES(ASIN([.$F$2]/2/[.$B$1]*SQRT([.A52])))" office:value-type="float" office:value="80.2538397608982">
            <text:p>80,2538</text:p>
          </table:table-cell>
          <table:table-cell table:style-name="ce5" table:formula="of:=2*DEGREES(ASIN([.G$2]/2/[.$B$1]*SQRT([.$A52])))" office:value-type="float" office:value="14.2637949248984">
            <text:p>14,2638</text:p>
          </table:table-cell>
          <table:table-cell table:style-name="ce5" table:formula="of:=2*DEGREES(ASIN([.H$2]/2/[.$B$1]*SQRT([.$A52])))" office:value-type="float" office:value="56.0807249347064">
            <text:p>56,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EUR !</text:p>
          </table:table-cell>
          <table:table-cell table:style-name="ce3" table:formula="of:=2*DEGREES(ASIN([.$E$2]/2/[.$B$1]*SQRT([.A53])))" office:value-type="float" office:value="80.2587676381012">
            <text:p>80,2588</text:p>
          </table:table-cell>
          <table:table-cell table:style-name="ce5" table:formula="of:=2*DEGREES(ASIN([.$F$2]/2/[.$B$1]*SQRT([.A53])))" office:value-type="float" office:value="81.2380190555098">
            <text:p>81,2380</text:p>
          </table:table-cell>
          <table:table-cell table:style-name="ce5" table:formula="of:=2*DEGREES(ASIN([.G$2]/2/[.$B$1]*SQRT([.$A53])))" office:value-type="float" office:value="14.4093729297445">
            <text:p>14,4094</text:p>
          </table:table-cell>
          <table:table-cell table:style-name="ce5" table:formula="of:=2*DEGREES(ASIN([.H$2]/2/[.$B$1]*SQRT([.$A53])))" office:value-type="float" office:value="56.7012630863347">
            <text:p>56,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EUR !</text:p>
          </table:table-cell>
          <table:table-cell table:style-name="ce3" table:formula="of:=2*DEGREES(ASIN([.$E$2]/2/[.$B$1]*SQRT([.A54])))" office:value-type="float" office:value="81.2233746278493">
            <text:p>81,2234</text:p>
          </table:table-cell>
          <table:table-cell table:style-name="ce5" table:formula="of:=2*DEGREES(ASIN([.$F$2]/2/[.$B$1]*SQRT([.A54])))" office:value-type="float" office:value="82.2195992923395">
            <text:p>82,2196</text:p>
          </table:table-cell>
          <table:table-cell table:style-name="ce5" table:formula="of:=2*DEGREES(ASIN([.G$2]/2/[.$B$1]*SQRT([.$A54])))" office:value-type="float" office:value="14.5535253233651">
            <text:p>14,5535</text:p>
          </table:table-cell>
          <table:table-cell table:style-name="ce5" table:formula="of:=2*DEGREES(ASIN([.H$2]/2/[.$B$1]*SQRT([.$A54])))" office:value-type="float" office:value="57.3174176387017">
            <text:p>57,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EUR !</text:p>
          </table:table-cell>
          <table:table-cell table:style-name="ce3" table:formula="of:=2*DEGREES(ASIN([.$E$2]/2/[.$B$1]*SQRT([.A55])))" office:value-type="float" office:value="82.1854805596137">
            <text:p>82,1855</text:p>
          </table:table-cell>
          <table:table-cell table:style-name="ce5" table:formula="of:=2*DEGREES(ASIN([.$F$2]/2/[.$B$1]*SQRT([.A55])))" office:value-type="float" office:value="83.1988869309538">
            <text:p>83,1989</text:p>
          </table:table-cell>
          <table:table-cell table:style-name="ce5" table:formula="of:=2*DEGREES(ASIN([.G$2]/2/[.$B$1]*SQRT([.$A55])))" office:value-type="float" office:value="14.6962940717052">
            <text:p>14,6963</text:p>
          </table:table-cell>
          <table:table-cell table:style-name="ce5" table:formula="of:=2*DEGREES(ASIN([.H$2]/2/[.$B$1]*SQRT([.$A55])))" office:value-type="float" office:value="57.9293499953439">
            <text:p>57,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EUR !</text:p>
          </table:table-cell>
          <table:table-cell table:style-name="ce3" table:formula="of:=2*DEGREES(ASIN([.$E$2]/2/[.$B$1]*SQRT([.A56])))" office:value-type="float" office:value="83.1453741114938">
            <text:p>83,1454</text:p>
          </table:table-cell>
          <table:table-cell table:style-name="ce5" table:formula="of:=2*DEGREES(ASIN([.$F$2]/2/[.$B$1]*SQRT([.A56])))" office:value-type="float" office:value="84.1761821952153">
            <text:p>84,1762</text:p>
          </table:table-cell>
          <table:table-cell table:style-name="ce5" table:formula="of:=2*DEGREES(ASIN([.G$2]/2/[.$B$1]*SQRT([.$A56])))" office:value-type="float" office:value="14.8377191305064">
            <text:p>14,8377</text:p>
          </table:table-cell>
          <table:table-cell table:style-name="ce5" table:formula="of:=2*DEGREES(ASIN([.H$2]/2/[.$B$1]*SQRT([.$A56])))" office:value-type="float" office:value="58.537214195379">
            <text:p>58,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EUR !</text:p>
          </table:table-cell>
          <table:table-cell table:style-name="ce3" table:formula="of:=2*DEGREES(ASIN([.$E$2]/2/[.$B$1]*SQRT([.A57])))" office:value-type="float" office:value="84.1033381789303">
            <text:p>84,1033</text:p>
          </table:table-cell>
          <table:table-cell table:style-name="ce5" table:formula="of:=2*DEGREES(ASIN([.$F$2]/2/[.$B$1]*SQRT([.A57])))" office:value-type="float" office:value="85.1517799523908">
            <text:p>85,1518</text:p>
          </table:table-cell>
          <table:table-cell table:style-name="ce5" table:formula="of:=2*DEGREES(ASIN([.G$2]/2/[.$B$1]*SQRT([.$A57])))" office:value-type="float" office:value="14.9778385775186">
            <text:p>14,9778</text:p>
          </table:table-cell>
          <table:table-cell table:style-name="ce5" table:formula="of:=2*DEGREES(ASIN([.H$2]/2/[.$B$1]*SQRT([.$A57])))" office:value-type="float" office:value="59.1411574092756">
            <text:p>59,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EUR !</text:p>
          </table:table-cell>
          <table:table-cell table:style-name="ce3" table:formula="of:=2*DEGREES(ASIN([.$E$2]/2/[.$B$1]*SQRT([.A58])))" office:value-type="float" office:value="85.0596506715037">
            <text:p>85,0597</text:p>
          </table:table-cell>
          <table:table-cell table:style-name="ce5" table:formula="of:=2*DEGREES(ASIN([.$F$2]/2/[.$B$1]*SQRT([.A58])))" office:value-type="float" office:value="86.1259705514595">
            <text:p>86,1260</text:p>
          </table:table-cell>
          <table:table-cell table:style-name="ce5" table:formula="of:=2*DEGREES(ASIN([.G$2]/2/[.$B$1]*SQRT([.$A58])))" office:value-type="float" office:value="15.1166887337384">
            <text:p>15,1167</text:p>
          </table:table-cell>
          <table:table-cell table:style-name="ce5" table:formula="of:=2*DEGREES(ASIN([.H$2]/2/[.$B$1]*SQRT([.$A58])))" office:value-type="float" office:value="59.7413203936052">
            <text:p>59,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EUR !</text:p>
          </table:table-cell>
          <table:table-cell table:style-name="ce3" table:formula="of:=2*DEGREES(ASIN([.$E$2]/2/[.$B$1]*SQRT([.A59])))" office:value-type="float" office:value="86.0145852732264">
            <text:p>86,0146</text:p>
          </table:table-cell>
          <table:table-cell table:style-name="ce5" table:formula="of:=2*DEGREES(ASIN([.$F$2]/2/[.$B$1]*SQRT([.A59])))" office:value-type="float" office:value="87.0990406275129">
            <text:p>87,0990</text:p>
          </table:table-cell>
          <table:table-cell table:style-name="ce5" table:formula="of:=2*DEGREES(ASIN([.G$2]/2/[.$B$1]*SQRT([.$A59])))" office:value-type="float" office:value="15.2543042747688">
            <text:p>15,2543</text:p>
          </table:table-cell>
          <table:table-cell table:style-name="ce5" table:formula="of:=2*DEGREES(ASIN([.H$2]/2/[.$B$1]*SQRT([.$A59])))" office:value-type="float" office:value="60.3378379088791">
            <text:p>60,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EUR !</text:p>
          </table:table-cell>
          <table:table-cell table:style-name="ce3" table:formula="of:=2*DEGREES(ASIN([.$E$2]/2/[.$B$1]*SQRT([.A60])))" office:value-type="float" office:value="86.9684121723428">
            <text:p>86,9684</text:p>
          </table:table-cell>
          <table:table-cell table:style-name="ce5" table:formula="of:=2*DEGREES(ASIN([.$F$2]/2/[.$B$1]*SQRT([.A60])))" office:value-type="float" office:value="88.0712738786314">
            <text:p>88,0713</text:p>
          </table:table-cell>
          <table:table-cell table:style-name="ce5" table:formula="of:=2*DEGREES(ASIN([.G$2]/2/[.$B$1]*SQRT([.$A60])))" office:value-type="float" office:value="15.3907183332653">
            <text:p>15,3907</text:p>
          </table:table-cell>
          <table:table-cell table:style-name="ce5" table:formula="of:=2*DEGREES(ASIN([.H$2]/2/[.$B$1]*SQRT([.$A60])))" office:value-type="float" office:value="60.9308391040948">
            <text:p>60,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EUR !</text:p>
          </table:table-cell>
          <table:table-cell table:style-name="ce3" table:formula="of:=2*DEGREES(ASIN([.$E$2]/2/[.$B$1]*SQRT([.A61])))" office:value-type="float" office:value="87.9213987662197">
            <text:p>87,9214</text:p>
          </table:table-cell>
          <table:table-cell table:style-name="ce5" table:formula="of:=2*DEGREES(ASIN([.$F$2]/2/[.$B$1]*SQRT([.A61])))" office:value-type="float" office:value="89.0429518212176">
            <text:p>89,0430</text:p>
          </table:table-cell>
          <table:table-cell table:style-name="ce5" table:formula="of:=2*DEGREES(ASIN([.G$2]/2/[.$B$1]*SQRT([.$A61])))" office:value-type="float" office:value="15.5259625933264">
            <text:p>15,5260</text:p>
          </table:table-cell>
          <table:table-cell table:style-name="ce5" table:formula="of:=2*DEGREES(ASIN([.H$2]/2/[.$B$1]*SQRT([.$A61])))" office:value-type="float" office:value="61.5204478712074">
            <text:p>61,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EUR !</text:p>
          </table:table-cell>
          <table:table-cell table:style-name="ce3" table:formula="of:=2*DEGREES(ASIN([.$E$2]/2/[.$B$1]*SQRT([.A62])))" office:value-type="float" office:value="88.8738103465523">
            <text:p>88,8738</text:p>
          </table:table-cell>
          <table:table-cell table:style-name="ce5" table:formula="of:=2*DEGREES(ASIN([.$F$2]/2/[.$B$1]*SQRT([.A62])))" office:value-type="float" office:value="90.0143545294537">
            <text:p>90,0144</text:p>
          </table:table-cell>
          <table:table-cell table:style-name="ce5" table:formula="of:=2*DEGREES(ASIN([.G$2]/2/[.$B$1]*SQRT([.$A62])))" office:value-type="float" office:value="15.6600673775877">
            <text:p>15,6601</text:p>
          </table:table-cell>
          <table:table-cell table:style-name="ce5" table:formula="of:=2*DEGREES(ASIN([.H$2]/2/[.$B$1]*SQRT([.$A62])))" office:value-type="float" office:value="62.1067831723791">
            <text:p>62,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EUR !</text:p>
          </table:table-cell>
          <table:table-cell table:style-name="ce3" table:formula="of:=2*DEGREES(ASIN([.$E$2]/2/[.$B$1]*SQRT([.A63])))" office:value-type="float" office:value="89.8259107698397">
            <text:p>89,8259</text:p>
          </table:table-cell>
          <table:table-cell table:style-name="ce5" table:formula="of:=2*DEGREES(ASIN([.$F$2]/2/[.$B$1]*SQRT([.A63])))" office:value-type="float" office:value="90.9857613643261">
            <text:p>90,9858</text:p>
          </table:table-cell>
          <table:table-cell table:style-name="ce5" table:formula="of:=2*DEGREES(ASIN([.G$2]/2/[.$B$1]*SQRT([.$A63])))" office:value-type="float" office:value="15.7930617276988">
            <text:p>15,7931</text:p>
          </table:table-cell>
          <table:table-cell table:style-name="ce5" table:formula="of:=2*DEGREES(ASIN([.H$2]/2/[.$B$1]*SQRT([.$A63])))" office:value-type="float" office:value="62.6899593425501">
            <text:p>62,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EUR !</text:p>
          </table:table-cell>
          <table:table-cell table:style-name="ce3" table:formula="of:=2*DEGREES(ASIN([.$E$2]/2/[.$B$1]*SQRT([.A64])))" office:value-type="float" office:value="90.7779631178792">
            <text:p>90,7780</text:p>
          </table:table-cell>
          <table:table-cell table:style-name="ce5" table:formula="of:=2*DEGREES(ASIN([.$F$2]/2/[.$B$1]*SQRT([.A64])))" office:value-type="float" office:value="91.957451697506">
            <text:p>91,9575</text:p>
          </table:table-cell>
          <table:table-cell table:style-name="ce5" table:formula="of:=2*DEGREES(ASIN([.G$2]/2/[.$B$1]*SQRT([.$A64])))" office:value-type="float" office:value="15.9249734787865">
            <text:p>15,9250</text:p>
          </table:table-cell>
          <table:table-cell table:style-name="ce5" table:formula="of:=2*DEGREES(ASIN([.H$2]/2/[.$B$1]*SQRT([.$A64])))" office:value-type="float" office:value="63.270086369597">
            <text:p>63,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EUR !</text:p>
          </table:table-cell>
          <table:table-cell table:style-name="ce3" table:formula="of:=2*DEGREES(ASIN([.$E$2]/2/[.$B$1]*SQRT([.A65])))" office:value-type="float" office:value="91.7302303528936">
            <text:p>91,7302</text:p>
          </table:table-cell>
          <table:table-cell table:style-name="ce5" table:formula="of:=2*DEGREES(ASIN([.$F$2]/2/[.$B$1]*SQRT([.A65])))" office:value-type="float" office:value="92.9297056353083">
            <text:p>92,9297</text:p>
          </table:table-cell>
          <table:table-cell table:style-name="ce5" table:formula="of:=2*DEGREES(ASIN([.G$2]/2/[.$B$1]*SQRT([.$A65])))" office:value-type="float" office:value="16.0558293284444">
            <text:p>16,0558</text:p>
          </table:table-cell>
          <table:table-cell table:style-name="ce5" table:formula="of:=2*DEGREES(ASIN([.H$2]/2/[.$B$1]*SQRT([.$A65])))" office:value-type="float" office:value="63.847270154106">
            <text:p>63,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EUR !</text:p>
          </table:table-cell>
          <table:table-cell table:style-name="ce3" table:formula="of:=2*DEGREES(ASIN([.$E$2]/2/[.$B$1]*SQRT([.A66])))" office:value-type="float" office:value="92.6829759718309">
            <text:p>92,6830</text:p>
          </table:table-cell>
          <table:table-cell table:style-name="ce5" table:formula="of:=2*DEGREES(ASIN([.$F$2]/2/[.$B$1]*SQRT([.A66])))" office:value-type="float" office:value="93.9028047479467">
            <text:p>93,9028</text:p>
          </table:table-cell>
          <table:table-cell table:style-name="ce5" table:formula="of:=2*DEGREES(ASIN([.G$2]/2/[.$B$1]*SQRT([.$A66])))" office:value-type="float" office:value="16.1856549007333">
            <text:p>16,1857</text:p>
          </table:table-cell>
          <table:table-cell table:style-name="ce5" table:formula="of:=2*DEGREES(ASIN([.H$2]/2/[.$B$1]*SQRT([.$A66])))" office:value-type="float" office:value="64.4216127505755">
            <text:p>64,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EUR !</text:p>
          </table:table-cell>
          <table:table-cell table:style-name="ce3" table:formula="of:=2*DEGREES(ASIN([.$E$2]/2/[.$B$1]*SQRT([.A67])))" office:value-type="float" office:value="93.6364646643658">
            <text:p>93,6365</text:p>
          </table:table-cell>
          <table:table-cell table:style-name="ce5" table:formula="of:=2*DEGREES(ASIN([.$F$2]/2/[.$B$1]*SQRT([.A67])))" office:value-type="float" office:value="94.8770328093825">
            <text:p>94,8770</text:p>
          </table:table-cell>
          <table:table-cell table:style-name="ce5" table:formula="of:=2*DEGREES(ASIN([.G$2]/2/[.$B$1]*SQRT([.$A67])))" office:value-type="float" office:value="16.3144748056259">
            <text:p>16,3145</text:p>
          </table:table-cell>
          <table:table-cell table:style-name="ce5" table:formula="of:=2*DEGREES(ASIN([.H$2]/2/[.$B$1]*SQRT([.$A67])))" office:value-type="float" office:value="64.9932125916757">
            <text:p>64,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EUR !</text:p>
          </table:table-cell>
          <table:table-cell table:style-name="ce3" table:formula="of:=2*DEGREES(ASIN([.$E$2]/2/[.$B$1]*SQRT([.A68])))" office:value-type="float" office:value="94.5909629791831">
            <text:p>94,5910</text:p>
          </table:table-cell>
          <table:table-cell table:style-name="ce5" table:formula="of:=2*DEGREES(ASIN([.$F$2]/2/[.$B$1]*SQRT([.A68])))" office:value-type="float" office:value="95.8526765532115">
            <text:p>95,8527</text:p>
          </table:table-cell>
          <table:table-cell table:style-name="ce5" table:formula="of:=2*DEGREES(ASIN([.G$2]/2/[.$B$1]*SQRT([.$A68])))" office:value-type="float" office:value="16.4423126942862">
            <text:p>16,4423</text:p>
          </table:table-cell>
          <table:table-cell table:style-name="ce5" table:formula="of:=2*DEGREES(ASIN([.H$2]/2/[.$B$1]*SQRT([.$A68])))" office:value-type="float" office:value="65.562164697031">
            <text:p>65,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EUR !</text:p>
          </table:table-cell>
          <table:table-cell table:style-name="ce3" table:formula="of:=2*DEGREES(ASIN([.$E$2]/2/[.$B$1]*SQRT([.A69])))" office:value-type="float" office:value="95.5467400032335">
            <text:p>95,5467</text:p>
          </table:table-cell>
          <table:table-cell table:style-name="ce5" table:formula="of:=2*DEGREES(ASIN([.$F$2]/2/[.$B$1]*SQRT([.A69])))" office:value-type="float" office:value="96.8300264502668">
            <text:p>96,8300</text:p>
          </table:table-cell>
          <table:table-cell table:style-name="ce5" table:formula="of:=2*DEGREES(ASIN([.G$2]/2/[.$B$1]*SQRT([.$A69])))" office:value-type="float" office:value="16.5691913105347">
            <text:p>16,5692</text:p>
          </table:table-cell>
          <table:table-cell table:style-name="ce5" table:formula="of:=2*DEGREES(ASIN([.H$2]/2/[.$B$1]*SQRT([.$A69])))" office:value-type="float" office:value="66.1285608678411">
            <text:p>66,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EUR !</text:p>
          </table:table-cell>
          <table:table-cell table:style-name="ce3" table:formula="of:=2*DEGREES(ASIN([.$E$2]/2/[.$B$1]*SQRT([.A70])))" office:value-type="float" office:value="96.5040680588349">
            <text:p>96,5041</text:p>
          </table:table-cell>
          <table:table-cell table:style-name="ce5" table:formula="of:=2*DEGREES(ASIN([.$F$2]/2/[.$B$1]*SQRT([.A70])))" office:value-type="float" office:value="97.8093775139264">
            <text:p>97,8094</text:p>
          </table:table-cell>
          <table:table-cell table:style-name="ce5" table:formula="of:=2*DEGREES(ASIN([.G$2]/2/[.$B$1]*SQRT([.$A70])))" office:value-type="float" office:value="16.6951325388161">
            <text:p>16,6951</text:p>
          </table:table-cell>
          <table:table-cell table:style-name="ce5" table:formula="of:=2*DEGREES(ASIN([.H$2]/2/[.$B$1]*SQRT([.$A70])))" office:value-type="float" office:value="66.6924898685311">
            <text:p>66,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EUR !</text:p>
          </table:table-cell>
          <table:table-cell table:style-name="ce3" table:formula="of:=2*DEGREES(ASIN([.$E$2]/2/[.$B$1]*SQRT([.A71])))" office:value-type="float" office:value="97.4632234237362">
            <text:p>97,4632</text:p>
          </table:table-cell>
          <table:table-cell table:style-name="ce5" table:formula="of:=2*DEGREES(ASIN([.$F$2]/2/[.$B$1]*SQRT([.A71])))" office:value-type="float" office:value="98.791030139527">
            <text:p>98,7910</text:p>
          </table:table-cell>
          <table:table-cell table:style-name="ce5" table:formula="of:=2*DEGREES(ASIN([.G$2]/2/[.$B$1]*SQRT([.$A71])))" office:value-type="float" office:value="16.8201574489563">
            <text:p>16,8202</text:p>
          </table:table-cell>
          <table:table-cell table:style-name="ce5" table:formula="of:=2*DEGREES(ASIN([.H$2]/2/[.$B$1]*SQRT([.$A71])))" office:value-type="float" office:value="67.2540375965042">
            <text:p>67,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EUR !</text:p>
          </table:table-cell>
          <table:table-cell table:style-name="ce3" table:formula="of:=2*DEGREES(ASIN([.$E$2]/2/[.$B$1]*SQRT([.A72])))" office:value-type="float" office:value="98.4244870795843">
            <text:p>98,4245</text:p>
          </table:table-cell>
          <table:table-cell table:style-name="ce5" table:formula="of:=2*DEGREES(ASIN([.$F$2]/2/[.$B$1]*SQRT([.A72])))" office:value-type="float" office:value="99.7752909847874">
            <text:p>99,7753</text:p>
          </table:table-cell>
          <table:table-cell table:style-name="ce5" table:formula="of:=2*DEGREES(ASIN([.G$2]/2/[.$B$1]*SQRT([.$A72])))" office:value-type="float" office:value="16.9442863379661">
            <text:p>16,9443</text:p>
          </table:table-cell>
          <table:table-cell table:style-name="ce5" table:formula="of:=2*DEGREES(ASIN([.H$2]/2/[.$B$1]*SQRT([.$A72])))" office:value-type="float" office:value="67.8132872409695">
            <text:p>67,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EUR !</text:p>
          </table:table-cell>
          <table:table-cell table:style-name="ce3" table:formula="of:=2*DEGREES(ASIN([.$E$2]/2/[.$B$1]*SQRT([.A73])))" office:value-type="float" office:value="99.3881454946424">
            <text:p>99,3881</text:p>
          </table:table-cell>
          <table:table-cell table:style-name="ce5" table:formula="of:=2*DEGREES(ASIN([.$F$2]/2/[.$B$1]*SQRT([.A73])))" office:value-type="float" office:value="100.762473898778">
            <text:p>100,7625</text:p>
          </table:table-cell>
          <table:table-cell table:style-name="ce5" table:formula="of:=2*DEGREES(ASIN([.G$2]/2/[.$B$1]*SQRT([.$A73])))" office:value-type="float" office:value="17.0675387691281">
            <text:p>17,0675</text:p>
          </table:table-cell>
          <table:table-cell table:style-name="ce5" table:formula="of:=2*DEGREES(ASIN([.H$2]/2/[.$B$1]*SQRT([.$A73])))" office:value-type="float" office:value="68.3703194317254">
            <text:p>68,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EUR !</text:p>
          </table:table-cell>
          <table:table-cell table:style-name="ce3" table:formula="of:=2*DEGREES(ASIN([.$E$2]/2/[.$B$1]*SQRT([.A74])))" office:value-type="float" office:value="100.354491447102">
            <text:p>100,3545</text:p>
          </table:table-cell>
          <table:table-cell table:style-name="ce5" table:formula="of:=2*DEGREES(ASIN([.$F$2]/2/[.$B$1]*SQRT([.A74])))" office:value-type="float" office:value="101.752900907724">
            <text:p>101,7529</text:p>
          </table:table-cell>
          <table:table-cell table:style-name="ce5" table:formula="of:=2*DEGREES(ASIN([.G$2]/2/[.$B$1]*SQRT([.$A74])))" office:value-type="float" office:value="17.1899336085778">
            <text:p>17,1899</text:p>
          </table:table-cell>
          <table:table-cell table:style-name="ce5" table:formula="of:=2*DEGREES(ASIN([.H$2]/2/[.$B$1]*SQRT([.$A74])))" office:value-type="float" office:value="68.9252123787002">
            <text:p>68,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EUR !</text:p>
          </table:table-cell>
          <table:table-cell table:style-name="ce3" table:formula="of:=2*DEGREES(ASIN([.$E$2]/2/[.$B$1]*SQRT([.A75])))" office:value-type="float" office:value="101.323824895935">
            <text:p>101,3238</text:p>
          </table:table-cell>
          <table:table-cell/>
          <table:table-cell table:style-name="ce5" table:formula="of:=2*DEGREES(ASIN([.G$2]/2/[.$B$1]*SQRT([.$A75])))" office:value-type="float" office:value="17.3114890595742">
            <text:p>17,3115</text:p>
          </table:table-cell>
          <table:table-cell table:style-name="ce5" table:formula="of:=2*DEGREES(ASIN([.H$2]/2/[.$B$1]*SQRT([.$A75])))" office:value-type="float" office:value="69.4780420029745">
            <text:p>69,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EUR !</text:p>
          </table:table-cell>
          <table:table-cell table:style-name="ce3" table:formula="of:=2*DEGREES(ASIN([.$E$2]/2/[.$B$1]*SQRT([.A76])))" office:value-type="float" office:value="102.296453906959">
            <text:p>102,2965</text:p>
          </table:table-cell>
          <table:table-cell/>
          <table:table-cell table:style-name="ce5" table:formula="of:=2*DEGREES(ASIN([.G$2]/2/[.$B$1]*SQRT([.$A76])))" office:value-type="float" office:value="17.4322226946338">
            <text:p>17,4322</text:p>
          </table:table-cell>
          <table:table-cell table:style-name="ce5" table:formula="of:=2*DEGREES(ASIN([.H$2]/2/[.$B$1]*SQRT([.$A76])))" office:value-type="float" office:value="70.0288820599506">
            <text:p>70,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EUR !</text:p>
          </table:table-cell>
          <table:table-cell table:style-name="ce3" table:formula="of:=2*DEGREES(ASIN([.$E$2]/2/[.$B$1]*SQRT([.A77])))" office:value-type="float" office:value="103.272695642631">
            <text:p>103,2727</text:p>
          </table:table-cell>
          <table:table-cell/>
          <table:table-cell table:style-name="ce5" table:formula="of:=2*DEGREES(ASIN([.G$2]/2/[.$B$1]*SQRT([.$A77])))" office:value-type="float" office:value="17.5521514856905">
            <text:p>17,5522</text:p>
          </table:table-cell>
          <table:table-cell table:style-name="ce5" table:formula="of:=2*DEGREES(ASIN([.H$2]/2/[.$B$1]*SQRT([.$A77])))" office:value-type="float" office:value="70.577804255271">
            <text:p>70,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EUR !</text:p>
          </table:table-cell>
          <table:table-cell table:style-name="ce3" table:formula="of:=2*DEGREES(ASIN([.$E$2]/2/[.$B$1]*SQRT([.A78])))" office:value-type="float" office:value="104.252877425136">
            <text:p>104,2529</text:p>
          </table:table-cell>
          <table:table-cell/>
          <table:table-cell table:style-name="ce5" table:formula="of:=2*DEGREES(ASIN([.G$2]/2/[.$B$1]*SQRT([.$A78])))" office:value-type="float" office:value="17.671291832426">
            <text:p>17,6713</text:p>
          </table:table-cell>
          <table:table-cell table:style-name="ce5" table:formula="of:=2*DEGREES(ASIN([.H$2]/2/[.$B$1]*SQRT([.$A78])))" office:value-type="float" office:value="71.1248783540375">
            <text:p>71,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EUR !</text:p>
          </table:table-cell>
          <table:table-cell table:style-name="ce3" table:formula="of:=2*DEGREES(ASIN([.$E$2]/2/[.$B$1]*SQRT([.A79])))" office:value-type="float" office:value="105.237337883518">
            <text:p>105,2373</text:p>
          </table:table-cell>
          <table:table-cell/>
          <table:table-cell table:style-name="ce5" table:formula="of:=2*DEGREES(ASIN([.G$2]/2/[.$B$1]*SQRT([.$A79])))" office:value-type="float" office:value="17.7896595889062">
            <text:p>17,7897</text:p>
          </table:table-cell>
          <table:table-cell table:style-name="ce5" table:formula="of:=2*DEGREES(ASIN([.H$2]/2/[.$B$1]*SQRT([.$A79])))" office:value-type="float" office:value="71.6701722838362">
            <text:p>71,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EUR !</text:p>
          </table:table-cell>
          <table:table-cell table:style-name="ce3" table:formula="of:=2*DEGREES(ASIN([.$E$2]/2/[.$B$1]*SQRT([.A80])))" office:value-type="float" office:value="106.226428197046">
            <text:p>106,2264</text:p>
          </table:table-cell>
          <table:table-cell/>
          <table:table-cell table:style-name="ce5" table:formula="of:=2*DEGREES(ASIN([.G$2]/2/[.$B$1]*SQRT([.$A80])))" office:value-type="float" office:value="17.9072700886435">
            <text:p>17,9073</text:p>
          </table:table-cell>
          <table:table-cell table:style-name="ce5" table:formula="of:=2*DEGREES(ASIN([.H$2]/2/[.$B$1]*SQRT([.$A80])))" office:value-type="float" office:value="72.2137522320296">
            <text:p>72,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EUR !</text:p>
          </table:table-cell>
          <table:table-cell table:style-name="ce3" table:formula="of:=2*DEGREES(ASIN([.$E$2]/2/[.$B$1]*SQRT([.A81])))" office:value-type="float" office:value="107.220513448715">
            <text:p>107,2205</text:p>
          </table:table-cell>
          <table:table-cell/>
          <table:table-cell table:style-name="ce5" table:formula="of:=2*DEGREES(ASIN([.G$2]/2/[.$B$1]*SQRT([.$A81])))" office:value-type="float" office:value="18.0241381681999">
            <text:p>18,0241</text:p>
          </table:table-cell>
          <table:table-cell table:style-name="ce5" table:formula="of:=2*DEGREES(ASIN([.H$2]/2/[.$B$1]*SQRT([.$A81])))" office:value-type="float" office:value="72.7556827377389">
            <text:p>72,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EUR !</text:p>
          </table:table-cell>
          <table:table-cell table:style-name="ce3" table:formula="of:=2*DEGREES(ASIN([.$E$2]/2/[.$B$1]*SQRT([.A82])))" office:value-type="float" office:value="108.219974104778">
            <text:p>108,2200</text:p>
          </table:table-cell>
          <table:table-cell/>
          <table:table-cell table:style-name="ce5" table:formula="of:=2*DEGREES(ASIN([.G$2]/2/[.$B$1]*SQRT([.$A82])))" office:value-type="float" office:value="18.1402781894312">
            <text:p>18,1403</text:p>
          </table:table-cell>
          <table:table-cell table:style-name="ce5" table:formula="of:=2*DEGREES(ASIN([.H$2]/2/[.$B$1]*SQRT([.$A82])))" office:value-type="float" office:value="73.2960267789061">
            <text:p>73,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EUR !</text:p>
          </table:table-cell>
          <table:table-cell table:style-name="ce3" table:formula="of:=2*DEGREES(ASIN([.$E$2]/2/[.$B$1]*SQRT([.A83])))" office:value-type="float" office:value="109.22520763863">
            <text:p>109,2252</text:p>
          </table:table-cell>
          <table:table-cell/>
          <table:table-cell table:style-name="ce5" table:formula="of:=2*DEGREES(ASIN([.G$2]/2/[.$B$1]*SQRT([.$A83])))" office:value-type="float" office:value="18.2557040604676">
            <text:p>18,2557</text:p>
          </table:table-cell>
          <table:table-cell table:style-name="ce5" table:formula="of:=2*DEGREES(ASIN([.H$2]/2/[.$B$1]*SQRT([.$A83])))" office:value-type="float" office:value="73.8348458547932">
            <text:p>73,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EUR !</text:p>
          </table:table-cell>
          <table:table-cell table:style-name="ce3" table:formula="of:=2*DEGREES(ASIN([.$E$2]/2/[.$B$1]*SQRT([.A84])))" office:value-type="float" office:value="110.236630320191">
            <text:p>110,2366</text:p>
          </table:table-cell>
          <table:table-cell/>
          <table:table-cell table:style-name="ce5" table:formula="of:=2*DEGREES(ASIN([.G$2]/2/[.$B$1]*SQRT([.$A84])))" office:value-type="float" office:value="18.3704292555177">
            <text:p>18,3704</text:p>
          </table:table-cell>
          <table:table-cell table:style-name="ce5" table:formula="of:=2*DEGREES(ASIN([.H$2]/2/[.$B$1]*SQRT([.$A84])))" office:value-type="float" office:value="74.3722000642477">
            <text:p>74,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EUR !</text:p>
          </table:table-cell>
          <table:table-cell table:style-name="ce3" table:formula="of:=2*DEGREES(ASIN([.$E$2]/2/[.$B$1]*SQRT([.A85])))" office:value-type="float" office:value="111.254679195392">
            <text:p>111,2547</text:p>
          </table:table-cell>
          <table:table-cell/>
          <table:table-cell table:style-name="ce5" table:formula="of:=2*DEGREES(ASIN([.G$2]/2/[.$B$1]*SQRT([.$A85])))" office:value-type="float" office:value="18.4844668335745">
            <text:p>18,4845</text:p>
          </table:table-cell>
          <table:table-cell table:style-name="ce5" table:formula="of:=2*DEGREES(ASIN([.H$2]/2/[.$B$1]*SQRT([.$A85])))" office:value-type="float" office:value="74.9081481800372">
            <text:p>74,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EUR !</text:p>
          </table:table-cell>
          <table:table-cell table:style-name="ce3" table:formula="of:=2*DEGREES(ASIN([.$E$2]/2/[.$B$1]*SQRT([.A86])))" office:value-type="float" office:value="112.279814284449">
            <text:p>112,2798</text:p>
          </table:table-cell>
          <table:table-cell/>
          <table:table-cell table:style-name="ce5" table:formula="of:=2*DEGREES(ASIN([.G$2]/2/[.$B$1]*SQRT([.$A86])))" office:value-type="float" office:value="18.597829456098">
            <text:p>18,5978</text:p>
          </table:table-cell>
          <table:table-cell table:style-name="ce5" table:formula="of:=2*DEGREES(ASIN([.H$2]/2/[.$B$1]*SQRT([.$A86])))" office:value-type="float" office:value="75.4427477195353">
            <text:p>75,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EUR !</text:p>
          </table:table-cell>
          <table:table-cell table:style-name="ce3" table:formula="of:=2*DEGREES(ASIN([.$E$2]/2/[.$B$1]*SQRT([.A87])))" office:value-type="float" office:value="113.312521032546">
            <text:p>113,3125</text:p>
          </table:table-cell>
          <table:table-cell/>
          <table:table-cell table:style-name="ce5" table:formula="of:=2*DEGREES(ASIN([.G$2]/2/[.$B$1]*SQRT([.$A87])))" office:value-type="float" office:value="18.7105294037415">
            <text:p>18,7105</text:p>
          </table:table-cell>
          <table:table-cell table:style-name="ce5" table:formula="of:=2*DEGREES(ASIN([.H$2]/2/[.$B$1]*SQRT([.$A87])))" office:value-type="float" office:value="75.9760550120152">
            <text:p>75,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EUR !</text:p>
          </table:table-cell>
          <table:table-cell table:style-name="ce3" table:formula="of:=2*DEGREES(ASIN([.$E$2]/2/[.$B$1]*SQRT([.A88])))" office:value-type="float" office:value="114.353313052576">
            <text:p>114,3533</text:p>
          </table:table-cell>
          <table:table-cell/>
          <table:table-cell table:style-name="ce5" table:formula="of:=2*DEGREES(ASIN([.G$2]/2/[.$B$1]*SQRT([.$A88])))" office:value-type="float" office:value="18.8225785921835">
            <text:p>18,8226</text:p>
          </table:table-cell>
          <table:table-cell table:style-name="ce5" table:formula="of:=2*DEGREES(ASIN([.H$2]/2/[.$B$1]*SQRT([.$A88])))" office:value-type="float" office:value="76.5081252627935">
            <text:p>76,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EUR !</text:p>
          </table:table-cell>
          <table:table-cell table:style-name="ce3" table:formula="of:=2*DEGREES(ASIN([.$E$2]/2/[.$B$1]*SQRT([.A89])))" office:value-type="float" office:value="115.402735206803">
            <text:p>115,4027</text:p>
          </table:table-cell>
          <table:table-cell/>
          <table:table-cell table:style-name="ce5" table:formula="of:=2*DEGREES(ASIN([.G$2]/2/[.$B$1]*SQRT([.$A89])))" office:value-type="float" office:value="18.9339885871241">
            <text:p>18,9340</text:p>
          </table:table-cell>
          <table:table-cell table:style-name="ce5" table:formula="of:=2*DEGREES(ASIN([.H$2]/2/[.$B$1]*SQRT([.$A89])))" office:value-type="float" office:value="77.0390126144446">
            <text:p>77,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EUR !</text:p>
          </table:table-cell>
          <table:table-cell table:style-name="ce3" table:formula="of:=2*DEGREES(ASIN([.$E$2]/2/[.$B$1]*SQRT([.A90])))" office:value-type="float" office:value="116.461367083241">
            <text:p>116,4614</text:p>
          </table:table-cell>
          <table:table-cell/>
          <table:table-cell table:style-name="ce5" table:formula="of:=2*DEGREES(ASIN([.G$2]/2/[.$B$1]*SQRT([.$A90])))" office:value-type="float" office:value="19.0447706184984">
            <text:p>19,0448</text:p>
          </table:table-cell>
          <table:table-cell table:style-name="ce5" table:formula="of:=2*DEGREES(ASIN([.H$2]/2/[.$B$1]*SQRT([.$A90])))" office:value-type="float" office:value="77.568770205293">
            <text:p>77,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EUR !</text:p>
          </table:table-cell>
          <table:table-cell table:style-name="ce3" table:formula="of:=2*DEGREES(ASIN([.$E$2]/2/[.$B$1]*SQRT([.A91])))" office:value-type="float" office:value="117.529826933416">
            <text:p>117,5298</text:p>
          </table:table-cell>
          <table:table-cell/>
          <table:table-cell table:style-name="ce5" table:formula="of:=2*DEGREES(ASIN([.G$2]/2/[.$B$1]*SQRT([.$A91])))" office:value-type="float" office:value="19.1549355939563">
            <text:p>19,1549</text:p>
          </table:table-cell>
          <table:table-cell table:style-name="ce5" table:formula="of:=2*DEGREES(ASIN([.H$2]/2/[.$B$1]*SQRT([.$A91])))" office:value-type="float" office:value="78.0974502253758">
            <text:p>78,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EUR !</text:p>
          </table:table-cell>
          <table:table-cell table:style-name="ce3" table:formula="of:=2*DEGREES(ASIN([.$E$2]/2/[.$B$1]*SQRT([.A92])))" office:value-type="float" office:value="118.608776151671">
            <text:p>118,6088</text:p>
          </table:table-cell>
          <table:table-cell/>
          <table:table-cell table:style-name="ce5" table:formula="of:=2*DEGREES(ASIN([.G$2]/2/[.$B$1]*SQRT([.$A92])))" office:value-type="float" office:value="19.264494111655">
            <text:p>19,2645</text:p>
          </table:table-cell>
          <table:table-cell table:style-name="ce5" table:formula="of:=2*DEGREES(ASIN([.H$2]/2/[.$B$1]*SQRT([.$A92])))" office:value-type="float" office:value="78.6251039700527">
            <text:p>78,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EUR !</text:p>
          </table:table-cell>
          <table:table-cell table:style-name="ce3" table:formula="of:=2*DEGREES(ASIN([.$E$2]/2/[.$B$1]*SQRT([.A93])))" office:value-type="float" office:value="119.698924392876">
            <text:p>119,6989</text:p>
          </table:table-cell>
          <table:table-cell/>
          <table:table-cell table:style-name="ce5" table:formula="of:=2*DEGREES(ASIN([.G$2]/2/[.$B$1]*SQRT([.$A93])))" office:value-type="float" office:value="19.3734564724056">
            <text:p>19,3735</text:p>
          </table:table-cell>
          <table:table-cell table:style-name="ce5" table:formula="of:=2*DEGREES(ASIN([.H$2]/2/[.$B$1]*SQRT([.$A93])))" office:value-type="float" office:value="79.1517818914323">
            <text:p>79,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EUR !</text:p>
          </table:table-cell>
          <table:table-cell table:style-name="ce3" table:formula="of:=2*DEGREES(ASIN([.$E$2]/2/[.$B$1]*SQRT([.A94])))" office:value-type="float" office:value="120.801035446323">
            <text:p>120,8010</text:p>
          </table:table-cell>
          <table:table-cell/>
          <table:table-cell table:style-name="ce5" table:formula="of:=2*DEGREES(ASIN([.G$2]/2/[.$B$1]*SQRT([.$A94])))" office:value-type="float" office:value="19.4818326912143">
            <text:p>19,4818</text:p>
          </table:table-cell>
          <table:table-cell table:style-name="ce5" table:formula="of:=2*DEGREES(ASIN([.H$2]/2/[.$B$1]*SQRT([.$A94])))" office:value-type="float" office:value="79.6775336477681">
            <text:p>79,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EUR !</text:p>
          </table:table-cell>
          <table:table-cell table:style-name="ce3" table:formula="of:=2*DEGREES(ASIN([.$E$2]/2/[.$B$1]*SQRT([.A95])))" office:value-type="float" office:value="121.915934009906">
            <text:p>121,9159</text:p>
          </table:table-cell>
          <table:table-cell/>
          <table:table-cell table:style-name="ce5" table:formula="of:=2*DEGREES(ASIN([.G$2]/2/[.$B$1]*SQRT([.$A95])))" office:value-type="float" office:value="19.5896325082538">
            <text:p>19,5896</text:p>
          </table:table-cell>
          <table:table-cell table:style-name="ce5" table:formula="of:=2*DEGREES(ASIN([.H$2]/2/[.$B$1]*SQRT([.$A95])))" office:value-type="float" office:value="80.2024081509723">
            <text:p>80,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EUR !</text:p>
          </table:table-cell>
          <table:table-cell table:style-name="ce3" table:formula="of:=2*DEGREES(ASIN([.$E$2]/2/[.$B$1]*SQRT([.A96])))" office:value-type="float" office:value="123.044513542013">
            <text:p>123,0445</text:p>
          </table:table-cell>
          <table:table-cell/>
          <table:table-cell table:style-name="ce5" table:formula="of:=2*DEGREES(ASIN([.G$2]/2/[.$B$1]*SQRT([.$A96])))" office:value-type="float" office:value="19.6968653992995">
            <text:p>19,6969</text:p>
          </table:table-cell>
          <table:table-cell table:style-name="ce5" table:formula="of:=2*DEGREES(ASIN([.H$2]/2/[.$B$1]*SQRT([.$A96])))" office:value-type="float" office:value="80.726453612381">
            <text:p>80,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EUR !</text:p>
          </table:table-cell>
          <table:table-cell table:style-name="ce3" table:formula="of:=2*DEGREES(ASIN([.$E$2]/2/[.$B$1]*SQRT([.A97])))" office:value-type="float" office:value="124.187745411189">
            <text:p>124,1877</text:p>
          </table:table-cell>
          <table:table-cell/>
          <table:table-cell table:style-name="ce5" table:formula="of:=2*DEGREES(ASIN([.G$2]/2/[.$B$1]*SQRT([.$A97])))" office:value-type="float" office:value="19.8035405856613">
            <text:p>19,8035</text:p>
          </table:table-cell>
          <table:table-cell table:style-name="ce5" table:formula="of:=2*DEGREES(ASIN([.H$2]/2/[.$B$1]*SQRT([.$A97])))" office:value-type="float" office:value="81.2497175869025">
            <text:p>81,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EUR !</text:p>
          </table:table-cell>
          <table:table-cell table:style-name="ce3" table:formula="of:=2*DEGREES(ASIN([.$E$2]/2/[.$B$1]*SQRT([.A98])))" office:value-type="float" office:value="125.34668961851">
            <text:p>125,3467</text:p>
          </table:table-cell>
          <table:table-cell/>
          <table:table-cell table:style-name="ce5" table:formula="of:=2*DEGREES(ASIN([.G$2]/2/[.$B$1]*SQRT([.$A98])))" office:value-type="float" office:value="19.9096670436419">
            <text:p>19,9097</text:p>
          </table:table-cell>
          <table:table-cell table:style-name="ce5" table:formula="of:=2*DEGREES(ASIN([.H$2]/2/[.$B$1]*SQRT([.$A98])))" office:value-type="float" office:value="81.7722470156653">
            <text:p>81,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EUR !</text:p>
          </table:table-cell>
          <table:table-cell table:style-name="ce3" table:formula="of:=2*DEGREES(ASIN([.$E$2]/2/[.$B$1]*SQRT([.A99])))" office:value-type="float" office:value="126.522507438891">
            <text:p>126,5225</text:p>
          </table:table-cell>
          <table:table-cell/>
          <table:table-cell table:style-name="ce5" table:formula="of:=2*DEGREES(ASIN([.G$2]/2/[.$B$1]*SQRT([.$A99])))" office:value-type="float" office:value="20.015253513547">
            <text:p>20,0153</text:p>
          </table:table-cell>
          <table:table-cell table:style-name="ce5" table:formula="of:=2*DEGREES(ASIN([.H$2]/2/[.$B$1]*SQRT([.$A99])))" office:value-type="float" office:value="82.2940882672838">
            <text:p>82,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EUR !</text:p>
          </table:table-cell>
          <table:table-cell table:style-name="ce3" table:formula="of:=2*DEGREES(ASIN([.$E$2]/2/[.$B$1]*SQRT([.A100])))" office:value-type="float" office:value="127.716476421166">
            <text:p>127,7165</text:p>
          </table:table-cell>
          <table:table-cell/>
          <table:table-cell table:style-name="ce5" table:formula="of:=2*DEGREES(ASIN([.G$2]/2/[.$B$1]*SQRT([.$A100])))" office:value-type="float" office:value="20.1203085082747">
            <text:p>20,1203</text:p>
          </table:table-cell>
          <table:table-cell table:style-name="ce5" table:formula="of:=2*DEGREES(ASIN([.H$2]/2/[.$B$1]*SQRT([.$A100])))" office:value-type="float" office:value="82.8152871778449">
            <text:p>82,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EUR !</text:p>
          </table:table-cell>
          <table:table-cell table:style-name="ce3" table:formula="of:=2*DEGREES(ASIN([.$E$2]/2/[.$B$1]*SQRT([.A101])))" office:value-type="float" office:value="128.930008310758">
            <text:p>128,9300</text:p>
          </table:table-cell>
          <table:table-cell/>
          <table:table-cell table:style-name="ce5" table:formula="of:=2*DEGREES(ASIN([.G$2]/2/[.$B$1]*SQRT([.$A101])))" office:value-type="float" office:value="20.2248403215067">
            <text:p>20,2248</text:p>
          </table:table-cell>
          <table:table-cell table:style-name="ce5" table:formula="of:=2*DEGREES(ASIN([.H$2]/2/[.$B$1]*SQRT([.$A101])))" office:value-type="float" office:value="83.3358890897196">
            <text:p>83,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EUR !</text:p>
          </table:table-cell>
          <table:table-cell table:style-name="ce3" table:formula="of:=2*DEGREES(ASIN([.$E$2]/2/[.$B$1]*SQRT([.A102])))" office:value-type="float" office:value="130.164670624982">
            <text:p>130,1647</text:p>
          </table:table-cell>
          <table:table-cell/>
          <table:table-cell table:style-name="ce5" table:formula="of:=2*DEGREES(ASIN([.G$2]/2/[.$B$1]*SQRT([.$A102])))" office:value-type="float" office:value="20.328857035525">
            <text:p>20,3289</text:p>
          </table:table-cell>
          <table:table-cell table:style-name="ce5" table:formula="of:=2*DEGREES(ASIN([.H$2]/2/[.$B$1]*SQRT([.$A102])))" office:value-type="float" office:value="83.8559388892958">
            <text:p>83,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EUR !</text:p>
          </table:table-cell>
          <table:table-cell table:style-name="ce3" table:formula="of:=2*DEGREES(ASIN([.$E$2]/2/[.$B$1]*SQRT([.A103])))" office:value-type="float" office:value="131.422212836439">
            <text:p>131,4222</text:p>
          </table:table-cell>
          <table:table-cell/>
          <table:table-cell table:style-name="ce5" table:formula="of:=2*DEGREES(ASIN([.G$2]/2/[.$B$1]*SQRT([.$A103])))" office:value-type="float" office:value="20.4323665286729">
            <text:p>20,4324</text:p>
          </table:table-cell>
          <table:table-cell table:style-name="ce5" table:formula="of:=2*DEGREES(ASIN([.H$2]/2/[.$B$1]*SQRT([.$A103])))" office:value-type="float" office:value="84.375481043723">
            <text:p>84,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,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,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,931</text:p>
          </table:table-cell>
          <table:table-cell table:formula="of:=12.4/[.E1]" office:value-type="float" office:value="1.24">
            <text:p>1,24</text:p>
          </table:table-cell>
          <table:table-cell table:style-name="ce3" table:formula="of:=12.4/[.F1]" office:value-type="float" office:value="1.03333333333333">
            <text:p>1,0333</text:p>
          </table:table-cell>
          <table:table-cell table:style-name="ce3" office:value-type="float" office:value="1.0223">
            <text:p>1,0223</text:p>
          </table:table-cell>
          <table:table-cell table:style-name="ce3" office:value-type="float" office:value="1.033">
            <text:p>1,0330</text:p>
          </table:table-cell>
          <table:table-cell table:number-columns-repeated="1016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,9137</text:p>
          </table:table-cell>
          <table:table-cell table:style-name="ce3" table:formula="of:=2*DEGREES(ASIN([.$E$2]/2/[.$B$1]*SQRT([.A4])))" office:value-type="float" office:value="1.21699387080258">
            <text:p>1,2170</text:p>
          </table:table-cell>
          <table:table-cell table:style-name="ce5" table:formula="of:=2*DEGREES(ASIN([.$F$2]/2/[.$B$1]*SQRT([.A4])))" office:value-type="float" office:value="1.01415573353895">
            <text:p>1,0142</text:p>
          </table:table-cell>
          <table:table-cell table:style-name="ce5" table:formula="of:=2*DEGREES(ASIN([.G$2]/2/[.$B$1]*SQRT([.$A4])))" office:value-type="float" office:value="1.00332688926609">
            <text:p>1,0033</text:p>
          </table:table-cell>
          <table:table-cell table:style-name="ce5" table:formula="of:=2*DEGREES(ASIN([.H$2]/2/[.$B$1]*SQRT([.$A4])))" office:value-type="float" office:value="1.01382857799066">
            <text:p>1,0138</text:p>
          </table:table-cell>
          <table:table-cell table:number-columns-repeated="1016"/>
        </table:table-row>
        <table:table-row table:style-name="ro1">
          <table:table-cell table:style-name="ce13" table:formula="of:=[.A4]+1" office:value-type="float" office:value="2">
            <text:p>2</text:p>
          </table:table-cell>
          <table:table-cell table:style-name="ce13" table:number-columns-repeated="2"/>
          <table:table-cell table:style-name="ce14" table:formula="of:=2*DEGREES(ASIN([.$D$2]/2/[.$B$1]*SQRT([.A5])))" office:value-type="float" office:value="1.2922079986314">
            <text:p>1,2922</text:p>
          </table:table-cell>
          <table:table-cell table:style-name="ce14" table:formula="of:=2*DEGREES(ASIN([.$E$2]/2/[.$B$1]*SQRT([.A5])))" office:value-type="float" office:value="1.7211215941945">
            <text:p>1,7211</text:p>
          </table:table-cell>
          <table:table-cell table:style-name="ce15" table:formula="of:=2*DEGREES(ASIN([.$F$2]/2/[.$B$1]*SQRT([.A5])))" office:value-type="float" office:value="1.43425151684671">
            <text:p>1,4343</text:p>
          </table:table-cell>
          <table:table-cell table:style-name="ce15" table:formula="of:=2*DEGREES(ASIN([.G$2]/2/[.$B$1]*SQRT([.$A5])))" office:value-type="float" office:value="1.41893662497597">
            <text:p>1,4189</text:p>
          </table:table-cell>
          <table:table-cell table:style-name="ce15" table:formula="of:=2*DEGREES(ASIN([.H$2]/2/[.$B$1]*SQRT([.$A5])))" office:value-type="float" office:value="1.43378883091776">
            <text:p>1,4338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style-name="ce13" table:formula="of:=[.A5]+1" office:value-type="float" office:value="3">
            <text:p>3</text:p>
          </table:table-cell>
          <table:table-cell table:style-name="ce13" table:number-columns-repeated="2"/>
          <table:table-cell table:style-name="ce14" table:formula="of:=2*DEGREES(ASIN([.$D$2]/2/[.$B$1]*SQRT([.A6])))" office:value-type="float" office:value="1.58264189132927">
            <text:p>1,5826</text:p>
          </table:table-cell>
          <table:table-cell table:style-name="ce14" table:formula="of:=2*DEGREES(ASIN([.$E$2]/2/[.$B$1]*SQRT([.A6])))" office:value-type="float" office:value="2.1079744783557">
            <text:p>2,1080</text:p>
          </table:table-cell>
          <table:table-cell table:style-name="ce15" table:formula="of:=2*DEGREES(ASIN([.$F$2]/2/[.$B$1]*SQRT([.A6])))" office:value-type="float" office:value="1.75661512342727">
            <text:p>1,7566</text:p>
          </table:table-cell>
          <table:table-cell table:style-name="ce15" table:formula="of:=2*DEGREES(ASIN([.G$2]/2/[.$B$1]*SQRT([.$A6])))" office:value-type="float" office:value="1.73785756126143">
            <text:p>1,7379</text:p>
          </table:table-cell>
          <table:table-cell table:style-name="ce15" table:formula="of:=2*DEGREES(ASIN([.H$2]/2/[.$B$1]*SQRT([.$A6])))" office:value-type="float" office:value="1.75604842901921">
            <text:p>1,7560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,8275</text:p>
          </table:table-cell>
          <table:table-cell table:style-name="ce3" table:formula="of:=2*DEGREES(ASIN([.$E$2]/2/[.$B$1]*SQRT([.A7])))" office:value-type="float" office:value="2.43412503373804">
            <text:p>2,4341</text:p>
          </table:table-cell>
          <table:table-cell table:style-name="ce5" table:formula="of:=2*DEGREES(ASIN([.$F$2]/2/[.$B$1]*SQRT([.A7])))" office:value-type="float" office:value="2.02839091238161">
            <text:p>2,0284</text:p>
          </table:table-cell>
          <table:table-cell table:style-name="ce5" table:formula="of:=2*DEGREES(ASIN([.G$2]/2/[.$B$1]*SQRT([.$A7])))" office:value-type="float" office:value="2.00673070581071">
            <text:p>2,0067</text:p>
          </table:table-cell>
          <table:table-cell table:style-name="ce5" table:formula="of:=2*DEGREES(ASIN([.H$2]/2/[.$B$1]*SQRT([.$A7])))" office:value-type="float" office:value="2.02773652441826">
            <text:p>2,0277</text:p>
          </table:table-cell>
          <table:table-cell table:number-columns-repeated="1016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,0432</text:p>
          </table:table-cell>
          <table:table-cell table:style-name="ce10" table:formula="of:=2*DEGREES(ASIN([.$E$2]/2/[.$B$1]*SQRT([.A8])))" office:value-type="float" office:value="2.72148569673484">
            <text:p>2,7215</text:p>
          </table:table-cell>
          <table:table-cell table:style-name="ce11" table:formula="of:=2*DEGREES(ASIN([.$F$2]/2/[.$B$1]*SQRT([.A8])))" office:value-type="float" office:value="2.267839594206">
            <text:p>2,2678</text:p>
          </table:table-cell>
          <table:table-cell table:style-name="ce11" table:formula="of:=2*DEGREES(ASIN([.G$2]/2/[.$B$1]*SQRT([.$A8])))" office:value-type="float" office:value="2.24362180842558">
            <text:p>2,2436</text:p>
          </table:table-cell>
          <table:table-cell table:style-name="ce11" table:formula="of:=2*DEGREES(ASIN([.H$2]/2/[.$B$1]*SQRT([.$A8])))" office:value-type="float" office:value="2.26710793756785">
            <text:p>2,267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,2383</text:p>
          </table:table-cell>
          <table:table-cell table:style-name="ce10" table:formula="of:=2*DEGREES(ASIN([.$E$2]/2/[.$B$1]*SQRT([.A9])))" office:value-type="float" office:value="2.9812942784145">
            <text:p>2,9813</text:p>
          </table:table-cell>
          <table:table-cell table:style-name="ce11" table:formula="of:=2*DEGREES(ASIN([.$F$2]/2/[.$B$1]*SQRT([.A9])))" office:value-type="float" office:value="2.48432624537074">
            <text:p>2,4843</text:p>
          </table:table-cell>
          <table:table-cell table:style-name="ce11" table:formula="of:=2*DEGREES(ASIN([.G$2]/2/[.$B$1]*SQRT([.$A9])))" office:value-type="float" office:value="2.4577959619031">
            <text:p>2,4578</text:p>
          </table:table-cell>
          <table:table-cell table:style-name="ce11" table:formula="of:=2*DEGREES(ASIN([.H$2]/2/[.$B$1]*SQRT([.$A9])))" office:value-type="float" office:value="2.48352472428882">
            <text:p>2,48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,4176</text:p>
          </table:table-cell>
          <table:table-cell table:style-name="ce10" table:formula="of:=2*DEGREES(ASIN([.$E$2]/2/[.$B$1]*SQRT([.A10])))" office:value-type="float" office:value="3.22022642541205">
            <text:p>3,2202</text:p>
          </table:table-cell>
          <table:table-cell table:style-name="ce11" table:formula="of:=2*DEGREES(ASIN([.$F$2]/2/[.$B$1]*SQRT([.A10])))" office:value-type="float" office:value="2.68341407638442">
            <text:p>2,6834</text:p>
          </table:table-cell>
          <table:table-cell table:style-name="ce11" table:formula="of:=2*DEGREES(ASIN([.G$2]/2/[.$B$1]*SQRT([.$A10])))" office:value-type="float" office:value="2.65475698422162">
            <text:p>2,6548</text:p>
          </table:table-cell>
          <table:table-cell table:style-name="ce11" table:formula="of:=2*DEGREES(ASIN([.H$2]/2/[.$B$1]*SQRT([.$A10])))" office:value-type="float" office:value="2.68254830075738">
            <text:p>2,68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,5846</text:p>
          </table:table-cell>
          <table:table-cell table:style-name="ce10" table:formula="of:=2*DEGREES(ASIN([.$E$2]/2/[.$B$1]*SQRT([.A11])))" office:value-type="float" office:value="3.44263160778361">
            <text:p>3,4426</text:p>
          </table:table-cell>
          <table:table-cell table:style-name="ce11" table:formula="of:=2*DEGREES(ASIN([.$F$2]/2/[.$B$1]*SQRT([.A11])))" office:value-type="float" office:value="2.86872777856102">
            <text:p>2,8687</text:p>
          </table:table-cell>
          <table:table-cell table:style-name="ce11" table:formula="of:=2*DEGREES(ASIN([.G$2]/2/[.$B$1]*SQRT([.$A11])))" office:value-type="float" office:value="2.83809087069812">
            <text:p>2,8381</text:p>
          </table:table-cell>
          <table:table-cell table:style-name="ce11" table:formula="of:=2*DEGREES(ASIN([.H$2]/2/[.$B$1]*SQRT([.$A11])))" office:value-type="float" office:value="2.86780218922719">
            <text:p>2,867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,7414</text:p>
          </table:table-cell>
          <table:table-cell table:style-name="ce3" table:formula="of:=2*DEGREES(ASIN([.$E$2]/2/[.$B$1]*SQRT([.A12])))" office:value-type="float" office:value="3.65153092039661">
            <text:p>3,6515</text:p>
          </table:table-cell>
          <table:table-cell table:style-name="ce5" table:formula="of:=2*DEGREES(ASIN([.$F$2]/2/[.$B$1]*SQRT([.A12])))" office:value-type="float" office:value="3.04278503786037">
            <text:p>3,0428</text:p>
          </table:table-cell>
          <table:table-cell table:style-name="ce5" table:formula="of:=2*DEGREES(ASIN([.G$2]/2/[.$B$1]*SQRT([.$A12])))" office:value-type="float" office:value="3.01028843001235">
            <text:p>3,0103</text:p>
          </table:table-cell>
          <table:table-cell table:style-name="ce5" table:formula="of:=2*DEGREES(ASIN([.H$2]/2/[.$B$1]*SQRT([.$A12])))" office:value-type="float" office:value="3.04180326365806">
            <text:p>3,0418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,8897</text:p>
          </table:table-cell>
          <table:table-cell table:style-name="ce10" table:formula="of:=2*DEGREES(ASIN([.$E$2]/2/[.$B$1]*SQRT([.A13])))" office:value-type="float" office:value="3.84912396243256">
            <text:p>3,8491</text:p>
          </table:table-cell>
          <table:table-cell table:style-name="ce11" table:formula="of:=2*DEGREES(ASIN([.$F$2]/2/[.$B$1]*SQRT([.A13])))" office:value-type="float" office:value="3.20741894199952">
            <text:p>3,2074</text:p>
          </table:table-cell>
          <table:table-cell table:style-name="ce11" table:formula="of:=2*DEGREES(ASIN([.G$2]/2/[.$B$1]*SQRT([.$A13])))" office:value-type="float" office:value="3.17316318145994">
            <text:p>3,1732</text:p>
          </table:table-cell>
          <table:table-cell table:style-name="ce11" table:formula="of:=2*DEGREES(ASIN([.H$2]/2/[.$B$1]*SQRT([.$A13])))" office:value-type="float" office:value="3.20638402057806">
            <text:p>3,2064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,0308</text:p>
          </table:table-cell>
          <table:table-cell table:style-name="ce10" table:formula="of:=2*DEGREES(ASIN([.$E$2]/2/[.$B$1]*SQRT([.A14])))" office:value-type="float" office:value="4.03707122227756">
            <text:p>4,0371</text:p>
          </table:table-cell>
          <table:table-cell table:style-name="ce11" table:formula="of:=2*DEGREES(ASIN([.$F$2]/2/[.$B$1]*SQRT([.A14])))" office:value-type="float" office:value="3.36401330598463">
            <text:p>3,3640</text:p>
          </table:table-cell>
          <table:table-cell table:style-name="ce11" table:formula="of:=2*DEGREES(ASIN([.G$2]/2/[.$B$1]*SQRT([.$A14])))" office:value-type="float" office:value="3.32808416804355">
            <text:p>3,3281</text:p>
          </table:table-cell>
          <table:table-cell table:style-name="ce11" table:formula="of:=2*DEGREES(ASIN([.H$2]/2/[.$B$1]*SQRT([.$A14])))" office:value-type="float" office:value="3.36292782871097">
            <text:p>3,3629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,1656</text:p>
          </table:table-cell>
          <table:table-cell table:style-name="ce10" table:formula="of:=2*DEGREES(ASIN([.$E$2]/2/[.$B$1]*SQRT([.A15])))" office:value-type="float" office:value="4.21666270994929">
            <text:p>4,2167</text:p>
          </table:table-cell>
          <table:table-cell table:style-name="ce11" table:formula="of:=2*DEGREES(ASIN([.$F$2]/2/[.$B$1]*SQRT([.A15])))" office:value-type="float" office:value="3.51364320234769">
            <text:p>3,5136</text:p>
          </table:table-cell>
          <table:table-cell table:style-name="ce11" table:formula="of:=2*DEGREES(ASIN([.G$2]/2/[.$B$1]*SQRT([.$A15])))" office:value-type="float" office:value="3.47611498636292">
            <text:p>3,4761</text:p>
          </table:table-cell>
          <table:table-cell table:style-name="ce11" table:formula="of:=2*DEGREES(ASIN([.H$2]/2/[.$B$1]*SQRT([.$A15])))" office:value-type="float" office:value="3.51250941388533">
            <text:p>3,51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,2949</text:p>
          </table:table-cell>
          <table:table-cell table:style-name="ce10" table:formula="of:=2*DEGREES(ASIN([.$E$2]/2/[.$B$1]*SQRT([.A16])))" office:value-type="float" office:value="4.38892428341398">
            <text:p>4,3889</text:p>
          </table:table-cell>
          <table:table-cell table:style-name="ce11" table:formula="of:=2*DEGREES(ASIN([.$F$2]/2/[.$B$1]*SQRT([.A16])))" office:value-type="float" office:value="3.6571635686595">
            <text:p>3,6572</text:p>
          </table:table-cell>
          <table:table-cell table:style-name="ce11" table:formula="of:=2*DEGREES(ASIN([.G$2]/2/[.$B$1]*SQRT([.$A16])))" office:value-type="float" office:value="3.61810144813573">
            <text:p>3,6181</text:p>
          </table:table-cell>
          <table:table-cell table:style-name="ce11" table:formula="of:=2*DEGREES(ASIN([.H$2]/2/[.$B$1]*SQRT([.$A16])))" office:value-type="float" office:value="3.65598343796767">
            <text:p>3,656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,4193</text:p>
          </table:table-cell>
          <table:table-cell table:style-name="ce10" table:formula="of:=2*DEGREES(ASIN([.$E$2]/2/[.$B$1]*SQRT([.A17])))" office:value-type="float" office:value="4.55468768875565">
            <text:p>4,5547</text:p>
          </table:table-cell>
          <table:table-cell table:style-name="ce11" table:formula="of:=2*DEGREES(ASIN([.$F$2]/2/[.$B$1]*SQRT([.A17])))" office:value-type="float" office:value="3.79526757596447">
            <text:p>3,7953</text:p>
          </table:table-cell>
          <table:table-cell table:style-name="ce11" table:formula="of:=2*DEGREES(ASIN([.G$2]/2/[.$B$1]*SQRT([.$A17])))" office:value-type="float" office:value="3.75472932548575">
            <text:p>3,7547</text:p>
          </table:table-cell>
          <table:table-cell table:style-name="ce11" table:formula="of:=2*DEGREES(ASIN([.H$2]/2/[.$B$1]*SQRT([.$A17])))" office:value-type="float" office:value="3.79404284847115">
            <text:p>3,794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,5393</text:p>
          </table:table-cell>
          <table:table-cell table:style-name="ce10" table:formula="of:=2*DEGREES(ASIN([.$E$2]/2/[.$B$1]*SQRT([.A18])))" office:value-type="float" office:value="4.71463839115317">
            <text:p>4,7146</text:p>
          </table:table-cell>
          <table:table-cell table:style-name="ce11" table:formula="of:=2*DEGREES(ASIN([.$F$2]/2/[.$B$1]*SQRT([.A18])))" office:value-type="float" office:value="3.92852648913852">
            <text:p>3,9285</text:p>
          </table:table-cell>
          <table:table-cell table:style-name="ce11" table:formula="of:=2*DEGREES(ASIN([.G$2]/2/[.$B$1]*SQRT([.$A18])))" office:value-type="float" office:value="3.88656378575296">
            <text:p>3,8866</text:p>
          </table:table-cell>
          <table:table-cell table:style-name="ce11" table:formula="of:=2*DEGREES(ASIN([.H$2]/2/[.$B$1]*SQRT([.$A18])))" office:value-type="float" office:value="3.92725872605712">
            <text:p>3,927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,6555</text:p>
          </table:table-cell>
          <table:table-cell table:style-name="ce3" table:formula="of:=2*DEGREES(ASIN([.$E$2]/2/[.$B$1]*SQRT([.A19])))" office:value-type="float" office:value="4.86934924167702">
            <text:p>4,8693</text:p>
          </table:table-cell>
          <table:table-cell table:style-name="ce5" table:formula="of:=2*DEGREES(ASIN([.$F$2]/2/[.$B$1]*SQRT([.A19])))" office:value-type="float" office:value="4.0574177234748">
            <text:p>4,0574</text:p>
          </table:table-cell>
          <table:table-cell table:style-name="ce5" table:formula="of:=2*DEGREES(ASIN([.G$2]/2/[.$B$1]*SQRT([.$A19])))" office:value-type="float" office:value="4.01407714855122">
            <text:p>4,0141</text:p>
          </table:table-cell>
          <table:table-cell table:style-name="ce5" table:formula="of:=2*DEGREES(ASIN([.H$2]/2/[.$B$1]*SQRT([.$A19])))" office:value-type="float" office:value="4.05610833207161">
            <text:p>4,0561</text:p>
          </table:table-cell>
          <table:table-cell table:number-columns-repeated="1016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,7680</text:p>
          </table:table-cell>
          <table:table-cell table:style-name="ce10" table:formula="of:=2*DEGREES(ASIN([.$E$2]/2/[.$B$1]*SQRT([.A20])))" office:value-type="float" office:value="5.01930479215439">
            <text:p>5,0193</text:p>
          </table:table-cell>
          <table:table-cell table:style-name="ce11" table:formula="of:=2*DEGREES(ASIN([.$F$2]/2/[.$B$1]*SQRT([.A20])))" office:value-type="float" office:value="4.18234510778719">
            <text:p>4,1823</text:p>
          </table:table-cell>
          <table:table-cell table:style-name="ce11" table:formula="of:=2*DEGREES(ASIN([.G$2]/2/[.$B$1]*SQRT([.$A20])))" office:value-type="float" office:value="4.13766893254842">
            <text:p>4,1377</text:p>
          </table:table-cell>
          <table:table-cell table:style-name="ce11" table:formula="of:=2*DEGREES(ASIN([.H$2]/2/[.$B$1]*SQRT([.$A20])))" office:value-type="float" office:value="4.1809953651134">
            <text:p>4,181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,8773</text:p>
          </table:table-cell>
          <table:table-cell table:style-name="ce10" table:formula="of:=2*DEGREES(ASIN([.$E$2]/2/[.$B$1]*SQRT([.A21])))" office:value-type="float" office:value="5.16491924979449">
            <text:p>5,1649</text:p>
          </table:table-cell>
          <table:table-cell table:style-name="ce11" table:formula="of:=2*DEGREES(ASIN([.$F$2]/2/[.$B$1]*SQRT([.A21])))" office:value-type="float" office:value="4.30365384716376">
            <text:p>4,3037</text:p>
          </table:table-cell>
          <table:table-cell table:style-name="ce11" table:formula="of:=2*DEGREES(ASIN([.G$2]/2/[.$B$1]*SQRT([.$A21])))" office:value-type="float" office:value="4.25768065848331">
            <text:p>4,2577</text:p>
          </table:table-cell>
          <table:table-cell table:style-name="ce11" table:formula="of:=2*DEGREES(ASIN([.H$2]/2/[.$B$1]*SQRT([.$A21])))" office:value-type="float" office:value="4.30226491896166">
            <text:p>4,302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,9836</text:p>
          </table:table-cell>
          <table:table-cell table:style-name="ce10" table:formula="of:=2*DEGREES(ASIN([.$E$2]/2/[.$B$1]*SQRT([.A22])))" office:value-type="float" office:value="5.30654999398663">
            <text:p>5,3065</text:p>
          </table:table-cell>
          <table:table-cell table:style-name="ce11" table:formula="of:=2*DEGREES(ASIN([.$F$2]/2/[.$B$1]*SQRT([.A22])))" office:value-type="float" office:value="4.42164178741891">
            <text:p>4,4216</text:p>
          </table:table-cell>
          <table:table-cell table:style-name="ce11" table:formula="of:=2*DEGREES(ASIN([.G$2]/2/[.$B$1]*SQRT([.$A22])))" office:value-type="float" office:value="4.37440699336409">
            <text:p>4,3744</text:p>
          </table:table-cell>
          <table:table-cell table:style-name="ce11" table:formula="of:=2*DEGREES(ASIN([.H$2]/2/[.$B$1]*SQRT([.$A22])))" office:value-type="float" office:value="4.42021474339501">
            <text:p>4,420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,0871</text:p>
          </table:table-cell>
          <table:table-cell table:style-name="ce10" table:formula="of:=2*DEGREES(ASIN([.$E$2]/2/[.$B$1]*SQRT([.A23])))" office:value-type="float" office:value="5.44450792653415">
            <text:p>5,4445</text:p>
          </table:table-cell>
          <table:table-cell table:style-name="ce11" table:formula="of:=2*DEGREES(ASIN([.$F$2]/2/[.$B$1]*SQRT([.A23])))" office:value-type="float" office:value="4.53656804065712">
            <text:p>4,5366</text:p>
          </table:table-cell>
          <table:table-cell table:style-name="ce11" table:formula="of:=2*DEGREES(ASIN([.G$2]/2/[.$B$1]*SQRT([.$A23])))" office:value-type="float" office:value="4.48810428395095">
            <text:p>4,4881</text:p>
          </table:table-cell>
          <table:table-cell table:style-name="ce11" table:formula="of:=2*DEGREES(ASIN([.H$2]/2/[.$B$1]*SQRT([.$A23])))" office:value-type="float" office:value="4.53510386697341">
            <text:p>4,535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,1881</text:p>
          </table:table-cell>
          <table:table-cell table:style-name="ce10" table:formula="of:=2*DEGREES(ASIN([.$E$2]/2/[.$B$1]*SQRT([.A24])))" office:value-type="float" office:value="5.57906551739163">
            <text:p>5,5791</text:p>
          </table:table-cell>
          <table:table-cell table:style-name="ce11" table:formula="of:=2*DEGREES(ASIN([.$F$2]/2/[.$B$1]*SQRT([.A24])))" office:value-type="float" office:value="4.64865969035713">
            <text:p>4,6487</text:p>
          </table:table-cell>
          <table:table-cell table:style-name="ce11" table:formula="of:=2*DEGREES(ASIN([.G$2]/2/[.$B$1]*SQRT([.$A24])))" office:value-type="float" office:value="4.5989971902618">
            <text:p>4,5990</text:p>
          </table:table-cell>
          <table:table-cell table:style-name="ce11" table:formula="of:=2*DEGREES(ASIN([.H$2]/2/[.$B$1]*SQRT([.$A24])))" office:value-type="float" office:value="4.64715929995983">
            <text:p>4,647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,2867</text:p>
          </table:table-cell>
          <table:table-cell table:style-name="ce10" table:formula="of:=2*DEGREES(ASIN([.$E$2]/2/[.$B$1]*SQRT([.A25])))" office:value-type="float" office:value="5.71046314362159">
            <text:p>5,7105</text:p>
          </table:table-cell>
          <table:table-cell table:style-name="ce11" table:formula="of:=2*DEGREES(ASIN([.$F$2]/2/[.$B$1]*SQRT([.A25])))" office:value-type="float" office:value="4.75811707408783">
            <text:p>4,7581</text:p>
          </table:table-cell>
          <table:table-cell table:style-name="ce11" table:formula="of:=2*DEGREES(ASIN([.G$2]/2/[.$B$1]*SQRT([.$A25])))" office:value-type="float" office:value="4.70728391189438">
            <text:p>4,7073</text:p>
          </table:table-cell>
          <table:table-cell table:style-name="ce11" table:formula="of:=2*DEGREES(ASIN([.H$2]/2/[.$B$1]*SQRT([.$A25])))" office:value-type="float" office:value="4.7565813153324">
            <text:p>4,75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,3831</text:p>
          </table:table-cell>
          <table:table-cell table:style-name="ce10" table:formula="of:=2*DEGREES(ASIN([.$E$2]/2/[.$B$1]*SQRT([.A26])))" office:value-type="float" office:value="5.83891414427812">
            <text:p>5,8389</text:p>
          </table:table-cell>
          <table:table-cell table:style-name="ce11" table:formula="of:=2*DEGREES(ASIN([.$F$2]/2/[.$B$1]*SQRT([.A26])))" office:value-type="float" office:value="4.86511799612251">
            <text:p>4,8651</text:p>
          </table:table-cell>
          <table:table-cell table:style-name="ce11" table:formula="of:=2*DEGREES(ASIN([.G$2]/2/[.$B$1]*SQRT([.$A26])))" office:value-type="float" office:value="4.81314035567082">
            <text:p>4,8131</text:p>
          </table:table-cell>
          <table:table-cell table:style-name="ce11" table:formula="of:=2*DEGREES(ASIN([.H$2]/2/[.$B$1]*SQRT([.$A26])))" office:value-type="float" office:value="4.86354766004012">
            <text:p>4,86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,4774</text:p>
          </table:table-cell>
          <table:table-cell table:style-name="ce10" table:formula="of:=2*DEGREES(ASIN([.$E$2]/2/[.$B$1]*SQRT([.A27])))" office:value-type="float" office:value="5.96460889550584">
            <text:p>5,9646</text:p>
          </table:table-cell>
          <table:table-cell table:style-name="ce11" table:formula="of:=2*DEGREES(ASIN([.$F$2]/2/[.$B$1]*SQRT([.A27])))" office:value-type="float" office:value="4.96982112353342">
            <text:p>4,9698</text:p>
          </table:table-cell>
          <table:table-cell table:style-name="ce11" table:formula="of:=2*DEGREES(ASIN([.G$2]/2/[.$B$1]*SQRT([.$A27])))" office:value-type="float" office:value="4.91672349547909">
            <text:p>4,9167</text:p>
          </table:table-cell>
          <table:table-cell table:style-name="ce11" table:formula="of:=2*DEGREES(ASIN([.H$2]/2/[.$B$1]*SQRT([.$A27])))" office:value-type="float" office:value="4.96821695000206">
            <text:p>4,968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,5698</text:p>
          </table:table-cell>
          <table:table-cell table:style-name="ce3" table:formula="of:=2*DEGREES(ASIN([.$E$2]/2/[.$B$1]*SQRT([.A28])))" office:value-type="float" office:value="6.0877181284273">
            <text:p>6,0877</text:p>
          </table:table-cell>
          <table:table-cell table:style-name="ce5" table:formula="of:=2*DEGREES(ASIN([.$F$2]/2/[.$B$1]*SQRT([.A28])))" office:value-type="float" office:value="5.07236875125021">
            <text:p>5,0724</text:p>
          </table:table-cell>
          <table:table-cell table:style-name="ce5" table:formula="of:=2*DEGREES(ASIN([.G$2]/2/[.$B$1]*SQRT([.$A28])))" office:value-type="float" office:value="5.01817410781517">
            <text:p>5,0182</text:p>
          </table:table-cell>
          <table:table-cell table:style-name="ce5" table:formula="of:=2*DEGREES(ASIN([.H$2]/2/[.$B$1]*SQRT([.$A28])))" office:value-type="float" office:value="5.0707314342742">
            <text:p>5,0707</text:p>
          </table:table-cell>
          <table:table-cell table:number-columns-repeated="1016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,6603</text:p>
          </table:table-cell>
          <table:table-cell table:style-name="ce10" table:formula="of:=2*DEGREES(ASIN([.$E$2]/2/[.$B$1]*SQRT([.A29])))" office:value-type="float" office:value="6.20839565499778">
            <text:p>6,2084</text:p>
          </table:table-cell>
          <table:table-cell table:style-name="ce11" table:formula="of:=2*DEGREES(ASIN([.$F$2]/2/[.$B$1]*SQRT([.A29])))" office:value-type="float" office:value="5.17288907373628">
            <text:p>5,1729</text:p>
          </table:table-cell>
          <table:table-cell table:style-name="ce11" table:formula="of:=2*DEGREES(ASIN([.G$2]/2/[.$B$1]*SQRT([.$A29])))" office:value-type="float" office:value="5.11761901920992">
            <text:p>5,1176</text:p>
          </table:table-cell>
          <table:table-cell table:style-name="ce11" table:formula="of:=2*DEGREES(ASIN([.H$2]/2/[.$B$1]*SQRT([.$A29])))" office:value-type="float" office:value="5.17121926599307">
            <text:p>5,171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,7491</text:p>
          </table:table-cell>
          <table:table-cell table:style-name="ce10" table:formula="of:=2*DEGREES(ASIN([.$E$2]/2/[.$B$1]*SQRT([.A30])))" office:value-type="float" office:value="6.32678062603968">
            <text:p>6,3268</text:p>
          </table:table-cell>
          <table:table-cell table:style-name="ce11" table:formula="of:=2*DEGREES(ASIN([.$F$2]/2/[.$B$1]*SQRT([.A30])))" office:value-type="float" office:value="5.27149806679708">
            <text:p>5,2715</text:p>
          </table:table-cell>
          <table:table-cell table:style-name="ce11" table:formula="of:=2*DEGREES(ASIN([.G$2]/2/[.$B$1]*SQRT([.$A30])))" office:value-type="float" office:value="5.21517296794992">
            <text:p>5,2152</text:p>
          </table:table-cell>
          <table:table-cell table:style-name="ce11" table:formula="of:=2*DEGREES(ASIN([.H$2]/2/[.$B$1]*SQRT([.$A30])))" office:value-type="float" office:value="5.26979638357721">
            <text:p>5,269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,8363</text:p>
          </table:table-cell>
          <table:table-cell table:style-name="ce10" table:formula="of:=2*DEGREES(ASIN([.$E$2]/2/[.$B$1]*SQRT([.A31])))" office:value-type="float" office:value="6.44299941599719">
            <text:p>6,4430</text:p>
          </table:table-cell>
          <table:table-cell table:style-name="ce11" table:formula="of:=2*DEGREES(ASIN([.$F$2]/2/[.$B$1]*SQRT([.A31])))" office:value-type="float" office:value="5.36830105830711">
            <text:p>5,3683</text:p>
          </table:table-cell>
          <table:table-cell table:style-name="ce11" table:formula="of:=2*DEGREES(ASIN([.G$2]/2/[.$B$1]*SQRT([.$A31])))" office:value-type="float" office:value="5.31094015803787">
            <text:p>5,3109</text:p>
          </table:table-cell>
          <table:table-cell table:style-name="ce11" table:formula="of:=2*DEGREES(ASIN([.H$2]/2/[.$B$1]*SQRT([.$A31])))" office:value-type="float" office:value="5.36656808094766">
            <text:p>5,36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x" table:style-name="ta1">
        <table:table-column table:style-name="co1" table:number-columns-repeated="8" table:default-cell-style-name="ce7"/>
        <table:table-column table:style-name="co1" table:default-cell-style-name="Default"/>
        <table:table-row table:style-name="ro1">
          <table:table-cell office:value-type="string">
            <text:p>chromium oxide</text:p>
          </table:table-cell>
          <table:table-cell office:value-type="float" office:value="58.38">
            <text:p>58,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,1295118849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,931</text:p>
          </table:table-cell>
          <table:table-cell table:formula="of:=12.4/[.E1]" office:value-type="float" office:value="1.24">
            <text:p>1,24</text:p>
          </table:table-cell>
          <table:table-cell table:style-name="ce3" table:formula="of:=12.4/[.F1]" office:value-type="float" office:value="1.03333333333333">
            <text:p>1,0333</text:p>
          </table:table-cell>
          <table:table-cell table:style-name="ce3" office:value-type="float" office:value="1.0223">
            <text:p>1,0223</text:p>
          </table:table-cell>
          <table:table-cell table:style-name="ce3" office:value-type="float" office:value="1.033">
            <text:p>1,0330</text:p>
          </table:table-cell>
          <table:table-cell office:value-type="float" office:value="1.07188">
            <text:p>1,07188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3,645</text:p>
          </table:table-cell>
          <table:table-cell table:number-columns-repeated="2"/>
          <table:table-cell table:style-name="ce19" table:formula="of:=2*DEGREES(ASIN([.D$2]/[.$A4]/2))" office:value-type="float" office:value="14.674470368202">
            <text:p>14,674470368202</text:p>
          </table:table-cell>
          <table:table-cell table:style-name="ce19" table:formula="of:=2*DEGREES(ASIN([.E$2]/[.$A4]/2))" office:value-type="float" office:value="19.586804041183">
            <text:p>19,586804041183</text:p>
          </table:table-cell>
          <table:table-cell table:style-name="ce19" table:formula="of:=2*DEGREES(ASIN([.F$2]/[.$A4]/2))" office:value-type="float" office:value="16.2978640042491">
            <text:p>16,2978640042491</text:p>
          </table:table-cell>
          <table:table-cell table:style-name="ce19" table:formula="of:=2*DEGREES(ASIN([.G$2]/[.$A4]/2))" office:value-type="float" office:value="16.1226810479171">
            <text:p>16,1226810479171</text:p>
          </table:table-cell>
          <table:table-cell table:style-name="ce19" table:formula="of:=2*DEGREES(ASIN([.H$2]/[.$A4]/2))" office:value-type="float" office:value="16.2925709080821">
            <text:p>16,2925709080821</text:p>
          </table:table-cell>
          <table:table-cell table:style-name="ce19" table:formula="of:=2*DEGREES(ASIN([.I$2]/[.$A4]/2))" office:value-type="float" office:value="16.9101968504783">
            <text:p>16,9101968504783</text:p>
          </table:table-cell>
        </table:table-row>
        <table:table-row table:style-name="ro1">
          <table:table-cell table:style-name="ce18" office:value-type="string">
            <text:p>2,672</text:p>
          </table:table-cell>
          <table:table-cell table:number-columns-repeated="2"/>
          <table:table-cell table:style-name="ce19" table:formula="of:=2*DEGREES(ASIN([.D$2]/[.$A5]/2))" office:value-type="float" office:value="20.0658504020665">
            <text:p>20,0658504020665</text:p>
          </table:table-cell>
          <table:table-cell table:style-name="ce19" table:formula="of:=2*DEGREES(ASIN([.E$2]/[.$A5]/2))" office:value-type="float" office:value="26.8339300747333">
            <text:p>26,8339300747333</text:p>
          </table:table-cell>
          <table:table-cell table:style-name="ce19" table:formula="of:=2*DEGREES(ASIN([.F$2]/[.$A5]/2))" office:value-type="float" office:value="22.2982528425428">
            <text:p>22,2982528425428</text:p>
          </table:table-cell>
          <table:table-cell table:style-name="ce19" table:formula="of:=2*DEGREES(ASIN([.G$2]/[.$A5]/2))" office:value-type="float" office:value="22.0571635741942">
            <text:p>22,0571635741942</text:p>
          </table:table-cell>
          <table:table-cell table:style-name="ce19" table:formula="of:=2*DEGREES(ASIN([.H$2]/[.$A5]/2))" office:value-type="float" office:value="22.2909677197963">
            <text:p>22,2909677197963</text:p>
          </table:table-cell>
          <table:table-cell table:style-name="ce19" table:formula="of:=2*DEGREES(ASIN([.I$2]/[.$A5]/2))" office:value-type="float" office:value="23.141328539391">
            <text:p>23,141328539391</text:p>
          </table:table-cell>
        </table:table-row>
        <table:table-row table:style-name="ro1">
          <table:table-cell table:style-name="ce18" office:value-type="string">
            <text:p>2,487</text:p>
          </table:table-cell>
          <table:table-cell table:number-columns-repeated="2"/>
          <table:table-cell table:style-name="ce19" table:formula="of:=2*DEGREES(ASIN([.D$2]/[.$A6]/2))" office:value-type="float" office:value="21.5757340830969">
            <text:p>21,5757340830969</text:p>
          </table:table-cell>
          <table:table-cell table:style-name="ce19" table:formula="of:=2*DEGREES(ASIN([.E$2]/[.$A6]/2))" office:value-type="float" office:value="28.8717543744388">
            <text:p>28,8717543744388</text:p>
          </table:table-cell>
          <table:table-cell table:style-name="ce19" table:formula="of:=2*DEGREES(ASIN([.F$2]/[.$A6]/2))" office:value-type="float" office:value="23.9807007895261">
            <text:p>23,9807007895261</text:p>
          </table:table-cell>
          <table:table-cell table:style-name="ce19" table:formula="of:=2*DEGREES(ASIN([.G$2]/[.$A6]/2))" office:value-type="float" office:value="23.7209065716293">
            <text:p>23,7209065716293</text:p>
          </table:table-cell>
          <table:table-cell table:style-name="ce19" table:formula="of:=2*DEGREES(ASIN([.H$2]/[.$A6]/2))" office:value-type="float" office:value="23.972850195875">
            <text:p>23,972850195875</text:p>
          </table:table-cell>
          <table:table-cell table:style-name="ce19" table:formula="of:=2*DEGREES(ASIN([.I$2]/[.$A6]/2))" office:value-type="float" office:value="24.8893246290169">
            <text:p>24,8893246290169</text:p>
          </table:table-cell>
        </table:table-row>
        <table:table-row table:style-name="ro1">
          <table:table-cell table:style-name="ce18" office:value-type="string">
            <text:p>2,181</text:p>
          </table:table-cell>
          <table:table-cell table:number-columns-repeated="2"/>
          <table:table-cell table:style-name="ce19" table:formula="of:=2*DEGREES(ASIN([.D$2]/[.$A7]/2))" office:value-type="float" office:value="24.6473634464191">
            <text:p>24,6473634464191</text:p>
          </table:table-cell>
          <table:table-cell table:style-name="ce19" table:formula="of:=2*DEGREES(ASIN([.E$2]/[.$A7]/2))" office:value-type="float" office:value="33.0308265886208">
            <text:p>33,0308265886208</text:p>
          </table:table-cell>
          <table:table-cell table:style-name="ce19" table:formula="of:=2*DEGREES(ASIN([.F$2]/[.$A7]/2))" office:value-type="float" office:value="27.4066339772091">
            <text:p>27,4066339772091</text:p>
          </table:table-cell>
          <table:table-cell table:style-name="ce19" table:formula="of:=2*DEGREES(ASIN([.G$2]/[.$A7]/2))" office:value-type="float" office:value="27.1083858146948">
            <text:p>27,1083858146948</text:p>
          </table:table-cell>
          <table:table-cell table:style-name="ce19" table:formula="of:=2*DEGREES(ASIN([.H$2]/[.$A7]/2))" office:value-type="float" office:value="27.3976206961251">
            <text:p>27,3976206961251</text:p>
          </table:table-cell>
          <table:table-cell table:style-name="ce19" table:formula="of:=2*DEGREES(ASIN([.I$2]/[.$A7]/2))" office:value-type="float" office:value="28.450112667747">
            <text:p>28,450112667747</text:p>
          </table:table-cell>
        </table:table-row>
        <table:table-row table:style-name="ro1">
          <table:table-cell table:style-name="ce18" office:value-type="string">
            <text:p>1,819</text:p>
          </table:table-cell>
          <table:table-cell table:number-columns-repeated="2"/>
          <table:table-cell table:style-name="ce19" table:formula="of:=2*DEGREES(ASIN([.D$2]/[.$A8]/2))" office:value-type="float" office:value="29.6550083170327">
            <text:p>29,6550083170327</text:p>
          </table:table-cell>
          <table:table-cell table:style-name="ce19" table:formula="of:=2*DEGREES(ASIN([.E$2]/[.$A8]/2))" office:value-type="float" office:value="39.8569261234498">
            <text:p>39,8569261234498</text:p>
          </table:table-cell>
          <table:table-cell table:style-name="ce19" table:formula="of:=2*DEGREES(ASIN([.F$2]/[.$A8]/2))" office:value-type="float" office:value="33.0028091045258">
            <text:p>33,0028091045258</text:p>
          </table:table-cell>
          <table:table-cell table:style-name="ce19" table:formula="of:=2*DEGREES(ASIN([.G$2]/[.$A8]/2))" office:value-type="float" office:value="32.6405158451363">
            <text:p>32,6405158451363</text:p>
          </table:table-cell>
          <table:table-cell table:style-name="ce19" table:formula="of:=2*DEGREES(ASIN([.H$2]/[.$A8]/2))" office:value-type="float" office:value="32.9918587363442">
            <text:p>32,9918587363442</text:p>
          </table:table-cell>
          <table:table-cell table:style-name="ce19" table:formula="of:=2*DEGREES(ASIN([.I$2]/[.$A8]/2))" office:value-type="float" office:value="34.2712331335033">
            <text:p>34,2712331335033</text:p>
          </table:table-cell>
        </table:table-row>
        <table:table-row table:style-name="ro1">
          <table:table-cell table:style-name="ce18" office:value-type="string">
            <text:p>1,676</text:p>
          </table:table-cell>
          <table:table-cell table:number-columns-repeated="2"/>
          <table:table-cell table:style-name="ce19" table:formula="of:=2*DEGREES(ASIN([.D$2]/[.$A9]/2))" office:value-type="float" office:value="32.2512863881907">
            <text:p>32,2512863881907</text:p>
          </table:table-cell>
          <table:table-cell table:style-name="ce19" table:formula="of:=2*DEGREES(ASIN([.E$2]/[.$A9]/2))" office:value-type="float" office:value="43.422403307218">
            <text:p>43,422403307218</text:p>
          </table:table-cell>
          <table:table-cell table:style-name="ce19" table:formula="of:=2*DEGREES(ASIN([.F$2]/[.$A9]/2))" office:value-type="float" office:value="35.9104488701625">
            <text:p>35,9104488701625</text:p>
          </table:table-cell>
          <table:table-cell table:style-name="ce19" table:formula="of:=2*DEGREES(ASIN([.G$2]/[.$A9]/2))" office:value-type="float" office:value="35.5141740352794">
            <text:p>35,5141740352794</text:p>
          </table:table-cell>
          <table:table-cell table:style-name="ce19" table:formula="of:=2*DEGREES(ASIN([.H$2]/[.$A9]/2))" office:value-type="float" office:value="35.8984703393559">
            <text:p>35,8984703393559</text:p>
          </table:table-cell>
          <table:table-cell table:style-name="ce19" table:formula="of:=2*DEGREES(ASIN([.I$2]/[.$A9]/2))" office:value-type="float" office:value="37.2984275100586">
            <text:p>37,2984275100586</text:p>
          </table:table-cell>
        </table:table-row>
        <table:table-row table:style-name="ro1">
          <table:table-cell table:style-name="ce18" office:value-type="string">
            <text:p>1,467</text:p>
          </table:table-cell>
          <table:table-cell table:number-columns-repeated="2"/>
          <table:table-cell table:style-name="ce19" table:formula="of:=2*DEGREES(ASIN([.D$2]/[.$A10]/2))" office:value-type="float" office:value="37.0011588615494">
            <text:p>37,0011588615494</text:p>
          </table:table-cell>
          <table:table-cell table:style-name="ce19" table:formula="of:=2*DEGREES(ASIN([.E$2]/[.$A10]/2))" office:value-type="float" office:value="50.001638441616">
            <text:p>50,001638441616</text:p>
          </table:table-cell>
          <table:table-cell table:style-name="ce19" table:formula="of:=2*DEGREES(ASIN([.F$2]/[.$A10]/2))" office:value-type="float" office:value="41.2429764256942">
            <text:p>41,2429764256942</text:p>
          </table:table-cell>
          <table:table-cell table:style-name="ce19" table:formula="of:=2*DEGREES(ASIN([.G$2]/[.$A10]/2))" office:value-type="float" office:value="40.7828997041006">
            <text:p>40,7828997041006</text:p>
          </table:table-cell>
          <table:table-cell table:style-name="ce19" table:formula="of:=2*DEGREES(ASIN([.H$2]/[.$A10]/2))" office:value-type="float" office:value="41.229066681891">
            <text:p>41,229066681891</text:p>
          </table:table-cell>
          <table:table-cell table:style-name="ce19" table:formula="of:=2*DEGREES(ASIN([.I$2]/[.$A10]/2))" office:value-type="float" office:value="42.8558604316032">
            <text:p>42,8558604316032</text:p>
          </table:table-cell>
        </table:table-row>
        <table:table-row table:style-name="ro1">
          <table:table-cell table:style-name="ce18" office:value-type="string">
            <text:p>1,433</text:p>
          </table:table-cell>
          <table:table-cell table:number-columns-repeated="2"/>
          <table:table-cell table:style-name="ce19" table:formula="of:=2*DEGREES(ASIN([.D$2]/[.$A11]/2))" office:value-type="float" office:value="37.9121253247392">
            <text:p>37,9121253247392</text:p>
          </table:table-cell>
          <table:table-cell table:style-name="ce19" table:formula="of:=2*DEGREES(ASIN([.E$2]/[.$A11]/2))" office:value-type="float" office:value="51.2728206183831">
            <text:p>51,2728206183831</text:p>
          </table:table-cell>
          <table:table-cell table:style-name="ce19" table:formula="of:=2*DEGREES(ASIN([.F$2]/[.$A11]/2))" office:value-type="float" office:value="42.2678273153239">
            <text:p>42,2678273153239</text:p>
          </table:table-cell>
          <table:table-cell table:style-name="ce19" table:formula="of:=2*DEGREES(ASIN([.G$2]/[.$A11]/2))" office:value-type="float" office:value="41.7952448002338">
            <text:p>41,7952448002338</text:p>
          </table:table-cell>
          <table:table-cell table:style-name="ce19" table:formula="of:=2*DEGREES(ASIN([.H$2]/[.$A11]/2))" office:value-type="float" office:value="42.2535389025856">
            <text:p>42,2535389025856</text:p>
          </table:table-cell>
          <table:table-cell table:style-name="ce19" table:formula="of:=2*DEGREES(ASIN([.I$2]/[.$A11]/2))" office:value-type="float" office:value="43.9248679799173">
            <text:p>43,9248679799173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28/09/2012</text:date>, <text:time>23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editing-duration>P2DT6H47M8S</meta:editing-duration>
    <meta:generator>LibreOffice/3.4$Unix LibreOffice_project/340m1$Build-502</meta:generator>
    <meta:creation-date>2011-11-29T18:13:11</meta:creation-date>
    <dc:date>2012-09-28T23:30:49</dc:date>
    <meta:document-statistic meta:table-count="5" meta:cell-count="1365" meta:object-count="0"/>
  </office:meta>
</office:document-meta>
</file>